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Current" table:style-name="ta1">
        <table:shapes>
          <draw:frame draw:z-index="0" draw:style-name="gr1" draw:text-style-name="P1" svg:width="19.3354in" svg:height="11.6862in" svg:x="2.1724in" svg:y="351.8575in">
            <draw:object draw:notify-on-update-of-ranges="rawCurrent.A1:rawCurrent.A500 rawCurrent.B1:rawCurrent.B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 1+[.A1]" office:value-type="float" office:value="2" calcext:value-type="float">
            <text:p>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]" office:value-type="float" office:value="3" calcext:value-type="float">
            <text:p>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]" office:value-type="float" office:value="4" calcext:value-type="float">
            <text:p>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]" office:value-type="float" office:value="5" calcext:value-type="float">
            <text:p>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5]" office:value-type="float" office:value="6" calcext:value-type="float">
            <text:p>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]" office:value-type="float" office:value="7" calcext:value-type="float">
            <text:p>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]" office:value-type="float" office:value="8" calcext:value-type="float">
            <text:p>8</text:p>
          </table:table-cell>
          <table:table-cell office:value-type="float" office:value="-157" calcext:value-type="float">
            <text:p>-157</text:p>
          </table:table-cell>
        </table:table-row>
        <table:table-row table:style-name="ro1">
          <table:table-cell table:formula="of:= 1+[.A8]" office:value-type="float" office:value="9" calcext:value-type="float">
            <text:p>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]" office:value-type="float" office:value="10" calcext:value-type="float">
            <text:p>1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]" office:value-type="float" office:value="11" calcext:value-type="float">
            <text:p>1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]" office:value-type="float" office:value="12" calcext:value-type="float">
            <text:p>1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]" office:value-type="float" office:value="13" calcext:value-type="float">
            <text:p>1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]" office:value-type="float" office:value="14" calcext:value-type="float">
            <text:p>1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]" office:value-type="float" office:value="15" calcext:value-type="float">
            <text:p>1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]" office:value-type="float" office:value="16" calcext:value-type="float">
            <text:p>1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]" office:value-type="float" office:value="17" calcext:value-type="float">
            <text:p>1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]" office:value-type="float" office:value="18" calcext:value-type="float">
            <text:p>1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]" office:value-type="float" office:value="19" calcext:value-type="float">
            <text:p>1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9]" office:value-type="float" office:value="20" calcext:value-type="float">
            <text:p>20</text:p>
          </table:table-cell>
          <table:table-cell office:value-type="float" office:value="-714" calcext:value-type="float">
            <text:p>-714</text:p>
          </table:table-cell>
        </table:table-row>
        <table:table-row table:style-name="ro1">
          <table:table-cell table:formula="of:= 1+[.A20]" office:value-type="float" office:value="21" calcext:value-type="float">
            <text:p>2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1]" office:value-type="float" office:value="22" calcext:value-type="float">
            <text:p>2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2]" office:value-type="float" office:value="23" calcext:value-type="float">
            <text:p>2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3]" office:value-type="float" office:value="24" calcext:value-type="float">
            <text:p>2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4]" office:value-type="float" office:value="25" calcext:value-type="float">
            <text:p>2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5]" office:value-type="float" office:value="26" calcext:value-type="float">
            <text:p>2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6]" office:value-type="float" office:value="27" calcext:value-type="float">
            <text:p>2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7]" office:value-type="float" office:value="28" calcext:value-type="float">
            <text:p>2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8]" office:value-type="float" office:value="29" calcext:value-type="float">
            <text:p>2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9]" office:value-type="float" office:value="30" calcext:value-type="float">
            <text:p>3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0]" office:value-type="float" office:value="31" calcext:value-type="float">
            <text:p>3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1]" office:value-type="float" office:value="32" calcext:value-type="float">
            <text:p>3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table:formula="of:= 1+[.A32]" office:value-type="float" office:value="33" calcext:value-type="float">
            <text:p>3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3]" office:value-type="float" office:value="34" calcext:value-type="float">
            <text:p>3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4]" office:value-type="float" office:value="35" calcext:value-type="float">
            <text:p>3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5]" office:value-type="float" office:value="36" calcext:value-type="float">
            <text:p>3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6]" office:value-type="float" office:value="37" calcext:value-type="float">
            <text:p>3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7]" office:value-type="float" office:value="38" calcext:value-type="float">
            <text:p>3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formula="of:= 1+[.A38]" office:value-type="float" office:value="39" calcext:value-type="float">
            <text:p>3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9]" office:value-type="float" office:value="40" calcext:value-type="float">
            <text:p>4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0]" office:value-type="float" office:value="41" calcext:value-type="float">
            <text:p>4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1]" office:value-type="float" office:value="42" calcext:value-type="float">
            <text:p>4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2]" office:value-type="float" office:value="43" calcext:value-type="float">
            <text:p>43</text:p>
          </table:table-cell>
          <table:table-cell office:value-type="float" office:value="-852" calcext:value-type="float">
            <text:p>-852</text:p>
          </table:table-cell>
        </table:table-row>
        <table:table-row table:style-name="ro1">
          <table:table-cell table:formula="of:= 1+[.A43]" office:value-type="float" office:value="44" calcext:value-type="float">
            <text:p>44</text:p>
          </table:table-cell>
          <table:table-cell office:value-type="float" office:value="-608" calcext:value-type="float">
            <text:p>-608</text:p>
          </table:table-cell>
        </table:table-row>
        <table:table-row table:style-name="ro1">
          <table:table-cell table:formula="of:= 1+[.A44]" office:value-type="float" office:value="45" calcext:value-type="float">
            <text:p>4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5]" office:value-type="float" office:value="46" calcext:value-type="float">
            <text:p>4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46]" office:value-type="float" office:value="47" calcext:value-type="float">
            <text:p>4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 1+[.A47]" office:value-type="float" office:value="48" calcext:value-type="float">
            <text:p>4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8]" office:value-type="float" office:value="49" calcext:value-type="float">
            <text:p>4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9]" office:value-type="float" office:value="50" calcext:value-type="float">
            <text:p>5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0]" office:value-type="float" office:value="51" calcext:value-type="float">
            <text:p>5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1]" office:value-type="float" office:value="52" calcext:value-type="float">
            <text:p>5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52]" office:value-type="float" office:value="53" calcext:value-type="float">
            <text:p>53</text:p>
          </table:table-cell>
          <table:table-cell office:value-type="float" office:value="-303" calcext:value-type="float">
            <text:p>-303</text:p>
          </table:table-cell>
        </table:table-row>
        <table:table-row table:style-name="ro1">
          <table:table-cell table:formula="of:= 1+[.A53]" office:value-type="float" office:value="54" calcext:value-type="float">
            <text:p>5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54]" office:value-type="float" office:value="55" calcext:value-type="float">
            <text:p>5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5]" office:value-type="float" office:value="56" calcext:value-type="float">
            <text:p>5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6]" office:value-type="float" office:value="57" calcext:value-type="float">
            <text:p>5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7]" office:value-type="float" office:value="58" calcext:value-type="float">
            <text:p>5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8]" office:value-type="float" office:value="59" calcext:value-type="float">
            <text:p>5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9]" office:value-type="float" office:value="60" calcext:value-type="float">
            <text:p>6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0]" office:value-type="float" office:value="61" calcext:value-type="float">
            <text:p>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1]" office:value-type="float" office:value="62" calcext:value-type="float">
            <text:p>6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2]" office:value-type="float" office:value="63" calcext:value-type="float">
            <text:p>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3]" office:value-type="float" office:value="64" calcext:value-type="float">
            <text:p>6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4]" office:value-type="float" office:value="65" calcext:value-type="float">
            <text:p>65</text:p>
          </table:table-cell>
          <table:table-cell office:value-type="float" office:value="-703" calcext:value-type="float">
            <text:p>-703</text:p>
          </table:table-cell>
        </table:table-row>
        <table:table-row table:style-name="ro1">
          <table:table-cell table:formula="of:= 1+[.A65]" office:value-type="float" office:value="66" calcext:value-type="float">
            <text:p>6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6]" office:value-type="float" office:value="67" calcext:value-type="float">
            <text:p>67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table:formula="of:= 1+[.A67]" office:value-type="float" office:value="68" calcext:value-type="float">
            <text:p>6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8]" office:value-type="float" office:value="69" calcext:value-type="float">
            <text:p>6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9]" office:value-type="float" office:value="70" calcext:value-type="float">
            <text:p>7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0]" office:value-type="float" office:value="71" calcext:value-type="float">
            <text:p>7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1]" office:value-type="float" office:value="72" calcext:value-type="float">
            <text:p>7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2]" office:value-type="float" office:value="73" calcext:value-type="float">
            <text:p>7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3]" office:value-type="float" office:value="74" calcext:value-type="float">
            <text:p>7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4]" office:value-type="float" office:value="75" calcext:value-type="float">
            <text:p>7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5]" office:value-type="float" office:value="76" calcext:value-type="float">
            <text:p>7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formula="of:= 1+[.A76]" office:value-type="float" office:value="77" calcext:value-type="float">
            <text:p>7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7]" office:value-type="float" office:value="78" calcext:value-type="float">
            <text:p>7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8]" office:value-type="float" office:value="79" calcext:value-type="float">
            <text:p>7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9]" office:value-type="float" office:value="80" calcext:value-type="float">
            <text:p>8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0]" office:value-type="float" office:value="81" calcext:value-type="float">
            <text:p>8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1]" office:value-type="float" office:value="82" calcext:value-type="float">
            <text:p>8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2]" office:value-type="float" office:value="83" calcext:value-type="float">
            <text:p>83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table:formula="of:= 1+[.A83]" office:value-type="float" office:value="84" calcext:value-type="float">
            <text:p>8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84]" office:value-type="float" office:value="85" calcext:value-type="float">
            <text:p>85</text:p>
          </table:table-cell>
          <table:table-cell office:value-type="float" office:value="-1376" calcext:value-type="float">
            <text:p>-1376</text:p>
          </table:table-cell>
        </table:table-row>
        <table:table-row table:style-name="ro1">
          <table:table-cell table:formula="of:= 1+[.A85]" office:value-type="float" office:value="86" calcext:value-type="float">
            <text:p>8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86]" office:value-type="float" office:value="87" calcext:value-type="float">
            <text:p>8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7]" office:value-type="float" office:value="88" calcext:value-type="float">
            <text:p>8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8]" office:value-type="float" office:value="89" calcext:value-type="float">
            <text:p>8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table:formula="of:= 1+[.A89]" office:value-type="float" office:value="90" calcext:value-type="float">
            <text:p>9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0]" office:value-type="float" office:value="91" calcext:value-type="float">
            <text:p>91</text:p>
          </table:table-cell>
          <table:table-cell office:value-type="float" office:value="-1015" calcext:value-type="float">
            <text:p>-1015</text:p>
          </table:table-cell>
        </table:table-row>
        <table:table-row table:style-name="ro1">
          <table:table-cell table:formula="of:= 1+[.A91]" office:value-type="float" office:value="92" calcext:value-type="float">
            <text:p>9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2]" office:value-type="float" office:value="93" calcext:value-type="float">
            <text:p>9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3]" office:value-type="float" office:value="94" calcext:value-type="float">
            <text:p>9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4]" office:value-type="float" office:value="95" calcext:value-type="float">
            <text:p>9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5]" office:value-type="float" office:value="96" calcext:value-type="float">
            <text:p>9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6]" office:value-type="float" office:value="97" calcext:value-type="float">
            <text:p>97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table:formula="of:= 1+[.A97]" office:value-type="float" office:value="98" calcext:value-type="float">
            <text:p>9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8]" office:value-type="float" office:value="99" calcext:value-type="float">
            <text:p>99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table:formula="of:= 1+[.A99]"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0]" office:value-type="float" office:value="101" calcext:value-type="float">
            <text:p>10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1]" office:value-type="float" office:value="102" calcext:value-type="float">
            <text:p>10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2]" office:value-type="float" office:value="103" calcext:value-type="float">
            <text:p>10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3]" office:value-type="float" office:value="104" calcext:value-type="float">
            <text:p>10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4]" office:value-type="float" office:value="105" calcext:value-type="float">
            <text:p>10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5]" office:value-type="float" office:value="106" calcext:value-type="float">
            <text:p>10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6]" office:value-type="float" office:value="107" calcext:value-type="float">
            <text:p>10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7]" office:value-type="float" office:value="108" calcext:value-type="float">
            <text:p>10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8]" office:value-type="float" office:value="109" calcext:value-type="float">
            <text:p>109</text:p>
          </table:table-cell>
          <table:table-cell office:value-type="float" office:value="-366" calcext:value-type="float">
            <text:p>-366</text:p>
          </table:table-cell>
        </table:table-row>
        <table:table-row table:style-name="ro1">
          <table:table-cell table:formula="of:= 1+[.A109]" office:value-type="float" office:value="110" calcext:value-type="float">
            <text:p>11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10]" office:value-type="float" office:value="111" calcext:value-type="float">
            <text:p>11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1]" office:value-type="float" office:value="112" calcext:value-type="float">
            <text:p>112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table:formula="of:= 1+[.A112]" office:value-type="float" office:value="113" calcext:value-type="float">
            <text:p>11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13]" office:value-type="float" office:value="114" calcext:value-type="float">
            <text:p>11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4]" office:value-type="float" office:value="115" calcext:value-type="float">
            <text:p>11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15]" office:value-type="float" office:value="116" calcext:value-type="float">
            <text:p>11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6]" office:value-type="float" office:value="117" calcext:value-type="float">
            <text:p>11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7]" office:value-type="float" office:value="118" calcext:value-type="float">
            <text:p>11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8]" office:value-type="float" office:value="119" calcext:value-type="float">
            <text:p>11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19]" office:value-type="float" office:value="120" calcext:value-type="float">
            <text:p>12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table:formula="of:= 1+[.A120]" office:value-type="float" office:value="121" calcext:value-type="float">
            <text:p>12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1]" office:value-type="float" office:value="122" calcext:value-type="float">
            <text:p>12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2]" office:value-type="float" office:value="123" calcext:value-type="float">
            <text:p>12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3]" office:value-type="float" office:value="124" calcext:value-type="float">
            <text:p>12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4]" office:value-type="float" office:value="125" calcext:value-type="float">
            <text:p>12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5]" office:value-type="float" office:value="126" calcext:value-type="float">
            <text:p>126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table:formula="of:= 1+[.A126]" office:value-type="float" office:value="127" calcext:value-type="float">
            <text:p>12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7]" office:value-type="float" office:value="128" calcext:value-type="float">
            <text:p>12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8]" office:value-type="float" office:value="129" calcext:value-type="float">
            <text:p>12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9]" office:value-type="float" office:value="130" calcext:value-type="float">
            <text:p>13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formula="of:= 1+[.A130]" office:value-type="float" office:value="131" calcext:value-type="float">
            <text:p>13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31]" office:value-type="float" office:value="132" calcext:value-type="float">
            <text:p>13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2]" office:value-type="float" office:value="133" calcext:value-type="float">
            <text:p>13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3]" office:value-type="float" office:value="134" calcext:value-type="float">
            <text:p>13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4]" office:value-type="float" office:value="135" calcext:value-type="float">
            <text:p>13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5]"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 1+[.A136]" office:value-type="float" office:value="137" calcext:value-type="float">
            <text:p>137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table:formula="of:= 1+[.A137]" office:value-type="float" office:value="138" calcext:value-type="float">
            <text:p>13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8]" office:value-type="float" office:value="139" calcext:value-type="float">
            <text:p>13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9]" office:value-type="float" office:value="140" calcext:value-type="float">
            <text:p>14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0]" office:value-type="float" office:value="141" calcext:value-type="float">
            <text:p>14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1]" office:value-type="float" office:value="142" calcext:value-type="float">
            <text:p>14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2]" office:value-type="float" office:value="143" calcext:value-type="float">
            <text:p>14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3]" office:value-type="float" office:value="144" calcext:value-type="float">
            <text:p>14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4]" office:value-type="float" office:value="145" calcext:value-type="float">
            <text:p>14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5]" office:value-type="float" office:value="146" calcext:value-type="float">
            <text:p>14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6]" office:value-type="float" office:value="147" calcext:value-type="float">
            <text:p>147</text:p>
          </table:table-cell>
          <table:table-cell office:value-type="float" office:value="-187" calcext:value-type="float">
            <text:p>-187</text:p>
          </table:table-cell>
        </table:table-row>
        <table:table-row table:style-name="ro1">
          <table:table-cell table:formula="of:= 1+[.A147]" office:value-type="float" office:value="148" calcext:value-type="float">
            <text:p>148</text:p>
          </table:table-cell>
          <table:table-cell office:value-type="float" office:value="-2046" calcext:value-type="float">
            <text:p>-2046</text:p>
          </table:table-cell>
        </table:table-row>
        <table:table-row table:style-name="ro1">
          <table:table-cell table:formula="of:= 1+[.A148]" office:value-type="float" office:value="149" calcext:value-type="float">
            <text:p>149</text:p>
          </table:table-cell>
          <table:table-cell office:value-type="float" office:value="-399" calcext:value-type="float">
            <text:p>-399</text:p>
          </table:table-cell>
        </table:table-row>
        <table:table-row table:style-name="ro1">
          <table:table-cell table:formula="of:= 1+[.A149]" office:value-type="float" office:value="150" calcext:value-type="float">
            <text:p>15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0]" office:value-type="float" office:value="151" calcext:value-type="float">
            <text:p>15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1]" office:value-type="float" office:value="152" calcext:value-type="float">
            <text:p>15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2]" office:value-type="float" office:value="153" calcext:value-type="float">
            <text:p>15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3]" office:value-type="float" office:value="154" calcext:value-type="float">
            <text:p>154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table:formula="of:= 1+[.A154]" office:value-type="float" office:value="155" calcext:value-type="float">
            <text:p>155</text:p>
          </table:table-cell>
          <table:table-cell office:value-type="float" office:value="-2046" calcext:value-type="float">
            <text:p>-2046</text:p>
          </table:table-cell>
        </table:table-row>
        <table:table-row table:style-name="ro1">
          <table:table-cell table:formula="of:= 1+[.A155]" office:value-type="float" office:value="156" calcext:value-type="float">
            <text:p>156</text:p>
          </table:table-cell>
          <table:table-cell office:value-type="float" office:value="-2020" calcext:value-type="float">
            <text:p>-2020</text:p>
          </table:table-cell>
        </table:table-row>
        <table:table-row table:style-name="ro1">
          <table:table-cell table:formula="of:= 1+[.A156]" office:value-type="float" office:value="157" calcext:value-type="float">
            <text:p>15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7]" office:value-type="float" office:value="158" calcext:value-type="float">
            <text:p>15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8]" office:value-type="float" office:value="159" calcext:value-type="float">
            <text:p>15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9]" office:value-type="float" office:value="160" calcext:value-type="float">
            <text:p>16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table:formula="of:= 1+[.A160]" office:value-type="float" office:value="161" calcext:value-type="float">
            <text:p>16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1]" office:value-type="float" office:value="162" calcext:value-type="float">
            <text:p>162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table:formula="of:= 1+[.A162]" office:value-type="float" office:value="163" calcext:value-type="float">
            <text:p>1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3]" office:value-type="float" office:value="164" calcext:value-type="float">
            <text:p>1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4]" office:value-type="float" office:value="165" calcext:value-type="float">
            <text:p>16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5]" office:value-type="float" office:value="166" calcext:value-type="float">
            <text:p>1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6]" office:value-type="float" office:value="167" calcext:value-type="float">
            <text:p>16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7]" office:value-type="float" office:value="168" calcext:value-type="float">
            <text:p>16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8]" office:value-type="float" office:value="169" calcext:value-type="float">
            <text:p>16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9]" office:value-type="float" office:value="170" calcext:value-type="float">
            <text:p>17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0]" office:value-type="float" office:value="171" calcext:value-type="float">
            <text:p>17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1]" office:value-type="float" office:value="172" calcext:value-type="float">
            <text:p>17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 1+[.A172]" office:value-type="float" office:value="173" calcext:value-type="float">
            <text:p>17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3]" office:value-type="float" office:value="174" calcext:value-type="float">
            <text:p>17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74]" office:value-type="float" office:value="175" calcext:value-type="float">
            <text:p>17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5]" office:value-type="float" office:value="176" calcext:value-type="float">
            <text:p>17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6]" office:value-type="float" office:value="177" calcext:value-type="float">
            <text:p>177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table:formula="of:= 1+[.A177]" office:value-type="float" office:value="178" calcext:value-type="float">
            <text:p>17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8]" office:value-type="float" office:value="179" calcext:value-type="float">
            <text:p>179</text:p>
          </table:table-cell>
          <table:table-cell office:value-type="float" office:value="-831" calcext:value-type="float">
            <text:p>-831</text:p>
          </table:table-cell>
        </table:table-row>
        <table:table-row table:style-name="ro1">
          <table:table-cell table:formula="of:= 1+[.A179]" office:value-type="float" office:value="180" calcext:value-type="float">
            <text:p>18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0]" office:value-type="float" office:value="181" calcext:value-type="float">
            <text:p>18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1]" office:value-type="float" office:value="182" calcext:value-type="float">
            <text:p>18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2]" office:value-type="float" office:value="183" calcext:value-type="float">
            <text:p>18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3]" office:value-type="float" office:value="184" calcext:value-type="float">
            <text:p>18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4]" office:value-type="float" office:value="185" calcext:value-type="float">
            <text:p>18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5]" office:value-type="float" office:value="186" calcext:value-type="float">
            <text:p>18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6]" office:value-type="float" office:value="187" calcext:value-type="float">
            <text:p>18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7]" office:value-type="float" office:value="188" calcext:value-type="float">
            <text:p>18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8]" office:value-type="float" office:value="189" calcext:value-type="float">
            <text:p>18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9]" office:value-type="float" office:value="190" calcext:value-type="float">
            <text:p>19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0]" office:value-type="float" office:value="191" calcext:value-type="float">
            <text:p>19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1]" office:value-type="float" office:value="192" calcext:value-type="float">
            <text:p>19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2]" office:value-type="float" office:value="193" calcext:value-type="float">
            <text:p>19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93]" office:value-type="float" office:value="194" calcext:value-type="float">
            <text:p>194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table:formula="of:= 1+[.A194]" office:value-type="float" office:value="195" calcext:value-type="float">
            <text:p>19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5]" office:value-type="float" office:value="196" calcext:value-type="float">
            <text:p>196</text:p>
          </table:table-cell>
          <table:table-cell office:value-type="float" office:value="-1225" calcext:value-type="float">
            <text:p>-1225</text:p>
          </table:table-cell>
        </table:table-row>
        <table:table-row table:style-name="ro1">
          <table:table-cell table:formula="of:= 1+[.A196]" office:value-type="float" office:value="197" calcext:value-type="float">
            <text:p>19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97]" office:value-type="float" office:value="198" calcext:value-type="float">
            <text:p>19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8]" office:value-type="float" office:value="199" calcext:value-type="float">
            <text:p>19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9]" office:value-type="float" office:value="200" calcext:value-type="float">
            <text:p>2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00]" office:value-type="float" office:value="201" calcext:value-type="float">
            <text:p>20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01]" office:value-type="float" office:value="202" calcext:value-type="float">
            <text:p>20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02]" office:value-type="float" office:value="203" calcext:value-type="float">
            <text:p>203</text:p>
          </table:table-cell>
          <table:table-cell office:value-type="float" office:value="-253" calcext:value-type="float">
            <text:p>-253</text:p>
          </table:table-cell>
        </table:table-row>
        <table:table-row table:style-name="ro1">
          <table:table-cell table:formula="of:= 1+[.A203]" office:value-type="float" office:value="204" calcext:value-type="float">
            <text:p>20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04]" office:value-type="float" office:value="205" calcext:value-type="float">
            <text:p>20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05]" office:value-type="float" office:value="206" calcext:value-type="float">
            <text:p>20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06]" office:value-type="float" office:value="207" calcext:value-type="float">
            <text:p>20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07]" office:value-type="float" office:value="208" calcext:value-type="float">
            <text:p>20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08]" office:value-type="float" office:value="209" calcext:value-type="float">
            <text:p>20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09]" office:value-type="float" office:value="210" calcext:value-type="float">
            <text:p>21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10]" office:value-type="float" office:value="211" calcext:value-type="float">
            <text:p>21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11]" office:value-type="float" office:value="212" calcext:value-type="float">
            <text:p>21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12]" office:value-type="float" office:value="213" calcext:value-type="float">
            <text:p>21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13]" office:value-type="float" office:value="214" calcext:value-type="float">
            <text:p>21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14]" office:value-type="float" office:value="215" calcext:value-type="float">
            <text:p>215</text:p>
          </table:table-cell>
          <table:table-cell office:value-type="float" office:value="-540" calcext:value-type="float">
            <text:p>-540</text:p>
          </table:table-cell>
        </table:table-row>
        <table:table-row table:style-name="ro1">
          <table:table-cell table:formula="of:= 1+[.A215]" office:value-type="float" office:value="216" calcext:value-type="float">
            <text:p>21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16]" office:value-type="float" office:value="217" calcext:value-type="float">
            <text:p>21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17]" office:value-type="float" office:value="218" calcext:value-type="float">
            <text:p>21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18]" office:value-type="float" office:value="219" calcext:value-type="float">
            <text:p>21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19]" office:value-type="float" office:value="220" calcext:value-type="float">
            <text:p>22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20]" office:value-type="float" office:value="221" calcext:value-type="float">
            <text:p>22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21]" office:value-type="float" office:value="222" calcext:value-type="float">
            <text:p>22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22]" office:value-type="float" office:value="223" calcext:value-type="float">
            <text:p>22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23]" office:value-type="float" office:value="224" calcext:value-type="float">
            <text:p>22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24]" office:value-type="float" office:value="225" calcext:value-type="float">
            <text:p>22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25]" office:value-type="float" office:value="226" calcext:value-type="float">
            <text:p>22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26]" office:value-type="float" office:value="227" calcext:value-type="float">
            <text:p>227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table:formula="of:= 1+[.A227]" office:value-type="float" office:value="228" calcext:value-type="float">
            <text:p>228</text:p>
          </table:table-cell>
          <table:table-cell office:value-type="float" office:value="-2041" calcext:value-type="float">
            <text:p>-2041</text:p>
          </table:table-cell>
        </table:table-row>
        <table:table-row table:style-name="ro1">
          <table:table-cell table:formula="of:= 1+[.A228]" office:value-type="float" office:value="229" calcext:value-type="float">
            <text:p>229</text:p>
          </table:table-cell>
          <table:table-cell office:value-type="float" office:value="-1546" calcext:value-type="float">
            <text:p>-1546</text:p>
          </table:table-cell>
        </table:table-row>
        <table:table-row table:style-name="ro1">
          <table:table-cell table:formula="of:= 1+[.A229]" office:value-type="float" office:value="230" calcext:value-type="float">
            <text:p>23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30]" office:value-type="float" office:value="231" calcext:value-type="float">
            <text:p>23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31]" office:value-type="float" office:value="232" calcext:value-type="float">
            <text:p>23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32]" office:value-type="float" office:value="233" calcext:value-type="float">
            <text:p>23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33]" office:value-type="float" office:value="234" calcext:value-type="float">
            <text:p>23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34]"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 1+[.A235]" office:value-type="float" office:value="236" calcext:value-type="float">
            <text:p>236</text:p>
          </table:table-cell>
          <table:table-cell office:value-type="float" office:value="-991" calcext:value-type="float">
            <text:p>-991</text:p>
          </table:table-cell>
        </table:table-row>
        <table:table-row table:style-name="ro1">
          <table:table-cell table:formula="of:= 1+[.A236]" office:value-type="float" office:value="237" calcext:value-type="float">
            <text:p>237</text:p>
          </table:table-cell>
          <table:table-cell office:value-type="float" office:value="-1144" calcext:value-type="float">
            <text:p>-1144</text:p>
          </table:table-cell>
        </table:table-row>
        <table:table-row table:style-name="ro1">
          <table:table-cell table:formula="of:= 1+[.A237]" office:value-type="float" office:value="238" calcext:value-type="float">
            <text:p>23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38]" office:value-type="float" office:value="239" calcext:value-type="float">
            <text:p>23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39]" office:value-type="float" office:value="240" calcext:value-type="float">
            <text:p>24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40]" office:value-type="float" office:value="241" calcext:value-type="float">
            <text:p>241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table:formula="of:= 1+[.A241]" office:value-type="float" office:value="242" calcext:value-type="float">
            <text:p>24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42]" office:value-type="float" office:value="243" calcext:value-type="float">
            <text:p>24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43]" office:value-type="float" office:value="244" calcext:value-type="float">
            <text:p>24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44]" office:value-type="float" office:value="245" calcext:value-type="float">
            <text:p>24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table:formula="of:= 1+[.A245]" office:value-type="float" office:value="246" calcext:value-type="float">
            <text:p>24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46]" office:value-type="float" office:value="247" calcext:value-type="float">
            <text:p>24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47]" office:value-type="float" office:value="248" calcext:value-type="float">
            <text:p>24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48]" office:value-type="float" office:value="249" calcext:value-type="float">
            <text:p>24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49]" office:value-type="float" office:value="250" calcext:value-type="float">
            <text:p>25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50]" office:value-type="float" office:value="251" calcext:value-type="float">
            <text:p>25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51]" office:value-type="float" office:value="252" calcext:value-type="float">
            <text:p>25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formula="of:= 1+[.A252]" office:value-type="float" office:value="253" calcext:value-type="float">
            <text:p>25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53]" office:value-type="float" office:value="254" calcext:value-type="float">
            <text:p>25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54]" office:value-type="float" office:value="255" calcext:value-type="float">
            <text:p>25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55]" office:value-type="float" office:value="256" calcext:value-type="float">
            <text:p>25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56]" office:value-type="float" office:value="257" calcext:value-type="float">
            <text:p>25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57]" office:value-type="float" office:value="258" calcext:value-type="float">
            <text:p>25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58]"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table:formula="of:= 1+[.A259]" office:value-type="float" office:value="260" calcext:value-type="float">
            <text:p>26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60]" office:value-type="float" office:value="261" calcext:value-type="float">
            <text:p>2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61]" office:value-type="float" office:value="262" calcext:value-type="float">
            <text:p>26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62]" office:value-type="float" office:value="263" calcext:value-type="float">
            <text:p>263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table:formula="of:= 1+[.A263]" office:value-type="float" office:value="264" calcext:value-type="float">
            <text:p>26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64]" office:value-type="float" office:value="265" calcext:value-type="float">
            <text:p>265</text:p>
          </table:table-cell>
          <table:table-cell office:value-type="float" office:value="-1429" calcext:value-type="float">
            <text:p>-1429</text:p>
          </table:table-cell>
        </table:table-row>
        <table:table-row table:style-name="ro1">
          <table:table-cell table:formula="of:= 1+[.A265]" office:value-type="float" office:value="266" calcext:value-type="float">
            <text:p>26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66]" office:value-type="float" office:value="267" calcext:value-type="float">
            <text:p>26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67]" office:value-type="float" office:value="268" calcext:value-type="float">
            <text:p>26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68]" office:value-type="float" office:value="269" calcext:value-type="float">
            <text:p>26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69]" office:value-type="float" office:value="270" calcext:value-type="float">
            <text:p>27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70]" office:value-type="float" office:value="271" calcext:value-type="float">
            <text:p>27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formula="of:= 1+[.A271]" office:value-type="float" office:value="272" calcext:value-type="float">
            <text:p>27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72]" office:value-type="float" office:value="273" calcext:value-type="float">
            <text:p>27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73]" office:value-type="float" office:value="274" calcext:value-type="float">
            <text:p>27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74]" office:value-type="float" office:value="275" calcext:value-type="float">
            <text:p>27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75]" office:value-type="float" office:value="276" calcext:value-type="float">
            <text:p>27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76]" office:value-type="float" office:value="277" calcext:value-type="float">
            <text:p>27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77]" office:value-type="float" office:value="278" calcext:value-type="float">
            <text:p>278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table:formula="of:= 1+[.A278]" office:value-type="float" office:value="279" calcext:value-type="float">
            <text:p>27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79]" office:value-type="float" office:value="280" calcext:value-type="float">
            <text:p>28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80]" office:value-type="float" office:value="281" calcext:value-type="float">
            <text:p>28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81]" office:value-type="float" office:value="282" calcext:value-type="float">
            <text:p>28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82]" office:value-type="float" office:value="283" calcext:value-type="float">
            <text:p>283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table:formula="of:= 1+[.A283]" office:value-type="float" office:value="284" calcext:value-type="float">
            <text:p>28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84]" office:value-type="float" office:value="285" calcext:value-type="float">
            <text:p>285</text:p>
          </table:table-cell>
          <table:table-cell office:value-type="float" office:value="-706" calcext:value-type="float">
            <text:p>-706</text:p>
          </table:table-cell>
        </table:table-row>
        <table:table-row table:style-name="ro1">
          <table:table-cell table:formula="of:= 1+[.A285]" office:value-type="float" office:value="286" calcext:value-type="float">
            <text:p>28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86]" office:value-type="float" office:value="287" calcext:value-type="float">
            <text:p>28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87]" office:value-type="float" office:value="288" calcext:value-type="float">
            <text:p>28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88]" office:value-type="float" office:value="289" calcext:value-type="float">
            <text:p>28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89]" office:value-type="float" office:value="290" calcext:value-type="float">
            <text:p>29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90]" office:value-type="float" office:value="291" calcext:value-type="float">
            <text:p>29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91]" office:value-type="float" office:value="292" calcext:value-type="float">
            <text:p>29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292]" office:value-type="float" office:value="293" calcext:value-type="float">
            <text:p>29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93]" office:value-type="float" office:value="294" calcext:value-type="float">
            <text:p>29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94]" office:value-type="float" office:value="295" calcext:value-type="float">
            <text:p>29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295]" office:value-type="float" office:value="296" calcext:value-type="float">
            <text:p>29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96]" office:value-type="float" office:value="297" calcext:value-type="float">
            <text:p>29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table:formula="of:= 1+[.A297]" office:value-type="float" office:value="298" calcext:value-type="float">
            <text:p>29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298]" office:value-type="float" office:value="299" calcext:value-type="float">
            <text:p>299</text:p>
          </table:table-cell>
          <table:table-cell office:value-type="float" office:value="-341" calcext:value-type="float">
            <text:p>-341</text:p>
          </table:table-cell>
        </table:table-row>
        <table:table-row table:style-name="ro1">
          <table:table-cell table:formula="of:= 1+[.A299]" office:value-type="float" office:value="300" calcext:value-type="float">
            <text:p>30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00]" office:value-type="float" office:value="301" calcext:value-type="float">
            <text:p>30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01]" office:value-type="float" office:value="302" calcext:value-type="float">
            <text:p>30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02]" office:value-type="float" office:value="303" calcext:value-type="float">
            <text:p>30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03]" office:value-type="float" office:value="304" calcext:value-type="float">
            <text:p>30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04]" office:value-type="float" office:value="305" calcext:value-type="float">
            <text:p>30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05]" office:value-type="float" office:value="306" calcext:value-type="float">
            <text:p>30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06]" office:value-type="float" office:value="307" calcext:value-type="float">
            <text:p>30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07]" office:value-type="float" office:value="308" calcext:value-type="float">
            <text:p>30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08]" office:value-type="float" office:value="309" calcext:value-type="float">
            <text:p>309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table:formula="of:= 1+[.A309]" office:value-type="float" office:value="310" calcext:value-type="float">
            <text:p>31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10]" office:value-type="float" office:value="311" calcext:value-type="float">
            <text:p>31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11]" office:value-type="float" office:value="312" calcext:value-type="float">
            <text:p>31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12]" office:value-type="float" office:value="313" calcext:value-type="float">
            <text:p>31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13]" office:value-type="float" office:value="314" calcext:value-type="float">
            <text:p>31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14]" office:value-type="float" office:value="315" calcext:value-type="float">
            <text:p>31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15]" office:value-type="float" office:value="316" calcext:value-type="float">
            <text:p>31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16]" office:value-type="float" office:value="317" calcext:value-type="float">
            <text:p>31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17]" office:value-type="float" office:value="318" calcext:value-type="float">
            <text:p>318</text:p>
          </table:table-cell>
          <table:table-cell office:value-type="float" office:value="-348" calcext:value-type="float">
            <text:p>-348</text:p>
          </table:table-cell>
        </table:table-row>
        <table:table-row table:style-name="ro1">
          <table:table-cell table:formula="of:= 1+[.A318]" office:value-type="float" office:value="319" calcext:value-type="float">
            <text:p>31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19]" office:value-type="float" office:value="320" calcext:value-type="float">
            <text:p>32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20]" office:value-type="float" office:value="321" calcext:value-type="float">
            <text:p>32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21]" office:value-type="float" office:value="322" calcext:value-type="float">
            <text:p>32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22]" office:value-type="float" office:value="323" calcext:value-type="float">
            <text:p>32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23]" office:value-type="float" office:value="324" calcext:value-type="float">
            <text:p>32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24]" office:value-type="float" office:value="325" calcext:value-type="float">
            <text:p>32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25]" office:value-type="float" office:value="326" calcext:value-type="float">
            <text:p>32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26]" office:value-type="float" office:value="327" calcext:value-type="float">
            <text:p>32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27]" office:value-type="float" office:value="328" calcext:value-type="float">
            <text:p>328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table:formula="of:= 1+[.A328]" office:value-type="float" office:value="329" calcext:value-type="float">
            <text:p>32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29]" office:value-type="float" office:value="330" calcext:value-type="float">
            <text:p>330</text:p>
          </table:table-cell>
          <table:table-cell office:value-type="float" office:value="-2039" calcext:value-type="float">
            <text:p>-2039</text:p>
          </table:table-cell>
        </table:table-row>
        <table:table-row table:style-name="ro1">
          <table:table-cell table:formula="of:= 1+[.A330]" office:value-type="float" office:value="331" calcext:value-type="float">
            <text:p>33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31]" office:value-type="float" office:value="332" calcext:value-type="float">
            <text:p>332</text:p>
          </table:table-cell>
          <table:table-cell office:value-type="float" office:value="-2045" calcext:value-type="float">
            <text:p>-2045</text:p>
          </table:table-cell>
        </table:table-row>
        <table:table-row table:style-name="ro1">
          <table:table-cell table:formula="of:= 1+[.A332]" office:value-type="float" office:value="333" calcext:value-type="float">
            <text:p>333</text:p>
          </table:table-cell>
          <table:table-cell office:value-type="float" office:value="-1672" calcext:value-type="float">
            <text:p>-1672</text:p>
          </table:table-cell>
        </table:table-row>
        <table:table-row table:style-name="ro1">
          <table:table-cell table:formula="of:= 1+[.A333]" office:value-type="float" office:value="334" calcext:value-type="float">
            <text:p>33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34]" office:value-type="float" office:value="335" calcext:value-type="float">
            <text:p>33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35]" office:value-type="float" office:value="336" calcext:value-type="float">
            <text:p>33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36]" office:value-type="float" office:value="337" calcext:value-type="float">
            <text:p>33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37]" office:value-type="float" office:value="338" calcext:value-type="float">
            <text:p>33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38]" office:value-type="float" office:value="339" calcext:value-type="float">
            <text:p>339</text:p>
          </table:table-cell>
          <table:table-cell office:value-type="float" office:value="-877" calcext:value-type="float">
            <text:p>-877</text:p>
          </table:table-cell>
        </table:table-row>
        <table:table-row table:style-name="ro1">
          <table:table-cell table:formula="of:= 1+[.A339]" office:value-type="float" office:value="340" calcext:value-type="float">
            <text:p>34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40]" office:value-type="float" office:value="341" calcext:value-type="float">
            <text:p>34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41]" office:value-type="float" office:value="342" calcext:value-type="float">
            <text:p>34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42]" office:value-type="float" office:value="343" calcext:value-type="float">
            <text:p>34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43]" office:value-type="float" office:value="344" calcext:value-type="float">
            <text:p>34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44]" office:value-type="float" office:value="345" calcext:value-type="float">
            <text:p>34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45]" office:value-type="float" office:value="346" calcext:value-type="float">
            <text:p>34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46]" office:value-type="float" office:value="347" calcext:value-type="float">
            <text:p>34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47]" office:value-type="float" office:value="348" calcext:value-type="float">
            <text:p>34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48]" office:value-type="float" office:value="349" calcext:value-type="float">
            <text:p>34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49]" office:value-type="float" office:value="350" calcext:value-type="float">
            <text:p>35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50]" office:value-type="float" office:value="351" calcext:value-type="float">
            <text:p>351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table:formula="of:= 1+[.A351]" office:value-type="float" office:value="352" calcext:value-type="float">
            <text:p>35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52]" office:value-type="float" office:value="353" calcext:value-type="float">
            <text:p>35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53]" office:value-type="float" office:value="354" calcext:value-type="float">
            <text:p>35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54]" office:value-type="float" office:value="355" calcext:value-type="float">
            <text:p>35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55]" office:value-type="float" office:value="356" calcext:value-type="float">
            <text:p>35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56]" office:value-type="float" office:value="357" calcext:value-type="float">
            <text:p>357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table:formula="of:= 1+[.A357]" office:value-type="float" office:value="358" calcext:value-type="float">
            <text:p>35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58]" office:value-type="float" office:value="359" calcext:value-type="float">
            <text:p>359</text:p>
          </table:table-cell>
          <table:table-cell office:value-type="float" office:value="-1279" calcext:value-type="float">
            <text:p>-1279</text:p>
          </table:table-cell>
        </table:table-row>
        <table:table-row table:style-name="ro1">
          <table:table-cell table:formula="of:= 1+[.A359]" office:value-type="float" office:value="360" calcext:value-type="float">
            <text:p>36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60]" office:value-type="float" office:value="361" calcext:value-type="float">
            <text:p>3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61]" office:value-type="float" office:value="362" calcext:value-type="float">
            <text:p>36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62]" office:value-type="float" office:value="363" calcext:value-type="float">
            <text:p>3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63]" office:value-type="float" office:value="364" calcext:value-type="float">
            <text:p>36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64]" office:value-type="float" office:value="365" calcext:value-type="float">
            <text:p>365</text:p>
          </table:table-cell>
          <table:table-cell office:value-type="float" office:value="-711" calcext:value-type="float">
            <text:p>-711</text:p>
          </table:table-cell>
        </table:table-row>
        <table:table-row table:style-name="ro1">
          <table:table-cell table:formula="of:= 1+[.A365]" office:value-type="float" office:value="366" calcext:value-type="float">
            <text:p>36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66]" office:value-type="float" office:value="367" calcext:value-type="float">
            <text:p>36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67]" office:value-type="float" office:value="368" calcext:value-type="float">
            <text:p>36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68]" office:value-type="float" office:value="369" calcext:value-type="float">
            <text:p>36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69]" office:value-type="float" office:value="370" calcext:value-type="float">
            <text:p>37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70]" office:value-type="float" office:value="371" calcext:value-type="float">
            <text:p>37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71]" office:value-type="float" office:value="372" calcext:value-type="float">
            <text:p>37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72]" office:value-type="float" office:value="373" calcext:value-type="float">
            <text:p>37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73]" office:value-type="float" office:value="374" calcext:value-type="float">
            <text:p>37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74]" office:value-type="float" office:value="375" calcext:value-type="float">
            <text:p>37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75]" office:value-type="float" office:value="376" calcext:value-type="float">
            <text:p>37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76]" office:value-type="float" office:value="377" calcext:value-type="float">
            <text:p>377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table:formula="of:= 1+[.A377]" office:value-type="float" office:value="378" calcext:value-type="float">
            <text:p>37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78]" office:value-type="float" office:value="379" calcext:value-type="float">
            <text:p>379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 1+[.A379]" office:value-type="float" office:value="380" calcext:value-type="float">
            <text:p>38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80]" office:value-type="float" office:value="381" calcext:value-type="float">
            <text:p>38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81]" office:value-type="float" office:value="382" calcext:value-type="float">
            <text:p>38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82]" office:value-type="float" office:value="383" calcext:value-type="float">
            <text:p>38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83]" office:value-type="float" office:value="384" calcext:value-type="float">
            <text:p>38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84]" office:value-type="float" office:value="385" calcext:value-type="float">
            <text:p>38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85]" office:value-type="float" office:value="386" calcext:value-type="float">
            <text:p>38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86]" office:value-type="float" office:value="387" calcext:value-type="float">
            <text:p>38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87]" office:value-type="float" office:value="388" calcext:value-type="float">
            <text:p>38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88]" office:value-type="float" office:value="389" calcext:value-type="float">
            <text:p>389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table:formula="of:= 1+[.A389]" office:value-type="float" office:value="390" calcext:value-type="float">
            <text:p>39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90]" office:value-type="float" office:value="391" calcext:value-type="float">
            <text:p>39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91]" office:value-type="float" office:value="392" calcext:value-type="float">
            <text:p>39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92]" office:value-type="float" office:value="393" calcext:value-type="float">
            <text:p>39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93]" office:value-type="float" office:value="394" calcext:value-type="float">
            <text:p>39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394]" office:value-type="float" office:value="395" calcext:value-type="float">
            <text:p>39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95]" office:value-type="float" office:value="396" calcext:value-type="float">
            <text:p>39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96]" office:value-type="float" office:value="397" calcext:value-type="float">
            <text:p>39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97]" office:value-type="float" office:value="398" calcext:value-type="float">
            <text:p>39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398]" office:value-type="float" office:value="399" calcext:value-type="float">
            <text:p>39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399]" office:value-type="float" office:value="400" calcext:value-type="float">
            <text:p>40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400]" office:value-type="float" office:value="401" calcext:value-type="float">
            <text:p>401</text:p>
          </table:table-cell>
          <table:table-cell office:value-type="float" office:value="-440" calcext:value-type="float">
            <text:p>-440</text:p>
          </table:table-cell>
        </table:table-row>
        <table:table-row table:style-name="ro1">
          <table:table-cell table:formula="of:= 1+[.A401]" office:value-type="float" office:value="402" calcext:value-type="float">
            <text:p>40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402]" office:value-type="float" office:value="403" calcext:value-type="float">
            <text:p>40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03]" office:value-type="float" office:value="404" calcext:value-type="float">
            <text:p>40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04]" office:value-type="float" office:value="405" calcext:value-type="float">
            <text:p>40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05]" office:value-type="float" office:value="406" calcext:value-type="float">
            <text:p>40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06]" office:value-type="float" office:value="407" calcext:value-type="float">
            <text:p>40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07]" office:value-type="float" office:value="408" calcext:value-type="float">
            <text:p>40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408]" office:value-type="float" office:value="409" calcext:value-type="float">
            <text:p>40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09]" office:value-type="float" office:value="410" calcext:value-type="float">
            <text:p>41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10]" office:value-type="float" office:value="411" calcext:value-type="float">
            <text:p>41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11]" office:value-type="float" office:value="412" calcext:value-type="float">
            <text:p>41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412]" office:value-type="float" office:value="413" calcext:value-type="float">
            <text:p>41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table:formula="of:= 1+[.A413]" office:value-type="float" office:value="414" calcext:value-type="float">
            <text:p>41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414]" office:value-type="float" office:value="415" calcext:value-type="float">
            <text:p>41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15]" office:value-type="float" office:value="416" calcext:value-type="float">
            <text:p>41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16]" office:value-type="float" office:value="417" calcext:value-type="float">
            <text:p>41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17]" office:value-type="float" office:value="418" calcext:value-type="float">
            <text:p>41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18]" office:value-type="float" office:value="419" calcext:value-type="float">
            <text:p>419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table:formula="of:= 1+[.A419]" office:value-type="float" office:value="420" calcext:value-type="float">
            <text:p>42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20]" office:value-type="float" office:value="421" calcext:value-type="float">
            <text:p>421</text:p>
          </table:table-cell>
          <table:table-cell office:value-type="float" office:value="-1419" calcext:value-type="float">
            <text:p>-1419</text:p>
          </table:table-cell>
        </table:table-row>
        <table:table-row table:style-name="ro1">
          <table:table-cell table:formula="of:= 1+[.A421]" office:value-type="float" office:value="422" calcext:value-type="float">
            <text:p>42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422]" office:value-type="float" office:value="423" calcext:value-type="float">
            <text:p>42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23]" office:value-type="float" office:value="424" calcext:value-type="float">
            <text:p>42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24]" office:value-type="float" office:value="425" calcext:value-type="float">
            <text:p>425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table:formula="of:= 1+[.A425]" office:value-type="float" office:value="426" calcext:value-type="float">
            <text:p>42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26]" office:value-type="float" office:value="427" calcext:value-type="float">
            <text:p>427</text:p>
          </table:table-cell>
          <table:table-cell office:value-type="float" office:value="-134" calcext:value-type="float">
            <text:p>-134</text:p>
          </table:table-cell>
        </table:table-row>
        <table:table-row table:style-name="ro1">
          <table:table-cell table:formula="of:= 1+[.A427]" office:value-type="float" office:value="428" calcext:value-type="float">
            <text:p>42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428]" office:value-type="float" office:value="429" calcext:value-type="float">
            <text:p>42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29]" office:value-type="float" office:value="430" calcext:value-type="float">
            <text:p>43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430]" office:value-type="float" office:value="431" calcext:value-type="float">
            <text:p>43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31]" office:value-type="float" office:value="432" calcext:value-type="float">
            <text:p>43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432]" office:value-type="float" office:value="433" calcext:value-type="float">
            <text:p>43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33]" office:value-type="float" office:value="434" calcext:value-type="float">
            <text:p>43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34]" office:value-type="float" office:value="435" calcext:value-type="float">
            <text:p>43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35]" office:value-type="float" office:value="436" calcext:value-type="float">
            <text:p>43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36]" office:value-type="float" office:value="437" calcext:value-type="float">
            <text:p>43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37]" office:value-type="float" office:value="438" calcext:value-type="float">
            <text:p>43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38]" office:value-type="float" office:value="439" calcext:value-type="float">
            <text:p>43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39]" office:value-type="float" office:value="440" calcext:value-type="float">
            <text:p>44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40]" office:value-type="float" office:value="441" calcext:value-type="float">
            <text:p>441</text:p>
          </table:table-cell>
          <table:table-cell office:value-type="float" office:value="-351" calcext:value-type="float">
            <text:p>-351</text:p>
          </table:table-cell>
        </table:table-row>
        <table:table-row table:style-name="ro1">
          <table:table-cell table:formula="of:= 1+[.A441]" office:value-type="float" office:value="442" calcext:value-type="float">
            <text:p>44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442]" office:value-type="float" office:value="443" calcext:value-type="float">
            <text:p>44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43]" office:value-type="float" office:value="444" calcext:value-type="float">
            <text:p>44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44]" office:value-type="float" office:value="445" calcext:value-type="float">
            <text:p>44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45]" office:value-type="float" office:value="446" calcext:value-type="float">
            <text:p>44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46]" office:value-type="float" office:value="447" calcext:value-type="float">
            <text:p>44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47]" office:value-type="float" office:value="448" calcext:value-type="float">
            <text:p>44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448]" office:value-type="float" office:value="449" calcext:value-type="float">
            <text:p>44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49]" office:value-type="float" office:value="450" calcext:value-type="float">
            <text:p>45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50]" office:value-type="float" office:value="451" calcext:value-type="float">
            <text:p>45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51]" office:value-type="float" office:value="452" calcext:value-type="float">
            <text:p>45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52]" office:value-type="float" office:value="453" calcext:value-type="float">
            <text:p>453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table:formula="of:= 1+[.A453]" office:value-type="float" office:value="454" calcext:value-type="float">
            <text:p>454</text:p>
          </table:table-cell>
          <table:table-cell office:value-type="float" office:value="-2045" calcext:value-type="float">
            <text:p>-2045</text:p>
          </table:table-cell>
        </table:table-row>
        <table:table-row table:style-name="ro1">
          <table:table-cell table:formula="of:= 1+[.A454]" office:value-type="float" office:value="455" calcext:value-type="float">
            <text:p>455</text:p>
          </table:table-cell>
          <table:table-cell office:value-type="float" office:value="-2042" calcext:value-type="float">
            <text:p>-2042</text:p>
          </table:table-cell>
        </table:table-row>
        <table:table-row table:style-name="ro1">
          <table:table-cell table:formula="of:= 1+[.A455]" office:value-type="float" office:value="456" calcext:value-type="float">
            <text:p>45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456]" office:value-type="float" office:value="457" calcext:value-type="float">
            <text:p>45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57]" office:value-type="float" office:value="458" calcext:value-type="float">
            <text:p>45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58]" office:value-type="float" office:value="459" calcext:value-type="float">
            <text:p>459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table:formula="of:= 1+[.A459]" office:value-type="float" office:value="460" calcext:value-type="float">
            <text:p>46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60]" office:value-type="float" office:value="461" calcext:value-type="float">
            <text:p>461</text:p>
          </table:table-cell>
          <table:table-cell office:value-type="float" office:value="-269" calcext:value-type="float">
            <text:p>-269</text:p>
          </table:table-cell>
        </table:table-row>
        <table:table-row table:style-name="ro1">
          <table:table-cell table:formula="of:= 1+[.A461]" office:value-type="float" office:value="462" calcext:value-type="float">
            <text:p>46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462]" office:value-type="float" office:value="463" calcext:value-type="float">
            <text:p>4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63]" office:value-type="float" office:value="464" calcext:value-type="float">
            <text:p>46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64]" office:value-type="float" office:value="465" calcext:value-type="float">
            <text:p>4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65]" office:value-type="float" office:value="466" calcext:value-type="float">
            <text:p>46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66]" office:value-type="float" office:value="467" calcext:value-type="float">
            <text:p>46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67]" office:value-type="float" office:value="468" calcext:value-type="float">
            <text:p>46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68]" office:value-type="float" office:value="469" calcext:value-type="float">
            <text:p>46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69]" office:value-type="float" office:value="470" calcext:value-type="float">
            <text:p>47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470]" office:value-type="float" office:value="471" calcext:value-type="float">
            <text:p>47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71]" office:value-type="float" office:value="472" calcext:value-type="float">
            <text:p>47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72]" office:value-type="float" office:value="473" calcext:value-type="float">
            <text:p>473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table:formula="of:= 1+[.A473]" office:value-type="float" office:value="474" calcext:value-type="float">
            <text:p>47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74]" office:value-type="float" office:value="475" calcext:value-type="float">
            <text:p>47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75]" office:value-type="float" office:value="476" calcext:value-type="float">
            <text:p>47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76]" office:value-type="float" office:value="477" calcext:value-type="float">
            <text:p>477</text:p>
          </table:table-cell>
          <table:table-cell office:value-type="float" office:value="-1115" calcext:value-type="float">
            <text:p>-1115</text:p>
          </table:table-cell>
        </table:table-row>
        <table:table-row table:style-name="ro1">
          <table:table-cell table:formula="of:= 1+[.A477]" office:value-type="float" office:value="478" calcext:value-type="float">
            <text:p>47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478]" office:value-type="float" office:value="479" calcext:value-type="float">
            <text:p>47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79]" office:value-type="float" office:value="480" calcext:value-type="float">
            <text:p>48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480]" office:value-type="float" office:value="481" calcext:value-type="float">
            <text:p>48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81]" office:value-type="float" office:value="482" calcext:value-type="float">
            <text:p>48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82]" office:value-type="float" office:value="483" calcext:value-type="float">
            <text:p>483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table:formula="of:= 1+[.A483]" office:value-type="float" office:value="484" calcext:value-type="float">
            <text:p>48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484]" office:value-type="float" office:value="485" calcext:value-type="float">
            <text:p>485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table:formula="of:= 1+[.A485]" office:value-type="float" office:value="486" calcext:value-type="float">
            <text:p>48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86]" office:value-type="float" office:value="487" calcext:value-type="float">
            <text:p>48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87]" office:value-type="float" office:value="488" calcext:value-type="float">
            <text:p>48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488]" office:value-type="float" office:value="489" calcext:value-type="float">
            <text:p>48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89]" office:value-type="float" office:value="490" calcext:value-type="float">
            <text:p>49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90]" office:value-type="float" office:value="491" calcext:value-type="float">
            <text:p>491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table:formula="of:= 1+[.A491]" office:value-type="float" office:value="492" calcext:value-type="float">
            <text:p>49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92]" office:value-type="float" office:value="493" calcext:value-type="float">
            <text:p>493</text:p>
          </table:table-cell>
          <table:table-cell office:value-type="float" office:value="-953" calcext:value-type="float">
            <text:p>-953</text:p>
          </table:table-cell>
        </table:table-row>
        <table:table-row table:style-name="ro1">
          <table:table-cell table:formula="of:= 1+[.A493]" office:value-type="float" office:value="494" calcext:value-type="float">
            <text:p>49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494]" office:value-type="float" office:value="495" calcext:value-type="float">
            <text:p>49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95]" office:value-type="float" office:value="496" calcext:value-type="float">
            <text:p>49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496]" office:value-type="float" office:value="497" calcext:value-type="float">
            <text:p>49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97]" office:value-type="float" office:value="498" calcext:value-type="float">
            <text:p>49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498]" office:value-type="float" office:value="499" calcext:value-type="float">
            <text:p>49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499]" office:value-type="float" office:value="500" calcext:value-type="float">
            <text:p>50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500]" office:value-type="float" office:value="501" calcext:value-type="float">
            <text:p>50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01]" office:value-type="float" office:value="502" calcext:value-type="float">
            <text:p>50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02]" office:value-type="float" office:value="503" calcext:value-type="float">
            <text:p>50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03]" office:value-type="float" office:value="504" calcext:value-type="float">
            <text:p>50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04]" office:value-type="float" office:value="505" calcext:value-type="float">
            <text:p>505</text:p>
          </table:table-cell>
          <table:table-cell office:value-type="float" office:value="-778" calcext:value-type="float">
            <text:p>-778</text:p>
          </table:table-cell>
        </table:table-row>
        <table:table-row table:style-name="ro1">
          <table:table-cell table:formula="of:= 1+[.A505]" office:value-type="float" office:value="506" calcext:value-type="float">
            <text:p>50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06]" office:value-type="float" office:value="507" calcext:value-type="float">
            <text:p>50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07]" office:value-type="float" office:value="508" calcext:value-type="float">
            <text:p>50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508]" office:value-type="float" office:value="509" calcext:value-type="float">
            <text:p>50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09]" office:value-type="float" office:value="510" calcext:value-type="float">
            <text:p>51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10]" office:value-type="float" office:value="511" calcext:value-type="float">
            <text:p>51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11]" office:value-type="float" office:value="512" calcext:value-type="float">
            <text:p>51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512]" office:value-type="float" office:value="513" calcext:value-type="float">
            <text:p>51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13]" office:value-type="float" office:value="514" calcext:value-type="float">
            <text:p>51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14]" office:value-type="float" office:value="515" calcext:value-type="float">
            <text:p>51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15]" office:value-type="float" office:value="516" calcext:value-type="float">
            <text:p>51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16]" office:value-type="float" office:value="517" calcext:value-type="float">
            <text:p>5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 1+[.A517]" office:value-type="float" office:value="518" calcext:value-type="float">
            <text:p>518</text:p>
          </table:table-cell>
          <table:table-cell office:value-type="float" office:value="-1123" calcext:value-type="float">
            <text:p>-1123</text:p>
          </table:table-cell>
        </table:table-row>
        <table:table-row table:style-name="ro1">
          <table:table-cell table:formula="of:= 1+[.A518]" office:value-type="float" office:value="519" calcext:value-type="float">
            <text:p>51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19]" office:value-type="float" office:value="520" calcext:value-type="float">
            <text:p>52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20]" office:value-type="float" office:value="521" calcext:value-type="float">
            <text:p>52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521]" office:value-type="float" office:value="522" calcext:value-type="float">
            <text:p>52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22]" office:value-type="float" office:value="523" calcext:value-type="float">
            <text:p>52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523]" office:value-type="float" office:value="524" calcext:value-type="float">
            <text:p>52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24]" office:value-type="float" office:value="525" calcext:value-type="float">
            <text:p>52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25]" office:value-type="float" office:value="526" calcext:value-type="float">
            <text:p>52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26]" office:value-type="float" office:value="527" calcext:value-type="float">
            <text:p>52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27]" office:value-type="float" office:value="528" calcext:value-type="float">
            <text:p>528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table:formula="of:= 1+[.A528]" office:value-type="float" office:value="529" calcext:value-type="float">
            <text:p>52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29]" office:value-type="float" office:value="530" calcext:value-type="float">
            <text:p>530</text:p>
          </table:table-cell>
          <table:table-cell office:value-type="float" office:value="-1278" calcext:value-type="float">
            <text:p>-1278</text:p>
          </table:table-cell>
        </table:table-row>
        <table:table-row table:style-name="ro1">
          <table:table-cell table:formula="of:= 1+[.A530]" office:value-type="float" office:value="531" calcext:value-type="float">
            <text:p>53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31]" office:value-type="float" office:value="532" calcext:value-type="float">
            <text:p>53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32]" office:value-type="float" office:value="533" calcext:value-type="float">
            <text:p>53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33]" office:value-type="float" office:value="534" calcext:value-type="float">
            <text:p>53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34]" office:value-type="float" office:value="535" calcext:value-type="float">
            <text:p>53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535]" office:value-type="float" office:value="536" calcext:value-type="float">
            <text:p>536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table:formula="of:= 1+[.A536]" office:value-type="float" office:value="537" calcext:value-type="float">
            <text:p>537</text:p>
          </table:table-cell>
          <table:table-cell office:value-type="float" office:value="-2046" calcext:value-type="float">
            <text:p>-2046</text:p>
          </table:table-cell>
        </table:table-row>
        <table:table-row table:style-name="ro1">
          <table:table-cell table:formula="of:= 1+[.A537]" office:value-type="float" office:value="538" calcext:value-type="float">
            <text:p>538</text:p>
          </table:table-cell>
          <table:table-cell office:value-type="float" office:value="-1223" calcext:value-type="float">
            <text:p>-1223</text:p>
          </table:table-cell>
        </table:table-row>
        <table:table-row table:style-name="ro1">
          <table:table-cell table:formula="of:= 1+[.A538]" office:value-type="float" office:value="539" calcext:value-type="float">
            <text:p>53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39]" office:value-type="float" office:value="540" calcext:value-type="float">
            <text:p>54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40]" office:value-type="float" office:value="541" calcext:value-type="float">
            <text:p>54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41]" office:value-type="float" office:value="542" calcext:value-type="float">
            <text:p>54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42]" office:value-type="float" office:value="543" calcext:value-type="float">
            <text:p>54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43]" office:value-type="float" office:value="544" calcext:value-type="float">
            <text:p>54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44]" office:value-type="float" office:value="545" calcext:value-type="float">
            <text:p>54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45]" office:value-type="float" office:value="546" calcext:value-type="float">
            <text:p>546</text:p>
          </table:table-cell>
          <table:table-cell office:value-type="float" office:value="-433" calcext:value-type="float">
            <text:p>-433</text:p>
          </table:table-cell>
        </table:table-row>
        <table:table-row table:style-name="ro1">
          <table:table-cell table:formula="of:= 1+[.A546]" office:value-type="float" office:value="547" calcext:value-type="float">
            <text:p>54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47]" office:value-type="float" office:value="548" calcext:value-type="float">
            <text:p>54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48]" office:value-type="float" office:value="549" calcext:value-type="float">
            <text:p>54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49]" office:value-type="float" office:value="550" calcext:value-type="float">
            <text:p>55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50]" office:value-type="float" office:value="551" calcext:value-type="float">
            <text:p>55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551]" office:value-type="float" office:value="552" calcext:value-type="float">
            <text:p>55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52]" office:value-type="float" office:value="553" calcext:value-type="float">
            <text:p>55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53]" office:value-type="float" office:value="554" calcext:value-type="float">
            <text:p>55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54]" office:value-type="float" office:value="555" calcext:value-type="float">
            <text:p>55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55]" office:value-type="float" office:value="556" calcext:value-type="float">
            <text:p>55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56]" office:value-type="float" office:value="557" calcext:value-type="float">
            <text:p>557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table:formula="of:= 1+[.A557]" office:value-type="float" office:value="558" calcext:value-type="float">
            <text:p>55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58]" office:value-type="float" office:value="559" calcext:value-type="float">
            <text:p>55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59]" office:value-type="float" office:value="560" calcext:value-type="float">
            <text:p>56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60]" office:value-type="float" office:value="561" calcext:value-type="float">
            <text:p>56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561]" office:value-type="float" office:value="562" calcext:value-type="float">
            <text:p>562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formula="of:= 1+[.A562]" office:value-type="float" office:value="563" calcext:value-type="float">
            <text:p>56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63]" office:value-type="float" office:value="564" calcext:value-type="float">
            <text:p>564</text:p>
          </table:table-cell>
          <table:table-cell office:value-type="float" office:value="-761" calcext:value-type="float">
            <text:p>-761</text:p>
          </table:table-cell>
        </table:table-row>
        <table:table-row table:style-name="ro1">
          <table:table-cell table:formula="of:= 1+[.A564]" office:value-type="float" office:value="565" calcext:value-type="float">
            <text:p>56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565]" office:value-type="float" office:value="566" calcext:value-type="float">
            <text:p>5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66]" office:value-type="float" office:value="567" calcext:value-type="float">
            <text:p>56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67]" office:value-type="float" office:value="568" calcext:value-type="float">
            <text:p>56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68]" office:value-type="float" office:value="569" calcext:value-type="float">
            <text:p>56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569]" office:value-type="float" office:value="570" calcext:value-type="float">
            <text:p>57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70]" office:value-type="float" office:value="571" calcext:value-type="float">
            <text:p>57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71]" office:value-type="float" office:value="572" calcext:value-type="float">
            <text:p>57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72]" office:value-type="float" office:value="573" calcext:value-type="float">
            <text:p>57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73]" office:value-type="float" office:value="574" calcext:value-type="float">
            <text:p>57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74]" office:value-type="float" office:value="575" calcext:value-type="float">
            <text:p>57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575]" office:value-type="float" office:value="576" calcext:value-type="float">
            <text:p>576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table:formula="of:= 1+[.A576]" office:value-type="float" office:value="577" calcext:value-type="float">
            <text:p>57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577]" office:value-type="float" office:value="578" calcext:value-type="float">
            <text:p>578</text:p>
          </table:table-cell>
          <table:table-cell office:value-type="float" office:value="-1937" calcext:value-type="float">
            <text:p>-1937</text:p>
          </table:table-cell>
        </table:table-row>
        <table:table-row table:style-name="ro1">
          <table:table-cell table:formula="of:= 1+[.A578]" office:value-type="float" office:value="579" calcext:value-type="float">
            <text:p>57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79]" office:value-type="float" office:value="580" calcext:value-type="float">
            <text:p>58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80]" office:value-type="float" office:value="581" calcext:value-type="float">
            <text:p>58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81]" office:value-type="float" office:value="582" calcext:value-type="float">
            <text:p>58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82]" office:value-type="float" office:value="583" calcext:value-type="float">
            <text:p>58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83]" office:value-type="float" office:value="584" calcext:value-type="float">
            <text:p>584</text:p>
          </table:table-cell>
          <table:table-cell office:value-type="float" office:value="-742" calcext:value-type="float">
            <text:p>-742</text:p>
          </table:table-cell>
        </table:table-row>
        <table:table-row table:style-name="ro1">
          <table:table-cell table:formula="of:= 1+[.A584]" office:value-type="float" office:value="585" calcext:value-type="float">
            <text:p>58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85]" office:value-type="float" office:value="586" calcext:value-type="float">
            <text:p>58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86]" office:value-type="float" office:value="587" calcext:value-type="float">
            <text:p>58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87]" office:value-type="float" office:value="588" calcext:value-type="float">
            <text:p>58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88]" office:value-type="float" office:value="589" calcext:value-type="float">
            <text:p>58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89]" office:value-type="float" office:value="590" calcext:value-type="float">
            <text:p>59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90]" office:value-type="float" office:value="591" calcext:value-type="float">
            <text:p>59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91]" office:value-type="float" office:value="592" calcext:value-type="float">
            <text:p>59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92]" office:value-type="float" office:value="593" calcext:value-type="float">
            <text:p>59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93]" office:value-type="float" office:value="594" calcext:value-type="float">
            <text:p>59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94]" office:value-type="float" office:value="595" calcext:value-type="float">
            <text:p>59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595]" office:value-type="float" office:value="596" calcext:value-type="float">
            <text:p>59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596]" office:value-type="float" office:value="597" calcext:value-type="float">
            <text:p>597</text:p>
          </table:table-cell>
          <table:table-cell office:value-type="float" office:value="-2046" calcext:value-type="float">
            <text:p>-2046</text:p>
          </table:table-cell>
        </table:table-row>
        <table:table-row table:style-name="ro1">
          <table:table-cell table:formula="of:= 1+[.A597]" office:value-type="float" office:value="598" calcext:value-type="float">
            <text:p>598</text:p>
          </table:table-cell>
          <table:table-cell office:value-type="float" office:value="-584" calcext:value-type="float">
            <text:p>-584</text:p>
          </table:table-cell>
        </table:table-row>
        <table:table-row table:style-name="ro1">
          <table:table-cell table:formula="of:= 1+[.A598]" office:value-type="float" office:value="599" calcext:value-type="float">
            <text:p>59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599]" office:value-type="float" office:value="600" calcext:value-type="float">
            <text:p>6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00]" office:value-type="float" office:value="601" calcext:value-type="float">
            <text:p>60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01]" office:value-type="float" office:value="602" calcext:value-type="float">
            <text:p>60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02]" office:value-type="float" office:value="603" calcext:value-type="float">
            <text:p>60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03]" office:value-type="float" office:value="604" calcext:value-type="float">
            <text:p>60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04]" office:value-type="float" office:value="605" calcext:value-type="float">
            <text:p>60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05]" office:value-type="float" office:value="606" calcext:value-type="float">
            <text:p>60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06]" office:value-type="float" office:value="607" calcext:value-type="float">
            <text:p>60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07]" office:value-type="float" office:value="608" calcext:value-type="float">
            <text:p>60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08]" office:value-type="float" office:value="609" calcext:value-type="float">
            <text:p>60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09]" office:value-type="float" office:value="610" calcext:value-type="float">
            <text:p>610</text:p>
          </table:table-cell>
          <table:table-cell office:value-type="float" office:value="-748" calcext:value-type="float">
            <text:p>-748</text:p>
          </table:table-cell>
        </table:table-row>
        <table:table-row table:style-name="ro1">
          <table:table-cell table:formula="of:= 1+[.A610]" office:value-type="float" office:value="611" calcext:value-type="float">
            <text:p>61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11]" office:value-type="float" office:value="612" calcext:value-type="float">
            <text:p>61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12]" office:value-type="float" office:value="613" calcext:value-type="float">
            <text:p>61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13]" office:value-type="float" office:value="614" calcext:value-type="float">
            <text:p>61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14]" office:value-type="float" office:value="615" calcext:value-type="float">
            <text:p>61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15]" office:value-type="float" office:value="616" calcext:value-type="float">
            <text:p>61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16]" office:value-type="float" office:value="617" calcext:value-type="float">
            <text:p>61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17]" office:value-type="float" office:value="618" calcext:value-type="float">
            <text:p>61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18]" office:value-type="float" office:value="619" calcext:value-type="float">
            <text:p>619</text:p>
          </table:table-cell>
          <table:table-cell office:value-type="float" office:value="-1064" calcext:value-type="float">
            <text:p>-1064</text:p>
          </table:table-cell>
        </table:table-row>
        <table:table-row table:style-name="ro1">
          <table:table-cell table:formula="of:= 1+[.A619]" office:value-type="float" office:value="620" calcext:value-type="float">
            <text:p>62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20]" office:value-type="float" office:value="621" calcext:value-type="float">
            <text:p>62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21]" office:value-type="float" office:value="622" calcext:value-type="float">
            <text:p>62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22]" office:value-type="float" office:value="623" calcext:value-type="float">
            <text:p>62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23]" office:value-type="float" office:value="624" calcext:value-type="float">
            <text:p>62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24]" office:value-type="float" office:value="625" calcext:value-type="float">
            <text:p>62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25]" office:value-type="float" office:value="626" calcext:value-type="float">
            <text:p>62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26]" office:value-type="float" office:value="627" calcext:value-type="float">
            <text:p>627</text:p>
          </table:table-cell>
          <table:table-cell office:value-type="float" office:value="-933" calcext:value-type="float">
            <text:p>-933</text:p>
          </table:table-cell>
        </table:table-row>
        <table:table-row table:style-name="ro1">
          <table:table-cell table:formula="of:= 1+[.A627]" office:value-type="float" office:value="628" calcext:value-type="float">
            <text:p>62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28]" office:value-type="float" office:value="629" calcext:value-type="float">
            <text:p>62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29]" office:value-type="float" office:value="630" calcext:value-type="float">
            <text:p>63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30]" office:value-type="float" office:value="631" calcext:value-type="float">
            <text:p>63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31]" office:value-type="float" office:value="632" calcext:value-type="float">
            <text:p>63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32]" office:value-type="float" office:value="633" calcext:value-type="float">
            <text:p>63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33]" office:value-type="float" office:value="634" calcext:value-type="float">
            <text:p>63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34]" office:value-type="float" office:value="635" calcext:value-type="float">
            <text:p>63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35]" office:value-type="float" office:value="636" calcext:value-type="float">
            <text:p>63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36]" office:value-type="float" office:value="637" calcext:value-type="float">
            <text:p>63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37]" office:value-type="float" office:value="638" calcext:value-type="float">
            <text:p>63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38]" office:value-type="float" office:value="639" calcext:value-type="float">
            <text:p>63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table:formula="of:= 1+[.A639]" office:value-type="float" office:value="640" calcext:value-type="float">
            <text:p>64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40]" office:value-type="float" office:value="641" calcext:value-type="float">
            <text:p>64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formula="of:= 1+[.A641]" office:value-type="float" office:value="642" calcext:value-type="float">
            <text:p>642</text:p>
          </table:table-cell>
          <table:table-cell office:value-type="float" office:value="-977" calcext:value-type="float">
            <text:p>-977</text:p>
          </table:table-cell>
        </table:table-row>
        <table:table-row table:style-name="ro1">
          <table:table-cell table:formula="of:= 1+[.A642]" office:value-type="float" office:value="643" calcext:value-type="float">
            <text:p>64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43]" office:value-type="float" office:value="644" calcext:value-type="float">
            <text:p>644</text:p>
          </table:table-cell>
          <table:table-cell office:value-type="float" office:value="-1956" calcext:value-type="float">
            <text:p>-1956</text:p>
          </table:table-cell>
        </table:table-row>
        <table:table-row table:style-name="ro1">
          <table:table-cell table:formula="of:= 1+[.A644]" office:value-type="float" office:value="645" calcext:value-type="float">
            <text:p>645</text:p>
          </table:table-cell>
          <table:table-cell office:value-type="float" office:value="-2046" calcext:value-type="float">
            <text:p>-2046</text:p>
          </table:table-cell>
        </table:table-row>
        <table:table-row table:style-name="ro1">
          <table:table-cell table:formula="of:= 1+[.A645]" office:value-type="float" office:value="646" calcext:value-type="float">
            <text:p>64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46]" office:value-type="float" office:value="647" calcext:value-type="float">
            <text:p>64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47]" office:value-type="float" office:value="648" calcext:value-type="float">
            <text:p>64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48]" office:value-type="float" office:value="649" calcext:value-type="float">
            <text:p>64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formula="of:= 1+[.A649]" office:value-type="float" office:value="650" calcext:value-type="float">
            <text:p>65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50]" office:value-type="float" office:value="651" calcext:value-type="float">
            <text:p>65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51]" office:value-type="float" office:value="652" calcext:value-type="float">
            <text:p>65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52]" office:value-type="float" office:value="653" calcext:value-type="float">
            <text:p>65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53]" office:value-type="float" office:value="654" calcext:value-type="float">
            <text:p>65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54]" office:value-type="float" office:value="655" calcext:value-type="float">
            <text:p>655</text:p>
          </table:table-cell>
          <table:table-cell office:value-type="float" office:value="-279" calcext:value-type="float">
            <text:p>-279</text:p>
          </table:table-cell>
        </table:table-row>
        <table:table-row table:style-name="ro1">
          <table:table-cell table:formula="of:= 1+[.A655]" office:value-type="float" office:value="656" calcext:value-type="float">
            <text:p>65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56]" office:value-type="float" office:value="657" calcext:value-type="float">
            <text:p>657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table:formula="of:= 1+[.A657]" office:value-type="float" office:value="658" calcext:value-type="float">
            <text:p>65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58]" office:value-type="float" office:value="659" calcext:value-type="float">
            <text:p>65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59]" office:value-type="float" office:value="660" calcext:value-type="float">
            <text:p>66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60]" office:value-type="float" office:value="661" calcext:value-type="float">
            <text:p>6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61]" office:value-type="float" office:value="662" calcext:value-type="float">
            <text:p>66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62]" office:value-type="float" office:value="663" calcext:value-type="float">
            <text:p>6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63]" office:value-type="float" office:value="664" calcext:value-type="float">
            <text:p>66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64]" office:value-type="float" office:value="665" calcext:value-type="float">
            <text:p>6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65]" office:value-type="float" office:value="666" calcext:value-type="float">
            <text:p>66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66]" office:value-type="float" office:value="667" calcext:value-type="float">
            <text:p>667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table:formula="of:= 1+[.A667]" office:value-type="float" office:value="668" calcext:value-type="float">
            <text:p>66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68]" office:value-type="float" office:value="669" calcext:value-type="float">
            <text:p>669</text:p>
          </table:table-cell>
          <table:table-cell office:value-type="float" office:value="-1514" calcext:value-type="float">
            <text:p>-1514</text:p>
          </table:table-cell>
        </table:table-row>
        <table:table-row table:style-name="ro1">
          <table:table-cell table:formula="of:= 1+[.A669]" office:value-type="float" office:value="670" calcext:value-type="float">
            <text:p>67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70]" office:value-type="float" office:value="671" calcext:value-type="float">
            <text:p>67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71]" office:value-type="float" office:value="672" calcext:value-type="float">
            <text:p>67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72]" office:value-type="float" office:value="673" calcext:value-type="float">
            <text:p>67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73]" office:value-type="float" office:value="674" calcext:value-type="float">
            <text:p>67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74]" office:value-type="float" office:value="675" calcext:value-type="float">
            <text:p>675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table:formula="of:= 1+[.A675]" office:value-type="float" office:value="676" calcext:value-type="float">
            <text:p>67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76]" office:value-type="float" office:value="677" calcext:value-type="float">
            <text:p>67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77]" office:value-type="float" office:value="678" calcext:value-type="float">
            <text:p>67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78]" office:value-type="float" office:value="679" calcext:value-type="float">
            <text:p>67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79]" office:value-type="float" office:value="680" calcext:value-type="float">
            <text:p>68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80]" office:value-type="float" office:value="681" calcext:value-type="float">
            <text:p>68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81]" office:value-type="float" office:value="682" calcext:value-type="float">
            <text:p>68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table:formula="of:= 1+[.A682]" office:value-type="float" office:value="683" calcext:value-type="float">
            <text:p>68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83]" office:value-type="float" office:value="684" calcext:value-type="float">
            <text:p>68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84]" office:value-type="float" office:value="685" calcext:value-type="float">
            <text:p>68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85]" office:value-type="float" office:value="686" calcext:value-type="float">
            <text:p>68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86]" office:value-type="float" office:value="687" calcext:value-type="float">
            <text:p>68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formula="of:= 1+[.A687]" office:value-type="float" office:value="688" calcext:value-type="float">
            <text:p>68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88]" office:value-type="float" office:value="689" calcext:value-type="float">
            <text:p>689</text:p>
          </table:table-cell>
          <table:table-cell office:value-type="float" office:value="-843" calcext:value-type="float">
            <text:p>-843</text:p>
          </table:table-cell>
        </table:table-row>
        <table:table-row table:style-name="ro1">
          <table:table-cell table:formula="of:= 1+[.A689]" office:value-type="float" office:value="690" calcext:value-type="float">
            <text:p>69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90]" office:value-type="float" office:value="691" calcext:value-type="float">
            <text:p>69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91]" office:value-type="float" office:value="692" calcext:value-type="float">
            <text:p>69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92]" office:value-type="float" office:value="693" calcext:value-type="float">
            <text:p>69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93]" office:value-type="float" office:value="694" calcext:value-type="float">
            <text:p>69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94]" office:value-type="float" office:value="695" calcext:value-type="float">
            <text:p>69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95]" office:value-type="float" office:value="696" calcext:value-type="float">
            <text:p>69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696]" office:value-type="float" office:value="697" calcext:value-type="float">
            <text:p>69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97]" office:value-type="float" office:value="698" calcext:value-type="float">
            <text:p>69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698]" office:value-type="float" office:value="699" calcext:value-type="float">
            <text:p>69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699]" office:value-type="float" office:value="700" calcext:value-type="float">
            <text:p>70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00]" office:value-type="float" office:value="701" calcext:value-type="float">
            <text:p>70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01]" office:value-type="float" office:value="702" calcext:value-type="float">
            <text:p>70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02]" office:value-type="float" office:value="703" calcext:value-type="float">
            <text:p>703</text:p>
          </table:table-cell>
          <table:table-cell office:value-type="float" office:value="-110" calcext:value-type="float">
            <text:p>-110</text:p>
          </table:table-cell>
        </table:table-row>
        <table:table-row table:style-name="ro1">
          <table:table-cell table:formula="of:= 1+[.A703]" office:value-type="float" office:value="704" calcext:value-type="float">
            <text:p>70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04]" office:value-type="float" office:value="705" calcext:value-type="float">
            <text:p>70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05]" office:value-type="float" office:value="706" calcext:value-type="float">
            <text:p>70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06]" office:value-type="float" office:value="707" calcext:value-type="float">
            <text:p>70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07]" office:value-type="float" office:value="708" calcext:value-type="float">
            <text:p>70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08]" office:value-type="float" office:value="709" calcext:value-type="float">
            <text:p>70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09]" office:value-type="float" office:value="710" calcext:value-type="float">
            <text:p>71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10]" office:value-type="float" office:value="711" calcext:value-type="float">
            <text:p>71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11]" office:value-type="float" office:value="712" calcext:value-type="float">
            <text:p>71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12]" office:value-type="float" office:value="713" calcext:value-type="float">
            <text:p>713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table:formula="of:= 1+[.A713]" office:value-type="float" office:value="714" calcext:value-type="float">
            <text:p>71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14]" office:value-type="float" office:value="715" calcext:value-type="float">
            <text:p>715</text:p>
          </table:table-cell>
          <table:table-cell office:value-type="float" office:value="-1998" calcext:value-type="float">
            <text:p>-1998</text:p>
          </table:table-cell>
        </table:table-row>
        <table:table-row table:style-name="ro1">
          <table:table-cell table:formula="of:= 1+[.A715]" office:value-type="float" office:value="716" calcext:value-type="float">
            <text:p>716</text:p>
          </table:table-cell>
          <table:table-cell office:value-type="float" office:value="-1820" calcext:value-type="float">
            <text:p>-1820</text:p>
          </table:table-cell>
        </table:table-row>
        <table:table-row table:style-name="ro1">
          <table:table-cell table:formula="of:= 1+[.A716]" office:value-type="float" office:value="717" calcext:value-type="float">
            <text:p>71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17]" office:value-type="float" office:value="718" calcext:value-type="float">
            <text:p>71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18]" office:value-type="float" office:value="719" calcext:value-type="float">
            <text:p>71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19]" office:value-type="float" office:value="720" calcext:value-type="float">
            <text:p>72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table:formula="of:= 1+[.A720]" office:value-type="float" office:value="721" calcext:value-type="float">
            <text:p>72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21]" office:value-type="float" office:value="722" calcext:value-type="float">
            <text:p>72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22]" office:value-type="float" office:value="723" calcext:value-type="float">
            <text:p>72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23]" office:value-type="float" office:value="724" calcext:value-type="float">
            <text:p>72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24]" office:value-type="float" office:value="725" calcext:value-type="float">
            <text:p>72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25]" office:value-type="float" office:value="726" calcext:value-type="float">
            <text:p>726</text:p>
          </table:table-cell>
          <table:table-cell office:value-type="float" office:value="-140" calcext:value-type="float">
            <text:p>-140</text:p>
          </table:table-cell>
        </table:table-row>
        <table:table-row table:style-name="ro1">
          <table:table-cell table:formula="of:= 1+[.A726]" office:value-type="float" office:value="727" calcext:value-type="float">
            <text:p>72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27]" office:value-type="float" office:value="728" calcext:value-type="float">
            <text:p>72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28]" office:value-type="float" office:value="729" calcext:value-type="float">
            <text:p>72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29]" office:value-type="float" office:value="730" calcext:value-type="float">
            <text:p>73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30]" office:value-type="float" office:value="731" calcext:value-type="float">
            <text:p>73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31]" office:value-type="float" office:value="732" calcext:value-type="float">
            <text:p>73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32]" office:value-type="float" office:value="733" calcext:value-type="float">
            <text:p>73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33]" office:value-type="float" office:value="734" calcext:value-type="float">
            <text:p>73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34]" office:value-type="float" office:value="735" calcext:value-type="float">
            <text:p>73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35]" office:value-type="float" office:value="736" calcext:value-type="float">
            <text:p>73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36]" office:value-type="float" office:value="737" calcext:value-type="float">
            <text:p>73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37]" office:value-type="float" office:value="738" calcext:value-type="float">
            <text:p>738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table:formula="of:= 1+[.A738]" office:value-type="float" office:value="739" calcext:value-type="float">
            <text:p>73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39]" office:value-type="float" office:value="740" calcext:value-type="float">
            <text:p>740</text:p>
          </table:table-cell>
          <table:table-cell office:value-type="float" office:value="-1351" calcext:value-type="float">
            <text:p>-1351</text:p>
          </table:table-cell>
        </table:table-row>
        <table:table-row table:style-name="ro1">
          <table:table-cell table:formula="of:= 1+[.A740]" office:value-type="float" office:value="741" calcext:value-type="float">
            <text:p>74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41]" office:value-type="float" office:value="742" calcext:value-type="float">
            <text:p>74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42]" office:value-type="float" office:value="743" calcext:value-type="float">
            <text:p>74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43]" office:value-type="float" office:value="744" calcext:value-type="float">
            <text:p>74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44]" office:value-type="float" office:value="745" calcext:value-type="float">
            <text:p>74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45]" office:value-type="float" office:value="746" calcext:value-type="float">
            <text:p>74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46]" office:value-type="float" office:value="747" calcext:value-type="float">
            <text:p>74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47]" office:value-type="float" office:value="748" calcext:value-type="float">
            <text:p>748</text:p>
          </table:table-cell>
          <table:table-cell office:value-type="float" office:value="-1628" calcext:value-type="float">
            <text:p>-1628</text:p>
          </table:table-cell>
        </table:table-row>
        <table:table-row table:style-name="ro1">
          <table:table-cell table:formula="of:= 1+[.A748]" office:value-type="float" office:value="749" calcext:value-type="float">
            <text:p>74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49]" office:value-type="float" office:value="750" calcext:value-type="float">
            <text:p>75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50]" office:value-type="float" office:value="751" calcext:value-type="float">
            <text:p>75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51]" office:value-type="float" office:value="752" calcext:value-type="float">
            <text:p>75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52]" office:value-type="float" office:value="753" calcext:value-type="float">
            <text:p>75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53]" office:value-type="float" office:value="754" calcext:value-type="float">
            <text:p>754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table:formula="of:= 1+[.A754]" office:value-type="float" office:value="755" calcext:value-type="float">
            <text:p>75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55]" office:value-type="float" office:value="756" calcext:value-type="float">
            <text:p>756</text:p>
          </table:table-cell>
          <table:table-cell office:value-type="float" office:value="-1055" calcext:value-type="float">
            <text:p>-1055</text:p>
          </table:table-cell>
        </table:table-row>
        <table:table-row table:style-name="ro1">
          <table:table-cell table:formula="of:= 1+[.A756]" office:value-type="float" office:value="757" calcext:value-type="float">
            <text:p>75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57]" office:value-type="float" office:value="758" calcext:value-type="float">
            <text:p>75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58]" office:value-type="float" office:value="759" calcext:value-type="float">
            <text:p>75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59]" office:value-type="float" office:value="760" calcext:value-type="float">
            <text:p>76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60]" office:value-type="float" office:value="761" calcext:value-type="float">
            <text:p>76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61]" office:value-type="float" office:value="762" calcext:value-type="float">
            <text:p>76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table:formula="of:= 1+[.A762]" office:value-type="float" office:value="763" calcext:value-type="float">
            <text:p>7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63]" office:value-type="float" office:value="764" calcext:value-type="float">
            <text:p>76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64]" office:value-type="float" office:value="765" calcext:value-type="float">
            <text:p>765</text:p>
          </table:table-cell>
          <table:table-cell office:value-type="float" office:value="-825" calcext:value-type="float">
            <text:p>-825</text:p>
          </table:table-cell>
        </table:table-row>
        <table:table-row table:style-name="ro1">
          <table:table-cell table:formula="of:= 1+[.A765]" office:value-type="float" office:value="766" calcext:value-type="float">
            <text:p>76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66]" office:value-type="float" office:value="767" calcext:value-type="float">
            <text:p>76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67]" office:value-type="float" office:value="768" calcext:value-type="float">
            <text:p>76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68]" office:value-type="float" office:value="769" calcext:value-type="float">
            <text:p>76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69]" office:value-type="float" office:value="770" calcext:value-type="float">
            <text:p>77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70]" office:value-type="float" office:value="771" calcext:value-type="float">
            <text:p>77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71]" office:value-type="float" office:value="772" calcext:value-type="float">
            <text:p>77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72]" office:value-type="float" office:value="773" calcext:value-type="float">
            <text:p>77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73]" office:value-type="float" office:value="774" calcext:value-type="float">
            <text:p>77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74]" office:value-type="float" office:value="775" calcext:value-type="float">
            <text:p>77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75]" office:value-type="float" office:value="776" calcext:value-type="float">
            <text:p>77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76]" office:value-type="float" office:value="777" calcext:value-type="float">
            <text:p>777</text:p>
          </table:table-cell>
          <table:table-cell office:value-type="float" office:value="-971" calcext:value-type="float">
            <text:p>-971</text:p>
          </table:table-cell>
        </table:table-row>
        <table:table-row table:style-name="ro1">
          <table:table-cell table:formula="of:= 1+[.A777]" office:value-type="float" office:value="778" calcext:value-type="float">
            <text:p>77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78]" office:value-type="float" office:value="779" calcext:value-type="float">
            <text:p>77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79]" office:value-type="float" office:value="780" calcext:value-type="float">
            <text:p>78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80]" office:value-type="float" office:value="781" calcext:value-type="float">
            <text:p>78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81]" office:value-type="float" office:value="782" calcext:value-type="float">
            <text:p>78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82]" office:value-type="float" office:value="783" calcext:value-type="float">
            <text:p>78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83]" office:value-type="float" office:value="784" calcext:value-type="float">
            <text:p>78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84]" office:value-type="float" office:value="785" calcext:value-type="float">
            <text:p>78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85]" office:value-type="float" office:value="786" calcext:value-type="float">
            <text:p>78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86]" office:value-type="float" office:value="787" calcext:value-type="float">
            <text:p>78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87]" office:value-type="float" office:value="788" calcext:value-type="float">
            <text:p>78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88]" office:value-type="float" office:value="789" calcext:value-type="float">
            <text:p>78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 1+[.A789]" office:value-type="float" office:value="790" calcext:value-type="float">
            <text:p>79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90]" office:value-type="float" office:value="791" calcext:value-type="float">
            <text:p>79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91]" office:value-type="float" office:value="792" calcext:value-type="float">
            <text:p>79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92]" office:value-type="float" office:value="793" calcext:value-type="float">
            <text:p>79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93]" office:value-type="float" office:value="794" calcext:value-type="float">
            <text:p>79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794]" office:value-type="float" office:value="795" calcext:value-type="float">
            <text:p>79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95]" office:value-type="float" office:value="796" calcext:value-type="float">
            <text:p>796</text:p>
          </table:table-cell>
          <table:table-cell office:value-type="float" office:value="-247" calcext:value-type="float">
            <text:p>-247</text:p>
          </table:table-cell>
        </table:table-row>
        <table:table-row table:style-name="ro1">
          <table:table-cell table:formula="of:= 1+[.A796]" office:value-type="float" office:value="797" calcext:value-type="float">
            <text:p>79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797]" office:value-type="float" office:value="798" calcext:value-type="float">
            <text:p>7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formula="of:= 1+[.A798]" office:value-type="float" office:value="799" calcext:value-type="float">
            <text:p>79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799]" office:value-type="float" office:value="800" calcext:value-type="float">
            <text:p>8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00]" office:value-type="float" office:value="801" calcext:value-type="float">
            <text:p>80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01]" office:value-type="float" office:value="802" calcext:value-type="float">
            <text:p>80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02]" office:value-type="float" office:value="803" calcext:value-type="float">
            <text:p>80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03]" office:value-type="float" office:value="804" calcext:value-type="float">
            <text:p>80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04]" office:value-type="float" office:value="805" calcext:value-type="float">
            <text:p>80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805]" office:value-type="float" office:value="806" calcext:value-type="float">
            <text:p>80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06]" office:value-type="float" office:value="807" calcext:value-type="float">
            <text:p>80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07]" office:value-type="float" office:value="808" calcext:value-type="float">
            <text:p>808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table:formula="of:= 1+[.A808]" office:value-type="float" office:value="809" calcext:value-type="float">
            <text:p>80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09]" office:value-type="float" office:value="810" calcext:value-type="float">
            <text:p>810</text:p>
          </table:table-cell>
          <table:table-cell office:value-type="float" office:value="-847" calcext:value-type="float">
            <text:p>-847</text:p>
          </table:table-cell>
        </table:table-row>
        <table:table-row table:style-name="ro1">
          <table:table-cell table:formula="of:= 1+[.A810]" office:value-type="float" office:value="811" calcext:value-type="float">
            <text:p>81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811]" office:value-type="float" office:value="812" calcext:value-type="float">
            <text:p>81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12]" office:value-type="float" office:value="813" calcext:value-type="float">
            <text:p>81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13]" office:value-type="float" office:value="814" calcext:value-type="float">
            <text:p>81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14]" office:value-type="float" office:value="815" calcext:value-type="float">
            <text:p>81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815]" office:value-type="float" office:value="816" calcext:value-type="float">
            <text:p>81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16]" office:value-type="float" office:value="817" calcext:value-type="float">
            <text:p>81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17]" office:value-type="float" office:value="818" calcext:value-type="float">
            <text:p>81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18]" office:value-type="float" office:value="819" calcext:value-type="float">
            <text:p>81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19]" office:value-type="float" office:value="820" calcext:value-type="float">
            <text:p>82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20]" office:value-type="float" office:value="821" calcext:value-type="float">
            <text:p>82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21]" office:value-type="float" office:value="822" calcext:value-type="float">
            <text:p>822</text:p>
          </table:table-cell>
          <table:table-cell office:value-type="float" office:value="-538" calcext:value-type="float">
            <text:p>-538</text:p>
          </table:table-cell>
        </table:table-row>
        <table:table-row table:style-name="ro1">
          <table:table-cell table:formula="of:= 1+[.A822]" office:value-type="float" office:value="823" calcext:value-type="float">
            <text:p>82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823]" office:value-type="float" office:value="824" calcext:value-type="float">
            <text:p>82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24]" office:value-type="float" office:value="825" calcext:value-type="float">
            <text:p>82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25]" office:value-type="float" office:value="826" calcext:value-type="float">
            <text:p>82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26]" office:value-type="float" office:value="827" calcext:value-type="float">
            <text:p>82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827]" office:value-type="float" office:value="828" calcext:value-type="float">
            <text:p>82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28]" office:value-type="float" office:value="829" calcext:value-type="float">
            <text:p>82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29]" office:value-type="float" office:value="830" calcext:value-type="float">
            <text:p>83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30]" office:value-type="float" office:value="831" calcext:value-type="float">
            <text:p>83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831]" office:value-type="float" office:value="832" calcext:value-type="float">
            <text:p>83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32]" office:value-type="float" office:value="833" calcext:value-type="float">
            <text:p>83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33]" office:value-type="float" office:value="834" calcext:value-type="float">
            <text:p>83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34]" office:value-type="float" office:value="835" calcext:value-type="float">
            <text:p>83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35]" office:value-type="float" office:value="836" calcext:value-type="float">
            <text:p>836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table:formula="of:= 1+[.A836]" office:value-type="float" office:value="837" calcext:value-type="float">
            <text:p>83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37]" office:value-type="float" office:value="838" calcext:value-type="float">
            <text:p>83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38]" office:value-type="float" office:value="839" calcext:value-type="float">
            <text:p>83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39]" office:value-type="float" office:value="840" calcext:value-type="float">
            <text:p>84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40]" office:value-type="float" office:value="841" calcext:value-type="float">
            <text:p>84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41]" office:value-type="float" office:value="842" calcext:value-type="float">
            <text:p>84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42]" office:value-type="float" office:value="843" calcext:value-type="float">
            <text:p>84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43]" office:value-type="float" office:value="844" calcext:value-type="float">
            <text:p>84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44]" office:value-type="float" office:value="845" calcext:value-type="float">
            <text:p>84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45]" office:value-type="float" office:value="846" calcext:value-type="float">
            <text:p>846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table:formula="of:= 1+[.A846]" office:value-type="float" office:value="847" calcext:value-type="float">
            <text:p>84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47]" office:value-type="float" office:value="848" calcext:value-type="float">
            <text:p>84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48]" office:value-type="float" office:value="849" calcext:value-type="float">
            <text:p>84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49]" office:value-type="float" office:value="850" calcext:value-type="float">
            <text:p>85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50]" office:value-type="float" office:value="851" calcext:value-type="float">
            <text:p>8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 1+[.A851]" office:value-type="float" office:value="852" calcext:value-type="float">
            <text:p>852</text:p>
          </table:table-cell>
          <table:table-cell office:value-type="float" office:value="-2002" calcext:value-type="float">
            <text:p>-2002</text:p>
          </table:table-cell>
        </table:table-row>
        <table:table-row table:style-name="ro1">
          <table:table-cell table:formula="of:= 1+[.A852]" office:value-type="float" office:value="853" calcext:value-type="float">
            <text:p>85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853]" office:value-type="float" office:value="854" calcext:value-type="float">
            <text:p>85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54]" office:value-type="float" office:value="855" calcext:value-type="float">
            <text:p>85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55]" office:value-type="float" office:value="856" calcext:value-type="float">
            <text:p>85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56]" office:value-type="float" office:value="857" calcext:value-type="float">
            <text:p>85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57]"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58]" office:value-type="float" office:value="859" calcext:value-type="float">
            <text:p>85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59]" office:value-type="float" office:value="860" calcext:value-type="float">
            <text:p>86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60]" office:value-type="float" office:value="861" calcext:value-type="float">
            <text:p>86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61]" office:value-type="float" office:value="862" calcext:value-type="float">
            <text:p>8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62]" office:value-type="float" office:value="863" calcext:value-type="float">
            <text:p>86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63]" office:value-type="float" office:value="864" calcext:value-type="float">
            <text:p>86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formula="of:= 1+[.A864]" office:value-type="float" office:value="865" calcext:value-type="float">
            <text:p>86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65]" office:value-type="float" office:value="866" calcext:value-type="float">
            <text:p>86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66]" office:value-type="float" office:value="867" calcext:value-type="float">
            <text:p>86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67]" office:value-type="float" office:value="868" calcext:value-type="float">
            <text:p>86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68]" office:value-type="float" office:value="869" calcext:value-type="float">
            <text:p>869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formula="of:= 1+[.A869]" office:value-type="float" office:value="870" calcext:value-type="float">
            <text:p>87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70]" office:value-type="float" office:value="871" calcext:value-type="float">
            <text:p>871</text:p>
          </table:table-cell>
          <table:table-cell office:value-type="float" office:value="-414" calcext:value-type="float">
            <text:p>-414</text:p>
          </table:table-cell>
        </table:table-row>
        <table:table-row table:style-name="ro1">
          <table:table-cell table:formula="of:= 1+[.A871]" office:value-type="float" office:value="872" calcext:value-type="float">
            <text:p>87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72]" office:value-type="float" office:value="873" calcext:value-type="float">
            <text:p>87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73]" office:value-type="float" office:value="874" calcext:value-type="float">
            <text:p>874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 table:formula="of:= 1+[.A874]" office:value-type="float" office:value="875" calcext:value-type="float">
            <text:p>87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875]" office:value-type="float" office:value="876" calcext:value-type="float">
            <text:p>876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table:formula="of:= 1+[.A876]" office:value-type="float" office:value="877" calcext:value-type="float">
            <text:p>87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877]" office:value-type="float" office:value="878" calcext:value-type="float">
            <text:p>87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78]" office:value-type="float" office:value="879" calcext:value-type="float">
            <text:p>87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79]" office:value-type="float" office:value="880" calcext:value-type="float">
            <text:p>88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80]" office:value-type="float" office:value="881" calcext:value-type="float">
            <text:p>88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81]" office:value-type="float" office:value="882" calcext:value-type="float">
            <text:p>88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82]" office:value-type="float" office:value="883" calcext:value-type="float">
            <text:p>88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83]" office:value-type="float" office:value="884" calcext:value-type="float">
            <text:p>88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84]" office:value-type="float" office:value="885" calcext:value-type="float">
            <text:p>88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85]" office:value-type="float" office:value="886" calcext:value-type="float">
            <text:p>88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formula="of:= 1+[.A886]" office:value-type="float" office:value="887" calcext:value-type="float">
            <text:p>88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87]" office:value-type="float" office:value="888" calcext:value-type="float">
            <text:p>88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88]" office:value-type="float" office:value="889" calcext:value-type="float">
            <text:p>88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89]" office:value-type="float" office:value="890" calcext:value-type="float">
            <text:p>89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90]" office:value-type="float" office:value="891" calcext:value-type="float">
            <text:p>89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891]" office:value-type="float" office:value="892" calcext:value-type="float">
            <text:p>892</text:p>
          </table:table-cell>
          <table:table-cell office:value-type="float" office:value="-1188" calcext:value-type="float">
            <text:p>-1188</text:p>
          </table:table-cell>
        </table:table-row>
        <table:table-row table:style-name="ro1">
          <table:table-cell table:formula="of:= 1+[.A892]" office:value-type="float" office:value="893" calcext:value-type="float">
            <text:p>89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93]" office:value-type="float" office:value="894" calcext:value-type="float">
            <text:p>89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94]" office:value-type="float" office:value="895" calcext:value-type="float">
            <text:p>89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895]" office:value-type="float" office:value="896" calcext:value-type="float">
            <text:p>89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96]" office:value-type="float" office:value="897" calcext:value-type="float">
            <text:p>89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97]" office:value-type="float" office:value="898" calcext:value-type="float">
            <text:p>89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898]" office:value-type="float" office:value="899" calcext:value-type="float">
            <text:p>89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899]" office:value-type="float" office:value="900" calcext:value-type="float">
            <text:p>90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formula="of:= 1+[.A900]" office:value-type="float" office:value="901" calcext:value-type="float">
            <text:p>90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01]" office:value-type="float" office:value="902" calcext:value-type="float">
            <text:p>90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02]" office:value-type="float" office:value="903" calcext:value-type="float">
            <text:p>90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03]" office:value-type="float" office:value="904" calcext:value-type="float">
            <text:p>90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04]" office:value-type="float" office:value="905" calcext:value-type="float">
            <text:p>90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table:formula="of:= 1+[.A905]" office:value-type="float" office:value="906" calcext:value-type="float">
            <text:p>90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06]" office:value-type="float" office:value="907" calcext:value-type="float">
            <text:p>90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07]" office:value-type="float" office:value="908" calcext:value-type="float">
            <text:p>90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08]" office:value-type="float" office:value="909" calcext:value-type="float">
            <text:p>90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09]" office:value-type="float" office:value="910" calcext:value-type="float">
            <text:p>91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10]" office:value-type="float" office:value="911" calcext:value-type="float">
            <text:p>91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11]" office:value-type="float" office:value="912" calcext:value-type="float">
            <text:p>91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12]" office:value-type="float" office:value="913" calcext:value-type="float">
            <text:p>91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13]" office:value-type="float" office:value="914" calcext:value-type="float">
            <text:p>914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table:formula="of:= 1+[.A914]" office:value-type="float" office:value="915" calcext:value-type="float">
            <text:p>91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15]" office:value-type="float" office:value="916" calcext:value-type="float">
            <text:p>916</text:p>
          </table:table-cell>
          <table:table-cell office:value-type="float" office:value="-278" calcext:value-type="float">
            <text:p>-278</text:p>
          </table:table-cell>
        </table:table-row>
        <table:table-row table:style-name="ro1">
          <table:table-cell table:formula="of:= 1+[.A916]" office:value-type="float" office:value="917" calcext:value-type="float">
            <text:p>91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17]" office:value-type="float" office:value="918" calcext:value-type="float">
            <text:p>91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18]" office:value-type="float" office:value="919" calcext:value-type="float">
            <text:p>91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19]" office:value-type="float" office:value="920" calcext:value-type="float">
            <text:p>92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20]" office:value-type="float" office:value="921" calcext:value-type="float">
            <text:p>92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21]" office:value-type="float" office:value="922" calcext:value-type="float">
            <text:p>92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22]" office:value-type="float" office:value="923" calcext:value-type="float">
            <text:p>92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23]" office:value-type="float" office:value="924" calcext:value-type="float">
            <text:p>92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24]" office:value-type="float" office:value="925" calcext:value-type="float">
            <text:p>92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25]" office:value-type="float" office:value="926" calcext:value-type="float">
            <text:p>92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26]" office:value-type="float" office:value="927" calcext:value-type="float">
            <text:p>92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27]" office:value-type="float" office:value="928" calcext:value-type="float">
            <text:p>928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table:formula="of:= 1+[.A928]" office:value-type="float" office:value="929" calcext:value-type="float">
            <text:p>92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29]" office:value-type="float" office:value="930" calcext:value-type="float">
            <text:p>930</text:p>
          </table:table-cell>
          <table:table-cell office:value-type="float" office:value="-2035" calcext:value-type="float">
            <text:p>-2035</text:p>
          </table:table-cell>
        </table:table-row>
        <table:table-row table:style-name="ro1">
          <table:table-cell table:formula="of:= 1+[.A930]" office:value-type="float" office:value="931" calcext:value-type="float">
            <text:p>93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31]" office:value-type="float" office:value="932" calcext:value-type="float">
            <text:p>93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32]" office:value-type="float" office:value="933" calcext:value-type="float">
            <text:p>93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33]" office:value-type="float" office:value="934" calcext:value-type="float">
            <text:p>934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table:formula="of:= 1+[.A934]" office:value-type="float" office:value="935" calcext:value-type="float">
            <text:p>93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35]" office:value-type="float" office:value="936" calcext:value-type="float">
            <text:p>936</text:p>
          </table:table-cell>
          <table:table-cell office:value-type="float" office:value="-249" calcext:value-type="float">
            <text:p>-249</text:p>
          </table:table-cell>
        </table:table-row>
        <table:table-row table:style-name="ro1">
          <table:table-cell table:formula="of:= 1+[.A936]" office:value-type="float" office:value="937" calcext:value-type="float">
            <text:p>93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37]" office:value-type="float" office:value="938" calcext:value-type="float">
            <text:p>93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38]" office:value-type="float" office:value="939" calcext:value-type="float">
            <text:p>93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39]" office:value-type="float" office:value="940" calcext:value-type="float">
            <text:p>94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40]" office:value-type="float" office:value="941" calcext:value-type="float">
            <text:p>94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41]" office:value-type="float" office:value="942" calcext:value-type="float">
            <text:p>94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42]" office:value-type="float" office:value="943" calcext:value-type="float">
            <text:p>94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43]" office:value-type="float" office:value="944" calcext:value-type="float">
            <text:p>94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44]" office:value-type="float" office:value="945" calcext:value-type="float">
            <text:p>94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45]" office:value-type="float" office:value="946" calcext:value-type="float">
            <text:p>94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46]" office:value-type="float" office:value="947" calcext:value-type="float">
            <text:p>94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47]" office:value-type="float" office:value="948" calcext:value-type="float">
            <text:p>94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formula="of:= 1+[.A948]" office:value-type="float" office:value="949" calcext:value-type="float">
            <text:p>94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49]" office:value-type="float" office:value="950" calcext:value-type="float">
            <text:p>950</text:p>
          </table:table-cell>
          <table:table-cell office:value-type="float" office:value="-612" calcext:value-type="float">
            <text:p>-612</text:p>
          </table:table-cell>
        </table:table-row>
        <table:table-row table:style-name="ro1">
          <table:table-cell table:formula="of:= 1+[.A950]" office:value-type="float" office:value="951" calcext:value-type="float">
            <text:p>95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51]" office:value-type="float" office:value="952" calcext:value-type="float">
            <text:p>95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52]" office:value-type="float" office:value="953" calcext:value-type="float">
            <text:p>95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53]" office:value-type="float" office:value="954" calcext:value-type="float">
            <text:p>95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54]" office:value-type="float" office:value="955" calcext:value-type="float">
            <text:p>95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55]" office:value-type="float" office:value="956" calcext:value-type="float">
            <text:p>95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56]" office:value-type="float" office:value="957" calcext:value-type="float">
            <text:p>95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57]" office:value-type="float" office:value="958" calcext:value-type="float">
            <text:p>95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58]" office:value-type="float" office:value="959" calcext:value-type="float">
            <text:p>95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59]" office:value-type="float" office:value="960" calcext:value-type="float">
            <text:p>960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table:formula="of:= 1+[.A960]" office:value-type="float" office:value="961" calcext:value-type="float">
            <text:p>96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61]" office:value-type="float" office:value="962" calcext:value-type="float">
            <text:p>962</text:p>
          </table:table-cell>
          <table:table-cell office:value-type="float" office:value="-774" calcext:value-type="float">
            <text:p>-774</text:p>
          </table:table-cell>
        </table:table-row>
        <table:table-row table:style-name="ro1">
          <table:table-cell table:formula="of:= 1+[.A962]" office:value-type="float" office:value="963" calcext:value-type="float">
            <text:p>96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63]" office:value-type="float" office:value="964" calcext:value-type="float">
            <text:p>964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table:formula="of:= 1+[.A964]" office:value-type="float" office:value="965" calcext:value-type="float">
            <text:p>96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65]" office:value-type="float" office:value="966" calcext:value-type="float">
            <text:p>9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66]" office:value-type="float" office:value="967" calcext:value-type="float">
            <text:p>96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67]" office:value-type="float" office:value="968" calcext:value-type="float">
            <text:p>96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68]" office:value-type="float" office:value="969" calcext:value-type="float">
            <text:p>96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69]" office:value-type="float" office:value="970" calcext:value-type="float">
            <text:p>97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70]" office:value-type="float" office:value="971" calcext:value-type="float">
            <text:p>97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71]" office:value-type="float" office:value="972" calcext:value-type="float">
            <text:p>97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72]" office:value-type="float" office:value="973" calcext:value-type="float">
            <text:p>97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73]" office:value-type="float" office:value="974" calcext:value-type="float">
            <text:p>974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table:formula="of:= 1+[.A974]" office:value-type="float" office:value="975" calcext:value-type="float">
            <text:p>97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75]" office:value-type="float" office:value="976" calcext:value-type="float">
            <text:p>97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76]" office:value-type="float" office:value="977" calcext:value-type="float">
            <text:p>97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77]" office:value-type="float" office:value="978" calcext:value-type="float">
            <text:p>97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78]" office:value-type="float" office:value="979" calcext:value-type="float">
            <text:p>97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79]" office:value-type="float" office:value="980" calcext:value-type="float">
            <text:p>98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80]" office:value-type="float" office:value="981" calcext:value-type="float">
            <text:p>981</text:p>
          </table:table-cell>
          <table:table-cell office:value-type="float" office:value="-239" calcext:value-type="float">
            <text:p>-239</text:p>
          </table:table-cell>
        </table:table-row>
        <table:table-row table:style-name="ro1">
          <table:table-cell table:formula="of:= 1+[.A981]" office:value-type="float" office:value="982" calcext:value-type="float">
            <text:p>982</text:p>
          </table:table-cell>
          <table:table-cell office:value-type="float" office:value="-2046" calcext:value-type="float">
            <text:p>-2046</text:p>
          </table:table-cell>
        </table:table-row>
        <table:table-row table:style-name="ro1">
          <table:table-cell table:formula="of:= 1+[.A982]" office:value-type="float" office:value="983" calcext:value-type="float">
            <text:p>983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table:formula="of:= 1+[.A983]" office:value-type="float" office:value="984" calcext:value-type="float">
            <text:p>98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84]" office:value-type="float" office:value="985" calcext:value-type="float">
            <text:p>98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85]" office:value-type="float" office:value="986" calcext:value-type="float">
            <text:p>98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86]" office:value-type="float" office:value="987" calcext:value-type="float">
            <text:p>98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87]" office:value-type="float" office:value="988" calcext:value-type="float">
            <text:p>98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88]" office:value-type="float" office:value="989" calcext:value-type="float">
            <text:p>98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89]" office:value-type="float" office:value="990" calcext:value-type="float">
            <text:p>99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90]" office:value-type="float" office:value="991" calcext:value-type="float">
            <text:p>99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91]" office:value-type="float" office:value="992" calcext:value-type="float">
            <text:p>99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92]" office:value-type="float" office:value="993" calcext:value-type="float">
            <text:p>993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table:formula="of:= 1+[.A993]" office:value-type="float" office:value="994" calcext:value-type="float">
            <text:p>99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94]" office:value-type="float" office:value="995" calcext:value-type="float">
            <text:p>995</text:p>
          </table:table-cell>
          <table:table-cell office:value-type="float" office:value="-926" calcext:value-type="float">
            <text:p>-926</text:p>
          </table:table-cell>
        </table:table-row>
        <table:table-row table:style-name="ro1">
          <table:table-cell table:formula="of:= 1+[.A995]" office:value-type="float" office:value="996" calcext:value-type="float">
            <text:p>99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996]" office:value-type="float" office:value="997" calcext:value-type="float">
            <text:p>99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97]" office:value-type="float" office:value="998" calcext:value-type="float">
            <text:p>99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998]" office:value-type="float" office:value="999" calcext:value-type="float">
            <text:p>99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999]" office:value-type="float" office:value="1000" calcext:value-type="float">
            <text:p>100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00]" office:value-type="float" office:value="1001" calcext:value-type="float">
            <text:p>100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01]" office:value-type="float" office:value="1002" calcext:value-type="float">
            <text:p>100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02]" office:value-type="float" office:value="1003" calcext:value-type="float">
            <text:p>100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03]" office:value-type="float" office:value="1004" calcext:value-type="float">
            <text:p>100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04]" office:value-type="float" office:value="1005" calcext:value-type="float">
            <text:p>100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05]" office:value-type="float" office:value="1006" calcext:value-type="float">
            <text:p>100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06]" office:value-type="float" office:value="1007" calcext:value-type="float">
            <text:p>1007</text:p>
          </table:table-cell>
          <table:table-cell office:value-type="float" office:value="-182" calcext:value-type="float">
            <text:p>-182</text:p>
          </table:table-cell>
        </table:table-row>
        <table:table-row table:style-name="ro1">
          <table:table-cell table:formula="of:= 1+[.A1007]" office:value-type="float" office:value="1008" calcext:value-type="float">
            <text:p>100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08]" office:value-type="float" office:value="1009" calcext:value-type="float">
            <text:p>100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09]" office:value-type="float" office:value="1010" calcext:value-type="float">
            <text:p>101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10]" office:value-type="float" office:value="1011" calcext:value-type="float">
            <text:p>101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11]" office:value-type="float" office:value="1012" calcext:value-type="float">
            <text:p>101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12]" office:value-type="float" office:value="1013" calcext:value-type="float">
            <text:p>101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13]" office:value-type="float" office:value="1014" calcext:value-type="float">
            <text:p>101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14]" office:value-type="float" office:value="1015" calcext:value-type="float">
            <text:p>101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15]" office:value-type="float" office:value="1016" calcext:value-type="float">
            <text:p>101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16]" office:value-type="float" office:value="1017" calcext:value-type="float">
            <text:p>101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17]" office:value-type="float" office:value="1018" calcext:value-type="float">
            <text:p>101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18]" office:value-type="float" office:value="1019" calcext:value-type="float">
            <text:p>101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19]" office:value-type="float" office:value="1020" calcext:value-type="float">
            <text:p>102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20]" office:value-type="float" office:value="1021" calcext:value-type="float">
            <text:p>1021</text:p>
          </table:table-cell>
          <table:table-cell office:value-type="float" office:value="-391" calcext:value-type="float">
            <text:p>-391</text:p>
          </table:table-cell>
        </table:table-row>
        <table:table-row table:style-name="ro1">
          <table:table-cell table:formula="of:= 1+[.A1021]" office:value-type="float" office:value="1022" calcext:value-type="float">
            <text:p>102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22]" office:value-type="float" office:value="1023" calcext:value-type="float">
            <text:p>102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23]" office:value-type="float" office:value="1024" calcext:value-type="float">
            <text:p>102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24]" office:value-type="float" office:value="1025" calcext:value-type="float">
            <text:p>102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25]" office:value-type="float" office:value="1026" calcext:value-type="float">
            <text:p>102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26]" office:value-type="float" office:value="1027" calcext:value-type="float">
            <text:p>102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27]" office:value-type="float" office:value="1028" calcext:value-type="float">
            <text:p>102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28]" office:value-type="float" office:value="1029" calcext:value-type="float">
            <text:p>102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29]" office:value-type="float" office:value="1030" calcext:value-type="float">
            <text:p>103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30]" office:value-type="float" office:value="1031" calcext:value-type="float">
            <text:p>103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31]" office:value-type="float" office:value="1032" calcext:value-type="float">
            <text:p>103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32]" office:value-type="float" office:value="1033" calcext:value-type="float">
            <text:p>1033</text:p>
          </table:table-cell>
          <table:table-cell office:value-type="float" office:value="-711" calcext:value-type="float">
            <text:p>-711</text:p>
          </table:table-cell>
        </table:table-row>
        <table:table-row table:style-name="ro1">
          <table:table-cell table:formula="of:= 1+[.A1033]" office:value-type="float" office:value="1034" calcext:value-type="float">
            <text:p>103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34]" office:value-type="float" office:value="1035" calcext:value-type="float">
            <text:p>103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35]" office:value-type="float" office:value="1036" calcext:value-type="float">
            <text:p>103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36]" office:value-type="float" office:value="1037" calcext:value-type="float">
            <text:p>103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37]" office:value-type="float" office:value="1038" calcext:value-type="float">
            <text:p>103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38]" office:value-type="float" office:value="1039" calcext:value-type="float">
            <text:p>103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39]" office:value-type="float" office:value="1040" calcext:value-type="float">
            <text:p>104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40]" office:value-type="float" office:value="1041" calcext:value-type="float">
            <text:p>104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41]" office:value-type="float" office:value="1042" calcext:value-type="float">
            <text:p>104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42]" office:value-type="float" office:value="1043" calcext:value-type="float">
            <text:p>104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43]" office:value-type="float" office:value="1044" calcext:value-type="float">
            <text:p>104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44]" office:value-type="float" office:value="1045" calcext:value-type="float">
            <text:p>1045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table:formula="of:= 1+[.A1045]" office:value-type="float" office:value="1046" calcext:value-type="float">
            <text:p>104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46]" office:value-type="float" office:value="1047" calcext:value-type="float">
            <text:p>104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47]" office:value-type="float" office:value="1048" calcext:value-type="float">
            <text:p>104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48]" office:value-type="float" office:value="1049" calcext:value-type="float">
            <text:p>104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49]" office:value-type="float" office:value="1050" calcext:value-type="float">
            <text:p>105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50]" office:value-type="float" office:value="1051" calcext:value-type="float">
            <text:p>105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51]" office:value-type="float" office:value="1052" calcext:value-type="float">
            <text:p>105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52]" office:value-type="float" office:value="1053" calcext:value-type="float">
            <text:p>105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53]" office:value-type="float" office:value="1054" calcext:value-type="float">
            <text:p>105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54]" office:value-type="float" office:value="1055" calcext:value-type="float">
            <text:p>1055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table:formula="of:= 1+[.A1055]" office:value-type="float" office:value="1056" calcext:value-type="float">
            <text:p>105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56]" office:value-type="float" office:value="1057" calcext:value-type="float">
            <text:p>10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 1+[.A1057]" office:value-type="float" office:value="1058" calcext:value-type="float">
            <text:p>105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58]" office:value-type="float" office:value="1059" calcext:value-type="float">
            <text:p>105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59]" office:value-type="float" office:value="1060" calcext:value-type="float">
            <text:p>106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60]" office:value-type="float" office:value="1061" calcext:value-type="float">
            <text:p>106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61]" office:value-type="float" office:value="1062" calcext:value-type="float">
            <text:p>1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62]" office:value-type="float" office:value="1063" calcext:value-type="float">
            <text:p>106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63]" office:value-type="float" office:value="1064" calcext:value-type="float">
            <text:p>1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64]" office:value-type="float" office:value="1065" calcext:value-type="float">
            <text:p>106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65]" office:value-type="float" office:value="1066" calcext:value-type="float">
            <text:p>10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66]" office:value-type="float" office:value="1067" calcext:value-type="float">
            <text:p>106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67]" office:value-type="float" office:value="1068" calcext:value-type="float">
            <text:p>1068</text:p>
          </table:table-cell>
          <table:table-cell office:value-type="float" office:value="-682" calcext:value-type="float">
            <text:p>-682</text:p>
          </table:table-cell>
        </table:table-row>
        <table:table-row table:style-name="ro1">
          <table:table-cell table:formula="of:= 1+[.A1068]" office:value-type="float" office:value="1069" calcext:value-type="float">
            <text:p>106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69]" office:value-type="float" office:value="1070" calcext:value-type="float">
            <text:p>107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70]" office:value-type="float" office:value="1071" calcext:value-type="float">
            <text:p>107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71]" office:value-type="float" office:value="1072" calcext:value-type="float">
            <text:p>107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72]" office:value-type="float" office:value="1073" calcext:value-type="float">
            <text:p>107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73]" office:value-type="float" office:value="1074" calcext:value-type="float">
            <text:p>107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74]" office:value-type="float" office:value="1075" calcext:value-type="float">
            <text:p>107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75]" office:value-type="float" office:value="1076" calcext:value-type="float">
            <text:p>107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76]" office:value-type="float" office:value="1077" calcext:value-type="float">
            <text:p>107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77]" office:value-type="float" office:value="1078" calcext:value-type="float">
            <text:p>107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78]" office:value-type="float" office:value="1079" calcext:value-type="float">
            <text:p>107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79]" office:value-type="float" office:value="1080" calcext:value-type="float">
            <text:p>1080</text:p>
          </table:table-cell>
          <table:table-cell office:value-type="float" office:value="-110" calcext:value-type="float">
            <text:p>-110</text:p>
          </table:table-cell>
        </table:table-row>
        <table:table-row table:style-name="ro1">
          <table:table-cell table:formula="of:= 1+[.A1080]" office:value-type="float" office:value="1081" calcext:value-type="float">
            <text:p>1081</text:p>
          </table:table-cell>
          <table:table-cell office:value-type="float" office:value="-2046" calcext:value-type="float">
            <text:p>-2046</text:p>
          </table:table-cell>
        </table:table-row>
        <table:table-row table:style-name="ro1">
          <table:table-cell table:formula="of:= 1+[.A1081]" office:value-type="float" office:value="1082" calcext:value-type="float">
            <text:p>1082</text:p>
          </table:table-cell>
          <table:table-cell office:value-type="float" office:value="-1305" calcext:value-type="float">
            <text:p>-1305</text:p>
          </table:table-cell>
        </table:table-row>
        <table:table-row table:style-name="ro1">
          <table:table-cell table:formula="of:= 1+[.A1082]" office:value-type="float" office:value="1083" calcext:value-type="float">
            <text:p>1083</text:p>
          </table:table-cell>
          <table:table-cell office:value-type="float" office:value="-1290" calcext:value-type="float">
            <text:p>-1290</text:p>
          </table:table-cell>
        </table:table-row>
        <table:table-row table:style-name="ro1">
          <table:table-cell table:formula="of:= 1+[.A1083]" office:value-type="float" office:value="1084" calcext:value-type="float">
            <text:p>108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84]" office:value-type="float" office:value="1085" calcext:value-type="float">
            <text:p>108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85]" office:value-type="float" office:value="1086" calcext:value-type="float">
            <text:p>108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86]" office:value-type="float" office:value="1087" calcext:value-type="float">
            <text:p>108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87]" office:value-type="float" office:value="1088" calcext:value-type="float">
            <text:p>108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88]" office:value-type="float" office:value="1089" calcext:value-type="float">
            <text:p>108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 1+[.A1089]" office:value-type="float" office:value="1090" calcext:value-type="float">
            <text:p>1090</text:p>
          </table:table-cell>
          <table:table-cell office:value-type="float" office:value="-691" calcext:value-type="float">
            <text:p>-691</text:p>
          </table:table-cell>
        </table:table-row>
        <table:table-row table:style-name="ro1">
          <table:table-cell table:formula="of:= 1+[.A1090]" office:value-type="float" office:value="1091" calcext:value-type="float">
            <text:p>1091</text:p>
          </table:table-cell>
          <table:table-cell office:value-type="float" office:value="-1952" calcext:value-type="float">
            <text:p>-1952</text:p>
          </table:table-cell>
        </table:table-row>
        <table:table-row table:style-name="ro1">
          <table:table-cell table:formula="of:= 1+[.A1091]" office:value-type="float" office:value="1092" calcext:value-type="float">
            <text:p>109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92]" office:value-type="float" office:value="1093" calcext:value-type="float">
            <text:p>109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93]" office:value-type="float" office:value="1094" calcext:value-type="float">
            <text:p>109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94]" office:value-type="float" office:value="1095" calcext:value-type="float">
            <text:p>1095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table:formula="of:= 1+[.A1095]" office:value-type="float" office:value="1096" calcext:value-type="float">
            <text:p>109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096]" office:value-type="float" office:value="1097" calcext:value-type="float">
            <text:p>1097</text:p>
          </table:table-cell>
          <table:table-cell office:value-type="float" office:value="-2025" calcext:value-type="float">
            <text:p>-2025</text:p>
          </table:table-cell>
        </table:table-row>
        <table:table-row table:style-name="ro1">
          <table:table-cell table:formula="of:= 1+[.A1097]" office:value-type="float" office:value="1098" calcext:value-type="float">
            <text:p>109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098]" office:value-type="float" office:value="1099" calcext:value-type="float">
            <text:p>109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099]" office:value-type="float" office:value="1100" calcext:value-type="float">
            <text:p>110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00]" office:value-type="float" office:value="1101" calcext:value-type="float">
            <text:p>110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01]" office:value-type="float" office:value="1102" calcext:value-type="float">
            <text:p>110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02]" office:value-type="float" office:value="1103" calcext:value-type="float">
            <text:p>1103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formula="of:= 1+[.A1103]" office:value-type="float" office:value="1104" calcext:value-type="float">
            <text:p>110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04]" office:value-type="float" office:value="1105" calcext:value-type="float">
            <text:p>110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05]" office:value-type="float" office:value="1106" calcext:value-type="float">
            <text:p>110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06]" office:value-type="float" office:value="1107" calcext:value-type="float">
            <text:p>110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07]" office:value-type="float" office:value="1108" calcext:value-type="float">
            <text:p>1108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table:formula="of:= 1+[.A1108]" office:value-type="float" office:value="1109" calcext:value-type="float">
            <text:p>110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09]" office:value-type="float" office:value="1110" calcext:value-type="float">
            <text:p>1110</text:p>
          </table:table-cell>
          <table:table-cell office:value-type="float" office:value="-1154" calcext:value-type="float">
            <text:p>-1154</text:p>
          </table:table-cell>
        </table:table-row>
        <table:table-row table:style-name="ro1">
          <table:table-cell table:formula="of:= 1+[.A1110]" office:value-type="float" office:value="1111" calcext:value-type="float">
            <text:p>111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11]" office:value-type="float" office:value="1112" calcext:value-type="float">
            <text:p>111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12]" office:value-type="float" office:value="1113" calcext:value-type="float">
            <text:p>111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13]" office:value-type="float" office:value="1114" calcext:value-type="float">
            <text:p>111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14]" office:value-type="float" office:value="1115" calcext:value-type="float">
            <text:p>111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15]" office:value-type="float" office:value="1116" calcext:value-type="float">
            <text:p>111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formula="of:= 1+[.A1116]" office:value-type="float" office:value="1117" calcext:value-type="float">
            <text:p>111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17]" office:value-type="float" office:value="1118" calcext:value-type="float">
            <text:p>111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18]" office:value-type="float" office:value="1119" calcext:value-type="float">
            <text:p>111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19]" office:value-type="float" office:value="1120" calcext:value-type="float">
            <text:p>112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120]" office:value-type="float" office:value="1121" calcext:value-type="float">
            <text:p>112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21]" office:value-type="float" office:value="1122" calcext:value-type="float">
            <text:p>112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22]" office:value-type="float" office:value="1123" calcext:value-type="float">
            <text:p>112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23]" office:value-type="float" office:value="1124" calcext:value-type="float">
            <text:p>112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24]" office:value-type="float" office:value="1125" calcext:value-type="float">
            <text:p>1125</text:p>
          </table:table-cell>
          <table:table-cell office:value-type="float" office:value="-1990" calcext:value-type="float">
            <text:p>-1990</text:p>
          </table:table-cell>
        </table:table-row>
        <table:table-row table:style-name="ro1">
          <table:table-cell table:formula="of:= 1+[.A1125]" office:value-type="float" office:value="1126" calcext:value-type="float">
            <text:p>112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126]" office:value-type="float" office:value="1127" calcext:value-type="float">
            <text:p>112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27]" office:value-type="float" office:value="1128" calcext:value-type="float">
            <text:p>112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28]" office:value-type="float" office:value="1129" calcext:value-type="float">
            <text:p>112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29]" office:value-type="float" office:value="1130" calcext:value-type="float">
            <text:p>113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30]" office:value-type="float" office:value="1131" calcext:value-type="float">
            <text:p>113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formula="of:= 1+[.A1131]" office:value-type="float" office:value="1132" calcext:value-type="float">
            <text:p>113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132]" office:value-type="float" office:value="1133" calcext:value-type="float">
            <text:p>113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133]" office:value-type="float" office:value="1134" calcext:value-type="float">
            <text:p>113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34]" office:value-type="float" office:value="1135" calcext:value-type="float">
            <text:p>113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135]" office:value-type="float" office:value="1136" calcext:value-type="float">
            <text:p>113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36]" office:value-type="float" office:value="1137" calcext:value-type="float">
            <text:p>113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137]" office:value-type="float" office:value="1138" calcext:value-type="float">
            <text:p>1138</text:p>
          </table:table-cell>
          <table:table-cell office:value-type="float" office:value="-990" calcext:value-type="float">
            <text:p>-990</text:p>
          </table:table-cell>
        </table:table-row>
        <table:table-row table:style-name="ro1">
          <table:table-cell table:formula="of:= 1+[.A1138]" office:value-type="float" office:value="1139" calcext:value-type="float">
            <text:p>113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39]" office:value-type="float" office:value="1140" calcext:value-type="float">
            <text:p>114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40]" office:value-type="float" office:value="1141" calcext:value-type="float">
            <text:p>114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41]" office:value-type="float" office:value="1142" calcext:value-type="float">
            <text:p>114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42]" office:value-type="float" office:value="1143" calcext:value-type="float">
            <text:p>114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43]" office:value-type="float" office:value="1144" calcext:value-type="float">
            <text:p>114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44]" office:value-type="float" office:value="1145" calcext:value-type="float">
            <text:p>114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145]" office:value-type="float" office:value="1146" calcext:value-type="float">
            <text:p>114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46]" office:value-type="float" office:value="1147" calcext:value-type="float">
            <text:p>114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47]" office:value-type="float" office:value="1148" calcext:value-type="float">
            <text:p>114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48]" office:value-type="float" office:value="1149" calcext:value-type="float">
            <text:p>114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49]" office:value-type="float" office:value="1150" calcext:value-type="float">
            <text:p>115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formula="of:= 1+[.A1150]" office:value-type="float" office:value="1151" calcext:value-type="float">
            <text:p>115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151]" office:value-type="float" office:value="1152" calcext:value-type="float">
            <text:p>115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52]" office:value-type="float" office:value="1153" calcext:value-type="float">
            <text:p>115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53]" office:value-type="float" office:value="1154" calcext:value-type="float">
            <text:p>1154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table:formula="of:= 1+[.A1154]" office:value-type="float" office:value="1155" calcext:value-type="float">
            <text:p>115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155]" office:value-type="float" office:value="1156" calcext:value-type="float">
            <text:p>1156</text:p>
          </table:table-cell>
          <table:table-cell office:value-type="float" office:value="-254" calcext:value-type="float">
            <text:p>-254</text:p>
          </table:table-cell>
        </table:table-row>
        <table:table-row table:style-name="ro1">
          <table:table-cell table:formula="of:= 1+[.A1156]" office:value-type="float" office:value="1157" calcext:value-type="float">
            <text:p>115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57]" office:value-type="float" office:value="1158" calcext:value-type="float">
            <text:p>1158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table:formula="of:= 1+[.A1158]" office:value-type="float" office:value="1159" calcext:value-type="float">
            <text:p>115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159]" office:value-type="float" office:value="1160" calcext:value-type="float">
            <text:p>116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60]" office:value-type="float" office:value="1161" calcext:value-type="float">
            <text:p>116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161]" office:value-type="float" office:value="1162" calcext:value-type="float">
            <text:p>11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62]" office:value-type="float" office:value="1163" calcext:value-type="float">
            <text:p>116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63]" office:value-type="float" office:value="1164" calcext:value-type="float">
            <text:p>11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64]" office:value-type="float" office:value="1165" calcext:value-type="float">
            <text:p>116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65]" office:value-type="float" office:value="1166" calcext:value-type="float">
            <text:p>11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66]" office:value-type="float" office:value="1167" calcext:value-type="float">
            <text:p>116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167]" office:value-type="float" office:value="1168" calcext:value-type="float">
            <text:p>1168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formula="of:= 1+[.A1168]" office:value-type="float" office:value="1169" calcext:value-type="float">
            <text:p>116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169]" office:value-type="float" office:value="1170" calcext:value-type="float">
            <text:p>117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70]" office:value-type="float" office:value="1171" calcext:value-type="float">
            <text:p>117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71]" office:value-type="float" office:value="1172" calcext:value-type="float">
            <text:p>117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72]" office:value-type="float" office:value="1173" calcext:value-type="float">
            <text:p>117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173]" office:value-type="float" office:value="1174" calcext:value-type="float">
            <text:p>117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table:formula="of:= 1+[.A1174]" office:value-type="float" office:value="1175" calcext:value-type="float">
            <text:p>117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75]" office:value-type="float" office:value="1176" calcext:value-type="float">
            <text:p>1176</text:p>
          </table:table-cell>
          <table:table-cell office:value-type="float" office:value="-1846" calcext:value-type="float">
            <text:p>-1846</text:p>
          </table:table-cell>
        </table:table-row>
        <table:table-row table:style-name="ro1">
          <table:table-cell table:formula="of:= 1+[.A1176]" office:value-type="float" office:value="1177" calcext:value-type="float">
            <text:p>117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77]" office:value-type="float" office:value="1178" calcext:value-type="float">
            <text:p>117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78]" office:value-type="float" office:value="1179" calcext:value-type="float">
            <text:p>117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179]" office:value-type="float" office:value="1180" calcext:value-type="float">
            <text:p>118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80]" office:value-type="float" office:value="1181" calcext:value-type="float">
            <text:p>118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81]" office:value-type="float" office:value="1182" calcext:value-type="float">
            <text:p>1182</text:p>
          </table:table-cell>
          <table:table-cell office:value-type="float" office:value="-724" calcext:value-type="float">
            <text:p>-724</text:p>
          </table:table-cell>
        </table:table-row>
        <table:table-row table:style-name="ro1">
          <table:table-cell table:formula="of:= 1+[.A1182]" office:value-type="float" office:value="1183" calcext:value-type="float">
            <text:p>118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83]" office:value-type="float" office:value="1184" calcext:value-type="float">
            <text:p>118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84]" office:value-type="float" office:value="1185" calcext:value-type="float">
            <text:p>118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85]" office:value-type="float" office:value="1186" calcext:value-type="float">
            <text:p>118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86]" office:value-type="float" office:value="1187" calcext:value-type="float">
            <text:p>118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87]" office:value-type="float" office:value="1188" calcext:value-type="float">
            <text:p>118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88]" office:value-type="float" office:value="1189" calcext:value-type="float">
            <text:p>118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89]" office:value-type="float" office:value="1190" calcext:value-type="float">
            <text:p>119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90]" office:value-type="float" office:value="1191" calcext:value-type="float">
            <text:p>119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91]" office:value-type="float" office:value="1192" calcext:value-type="float">
            <text:p>119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192]" office:value-type="float" office:value="1193" calcext:value-type="float">
            <text:p>119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93]" office:value-type="float" office:value="1194" calcext:value-type="float">
            <text:p>1194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table:formula="of:= 1+[.A1194]" office:value-type="float" office:value="1195" calcext:value-type="float">
            <text:p>119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195]" office:value-type="float" office:value="1196" calcext:value-type="float">
            <text:p>119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96]" office:value-type="float" office:value="1197" calcext:value-type="float">
            <text:p>1197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table:formula="of:= 1+[.A1197]" office:value-type="float" office:value="1198" calcext:value-type="float">
            <text:p>119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198]" office:value-type="float" office:value="1199" calcext:value-type="float">
            <text:p>1199</text:p>
          </table:table-cell>
          <table:table-cell office:value-type="float" office:value="-909" calcext:value-type="float">
            <text:p>-909</text:p>
          </table:table-cell>
        </table:table-row>
        <table:table-row table:style-name="ro1">
          <table:table-cell table:formula="of:= 1+[.A1199]" office:value-type="float" office:value="1200" calcext:value-type="float">
            <text:p>120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00]" office:value-type="float" office:value="1201" calcext:value-type="float">
            <text:p>120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01]" office:value-type="float" office:value="1202" calcext:value-type="float">
            <text:p>120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02]" office:value-type="float" office:value="1203" calcext:value-type="float">
            <text:p>120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03]" office:value-type="float" office:value="1204" calcext:value-type="float">
            <text:p>120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04]" office:value-type="float" office:value="1205" calcext:value-type="float">
            <text:p>120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05]" office:value-type="float" office:value="1206" calcext:value-type="float">
            <text:p>120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06]" office:value-type="float" office:value="1207" calcext:value-type="float">
            <text:p>120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07]" office:value-type="float" office:value="1208" calcext:value-type="float">
            <text:p>120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08]" office:value-type="float" office:value="1209" calcext:value-type="float">
            <text:p>120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09]" office:value-type="float" office:value="1210" calcext:value-type="float">
            <text:p>121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10]" office:value-type="float" office:value="1211" calcext:value-type="float">
            <text:p>121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table:formula="of:= 1+[.A1211]" office:value-type="float" office:value="1212" calcext:value-type="float">
            <text:p>121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12]" office:value-type="float" office:value="1213" calcext:value-type="float">
            <text:p>1213</text:p>
          </table:table-cell>
          <table:table-cell office:value-type="float" office:value="-677" calcext:value-type="float">
            <text:p>-677</text:p>
          </table:table-cell>
        </table:table-row>
        <table:table-row table:style-name="ro1">
          <table:table-cell table:formula="of:= 1+[.A1213]" office:value-type="float" office:value="1214" calcext:value-type="float">
            <text:p>121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14]" office:value-type="float" office:value="1215" calcext:value-type="float">
            <text:p>121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15]" office:value-type="float" office:value="1216" calcext:value-type="float">
            <text:p>121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16]" office:value-type="float" office:value="1217" calcext:value-type="float">
            <text:p>121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17]" office:value-type="float" office:value="1218" calcext:value-type="float">
            <text:p>121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18]" office:value-type="float" office:value="1219" calcext:value-type="float">
            <text:p>121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19]" office:value-type="float" office:value="1220" calcext:value-type="float">
            <text:p>122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20]" office:value-type="float" office:value="1221" calcext:value-type="float">
            <text:p>122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21]" office:value-type="float" office:value="1222" calcext:value-type="float">
            <text:p>122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22]" office:value-type="float" office:value="1223" calcext:value-type="float">
            <text:p>122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23]" office:value-type="float" office:value="1224" calcext:value-type="float">
            <text:p>122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24]" office:value-type="float" office:value="1225" calcext:value-type="float">
            <text:p>1225</text:p>
          </table:table-cell>
          <table:table-cell office:value-type="float" office:value="-1276" calcext:value-type="float">
            <text:p>-1276</text:p>
          </table:table-cell>
        </table:table-row>
        <table:table-row table:style-name="ro1">
          <table:table-cell table:formula="of:= 1+[.A1225]" office:value-type="float" office:value="1226" calcext:value-type="float">
            <text:p>122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26]" office:value-type="float" office:value="1227" calcext:value-type="float">
            <text:p>122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27]" office:value-type="float" office:value="1228" calcext:value-type="float">
            <text:p>122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28]" office:value-type="float" office:value="1229" calcext:value-type="float">
            <text:p>122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29]" office:value-type="float" office:value="1230" calcext:value-type="float">
            <text:p>123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30]" office:value-type="float" office:value="1231" calcext:value-type="float">
            <text:p>1231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table:formula="of:= 1+[.A1231]" office:value-type="float" office:value="1232" calcext:value-type="float">
            <text:p>123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32]" office:value-type="float" office:value="1233" calcext:value-type="float">
            <text:p>1233</text:p>
          </table:table-cell>
          <table:table-cell office:value-type="float" office:value="-913" calcext:value-type="float">
            <text:p>-913</text:p>
          </table:table-cell>
        </table:table-row>
        <table:table-row table:style-name="ro1">
          <table:table-cell table:formula="of:= 1+[.A1233]" office:value-type="float" office:value="1234" calcext:value-type="float">
            <text:p>123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34]" office:value-type="float" office:value="1235" calcext:value-type="float">
            <text:p>123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35]" office:value-type="float" office:value="1236" calcext:value-type="float">
            <text:p>123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36]" office:value-type="float" office:value="1237" calcext:value-type="float">
            <text:p>123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37]" office:value-type="float" office:value="1238" calcext:value-type="float">
            <text:p>123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38]" office:value-type="float" office:value="1239" calcext:value-type="float">
            <text:p>123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39]" office:value-type="float" office:value="1240" calcext:value-type="float">
            <text:p>124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40]" office:value-type="float" office:value="1241" calcext:value-type="float">
            <text:p>124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41]" office:value-type="float" office:value="1242" calcext:value-type="float">
            <text:p>124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42]" office:value-type="float" office:value="1243" calcext:value-type="float">
            <text:p>124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43]" office:value-type="float" office:value="1244" calcext:value-type="float">
            <text:p>124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44]" office:value-type="float" office:value="1245" calcext:value-type="float">
            <text:p>124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45]" office:value-type="float" office:value="1246" calcext:value-type="float">
            <text:p>1246</text:p>
          </table:table-cell>
          <table:table-cell office:value-type="float" office:value="-2046" calcext:value-type="float">
            <text:p>-2046</text:p>
          </table:table-cell>
        </table:table-row>
        <table:table-row table:style-name="ro1">
          <table:table-cell table:formula="of:= 1+[.A1246]" office:value-type="float" office:value="1247" calcext:value-type="float">
            <text:p>1247</text:p>
          </table:table-cell>
          <table:table-cell office:value-type="float" office:value="-1826" calcext:value-type="float">
            <text:p>-1826</text:p>
          </table:table-cell>
        </table:table-row>
        <table:table-row table:style-name="ro1">
          <table:table-cell table:formula="of:= 1+[.A1247]" office:value-type="float" office:value="1248" calcext:value-type="float">
            <text:p>124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48]" office:value-type="float" office:value="1249" calcext:value-type="float">
            <text:p>124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49]" office:value-type="float" office:value="1250" calcext:value-type="float">
            <text:p>125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50]" office:value-type="float" office:value="1251" calcext:value-type="float">
            <text:p>125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51]" office:value-type="float" office:value="1252" calcext:value-type="float">
            <text:p>125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52]" office:value-type="float" office:value="1253" calcext:value-type="float">
            <text:p>125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table:formula="of:= 1+[.A1253]" office:value-type="float" office:value="1254" calcext:value-type="float">
            <text:p>125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54]" office:value-type="float" office:value="1255" calcext:value-type="float">
            <text:p>125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55]" office:value-type="float" office:value="1256" calcext:value-type="float">
            <text:p>125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56]" office:value-type="float" office:value="1257" calcext:value-type="float">
            <text:p>125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57]" office:value-type="float" office:value="1258" calcext:value-type="float">
            <text:p>1258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formula="of:= 1+[.A1258]" office:value-type="float" office:value="1259" calcext:value-type="float">
            <text:p>125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59]" office:value-type="float" office:value="1260" calcext:value-type="float">
            <text:p>1260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 table:formula="of:= 1+[.A1260]" office:value-type="float" office:value="1261" calcext:value-type="float">
            <text:p>126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61]" office:value-type="float" office:value="1262" calcext:value-type="float">
            <text:p>12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62]" office:value-type="float" office:value="1263" calcext:value-type="float">
            <text:p>126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63]" office:value-type="float" office:value="1264" calcext:value-type="float">
            <text:p>12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64]" office:value-type="float" office:value="1265" calcext:value-type="float">
            <text:p>126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65]" office:value-type="float" office:value="1266" calcext:value-type="float">
            <text:p>12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66]" office:value-type="float" office:value="1267" calcext:value-type="float">
            <text:p>126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67]" office:value-type="float" office:value="1268" calcext:value-type="float">
            <text:p>126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68]" office:value-type="float" office:value="1269" calcext:value-type="float">
            <text:p>126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69]" office:value-type="float" office:value="1270" calcext:value-type="float">
            <text:p>127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70]" office:value-type="float" office:value="1271" calcext:value-type="float">
            <text:p>127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71]" office:value-type="float" office:value="1272" calcext:value-type="float">
            <text:p>127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formula="of:= 1+[.A1272]" office:value-type="float" office:value="1273" calcext:value-type="float">
            <text:p>127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73]" office:value-type="float" office:value="1274" calcext:value-type="float">
            <text:p>127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74]" office:value-type="float" office:value="1275" calcext:value-type="float">
            <text:p>127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75]" office:value-type="float" office:value="1276" calcext:value-type="float">
            <text:p>1276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table:formula="of:= 1+[.A1276]" office:value-type="float" office:value="1277" calcext:value-type="float">
            <text:p>127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77]" office:value-type="float" office:value="1278" calcext:value-type="float">
            <text:p>1278</text:p>
          </table:table-cell>
          <table:table-cell office:value-type="float" office:value="-809" calcext:value-type="float">
            <text:p>-809</text:p>
          </table:table-cell>
        </table:table-row>
        <table:table-row table:style-name="ro1">
          <table:table-cell table:formula="of:= 1+[.A1278]" office:value-type="float" office:value="1279" calcext:value-type="float">
            <text:p>127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79]" office:value-type="float" office:value="1280" calcext:value-type="float">
            <text:p>1280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table:formula="of:= 1+[.A1280]" office:value-type="float" office:value="1281" calcext:value-type="float">
            <text:p>128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81]" office:value-type="float" office:value="1282" calcext:value-type="float">
            <text:p>128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82]" office:value-type="float" office:value="1283" calcext:value-type="float">
            <text:p>128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83]" office:value-type="float" office:value="1284" calcext:value-type="float">
            <text:p>128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84]" office:value-type="float" office:value="1285" calcext:value-type="float">
            <text:p>128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85]" office:value-type="float" office:value="1286" calcext:value-type="float">
            <text:p>128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86]" office:value-type="float" office:value="1287" calcext:value-type="float">
            <text:p>128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87]" office:value-type="float" office:value="1288" calcext:value-type="float">
            <text:p>128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88]" office:value-type="float" office:value="1289" calcext:value-type="float">
            <text:p>128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89]" office:value-type="float" office:value="1290" calcext:value-type="float">
            <text:p>129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formula="of:= 1+[.A1290]" office:value-type="float" office:value="1291" calcext:value-type="float">
            <text:p>129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91]" office:value-type="float" office:value="1292" calcext:value-type="float">
            <text:p>129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92]" office:value-type="float" office:value="1293" calcext:value-type="float">
            <text:p>129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93]" office:value-type="float" office:value="1294" calcext:value-type="float">
            <text:p>129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94]" office:value-type="float" office:value="1295" calcext:value-type="float">
            <text:p>129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295]" office:value-type="float" office:value="1296" calcext:value-type="float">
            <text:p>129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296]" office:value-type="float" office:value="1297" calcext:value-type="float">
            <text:p>12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 1+[.A1297]" office:value-type="float" office:value="1298" calcext:value-type="float">
            <text:p>1298</text:p>
          </table:table-cell>
          <table:table-cell office:value-type="float" office:value="-1638" calcext:value-type="float">
            <text:p>-1638</text:p>
          </table:table-cell>
        </table:table-row>
        <table:table-row table:style-name="ro1">
          <table:table-cell table:formula="of:= 1+[.A1298]" office:value-type="float" office:value="1299" calcext:value-type="float">
            <text:p>129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299]" office:value-type="float" office:value="1300" calcext:value-type="float">
            <text:p>13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00]" office:value-type="float" office:value="1301" calcext:value-type="float">
            <text:p>130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301]" office:value-type="float" office:value="1302" calcext:value-type="float">
            <text:p>130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02]" office:value-type="float" office:value="1303" calcext:value-type="float">
            <text:p>130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03]" office:value-type="float" office:value="1304" calcext:value-type="float">
            <text:p>130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04]" office:value-type="float" office:value="1305" calcext:value-type="float">
            <text:p>130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05]" office:value-type="float" office:value="1306" calcext:value-type="float">
            <text:p>130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06]" office:value-type="float" office:value="1307" calcext:value-type="float">
            <text:p>130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307]" office:value-type="float" office:value="1308" calcext:value-type="float">
            <text:p>1308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table:formula="of:= 1+[.A1308]" office:value-type="float" office:value="1309" calcext:value-type="float">
            <text:p>130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309]" office:value-type="float" office:value="1310" calcext:value-type="float">
            <text:p>131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10]" office:value-type="float" office:value="1311" calcext:value-type="float">
            <text:p>131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11]" office:value-type="float" office:value="1312" calcext:value-type="float">
            <text:p>131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12]" office:value-type="float" office:value="1313" calcext:value-type="float">
            <text:p>131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13]" office:value-type="float" office:value="1314" calcext:value-type="float">
            <text:p>131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formula="of:= 1+[.A1314]" office:value-type="float" office:value="1315" calcext:value-type="float">
            <text:p>131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315]" office:value-type="float" office:value="1316" calcext:value-type="float">
            <text:p>131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16]" office:value-type="float" office:value="1317" calcext:value-type="float">
            <text:p>131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17]" office:value-type="float" office:value="1318" calcext:value-type="float">
            <text:p>131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318]" office:value-type="float" office:value="1319" calcext:value-type="float">
            <text:p>1319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table:formula="of:= 1+[.A1319]" office:value-type="float" office:value="1320" calcext:value-type="float">
            <text:p>132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20]" office:value-type="float" office:value="1321" calcext:value-type="float">
            <text:p>132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table:formula="of:= 1+[.A1321]" office:value-type="float" office:value="1322" calcext:value-type="float">
            <text:p>132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22]" office:value-type="float" office:value="1323" calcext:value-type="float">
            <text:p>132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23]" office:value-type="float" office:value="1324" calcext:value-type="float">
            <text:p>132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24]" office:value-type="float" office:value="1325" calcext:value-type="float">
            <text:p>132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25]" office:value-type="float" office:value="1326" calcext:value-type="float">
            <text:p>1326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table:formula="of:= 1+[.A1326]" office:value-type="float" office:value="1327" calcext:value-type="float">
            <text:p>132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327]" office:value-type="float" office:value="1328" calcext:value-type="float">
            <text:p>132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28]" office:value-type="float" office:value="1329" calcext:value-type="float">
            <text:p>132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29]" office:value-type="float" office:value="1330" calcext:value-type="float">
            <text:p>133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30]" office:value-type="float" office:value="1331" calcext:value-type="float">
            <text:p>133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31]" office:value-type="float" office:value="1332" calcext:value-type="float">
            <text:p>1332</text:p>
          </table:table-cell>
          <table:table-cell office:value-type="float" office:value="-607" calcext:value-type="float">
            <text:p>-607</text:p>
          </table:table-cell>
        </table:table-row>
        <table:table-row table:style-name="ro1">
          <table:table-cell table:formula="of:= 1+[.A1332]" office:value-type="float" office:value="1333" calcext:value-type="float">
            <text:p>133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333]" office:value-type="float" office:value="1334" calcext:value-type="float">
            <text:p>133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34]" office:value-type="float" office:value="1335" calcext:value-type="float">
            <text:p>133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335]" office:value-type="float" office:value="1336" calcext:value-type="float">
            <text:p>133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36]" office:value-type="float" office:value="1337" calcext:value-type="float">
            <text:p>133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337]" office:value-type="float" office:value="1338" calcext:value-type="float">
            <text:p>133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38]" office:value-type="float" office:value="1339" calcext:value-type="float">
            <text:p>133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formula="of:= 1+[.A1339]" office:value-type="float" office:value="1340" calcext:value-type="float">
            <text:p>134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340]" office:value-type="float" office:value="1341" calcext:value-type="float">
            <text:p>134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41]" office:value-type="float" office:value="1342" calcext:value-type="float">
            <text:p>134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42]" office:value-type="float" office:value="1343" calcext:value-type="float">
            <text:p>134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43]" office:value-type="float" office:value="1344" calcext:value-type="float">
            <text:p>134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44]" office:value-type="float" office:value="1345" calcext:value-type="float">
            <text:p>134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45]" office:value-type="float" office:value="1346" calcext:value-type="float">
            <text:p>134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46]" office:value-type="float" office:value="1347" calcext:value-type="float">
            <text:p>134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347]" office:value-type="float" office:value="1348" calcext:value-type="float">
            <text:p>1348</text:p>
          </table:table-cell>
          <table:table-cell office:value-type="float" office:value="-1017" calcext:value-type="float">
            <text:p>-1017</text:p>
          </table:table-cell>
        </table:table-row>
        <table:table-row table:style-name="ro1">
          <table:table-cell table:formula="of:= 1+[.A1348]" office:value-type="float" office:value="1349" calcext:value-type="float">
            <text:p>134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49]" office:value-type="float" office:value="1350" calcext:value-type="float">
            <text:p>135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50]" office:value-type="float" office:value="1351" calcext:value-type="float">
            <text:p>135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51]" office:value-type="float" office:value="1352" calcext:value-type="float">
            <text:p>135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52]" office:value-type="float" office:value="1353" calcext:value-type="float">
            <text:p>135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53]" office:value-type="float" office:value="1354" calcext:value-type="float">
            <text:p>1354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table:formula="of:= 1+[.A1354]" office:value-type="float" office:value="1355" calcext:value-type="float">
            <text:p>135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355]" office:value-type="float" office:value="1356" calcext:value-type="float">
            <text:p>1356</text:p>
          </table:table-cell>
          <table:table-cell office:value-type="float" office:value="-393" calcext:value-type="float">
            <text:p>-393</text:p>
          </table:table-cell>
        </table:table-row>
        <table:table-row table:style-name="ro1">
          <table:table-cell table:formula="of:= 1+[.A1356]" office:value-type="float" office:value="1357" calcext:value-type="float">
            <text:p>135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57]" office:value-type="float" office:value="1358" calcext:value-type="float">
            <text:p>135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58]" office:value-type="float" office:value="1359" calcext:value-type="float">
            <text:p>135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359]" office:value-type="float" office:value="1360" calcext:value-type="float">
            <text:p>136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60]" office:value-type="float" office:value="1361" calcext:value-type="float">
            <text:p>136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361]" office:value-type="float" office:value="1362" calcext:value-type="float">
            <text:p>13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62]" office:value-type="float" office:value="1363" calcext:value-type="float">
            <text:p>136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363]" office:value-type="float" office:value="1364" calcext:value-type="float">
            <text:p>13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64]" office:value-type="float" office:value="1365" calcext:value-type="float">
            <text:p>136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65]" office:value-type="float" office:value="1366" calcext:value-type="float">
            <text:p>13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66]" office:value-type="float" office:value="1367" calcext:value-type="float">
            <text:p>136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367]" office:value-type="float" office:value="1368" calcext:value-type="float">
            <text:p>1368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table:formula="of:= 1+[.A1368]" office:value-type="float" office:value="1369" calcext:value-type="float">
            <text:p>136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369]" office:value-type="float" office:value="1370" calcext:value-type="float">
            <text:p>1370</text:p>
          </table:table-cell>
          <table:table-cell office:value-type="float" office:value="-1671" calcext:value-type="float">
            <text:p>-1671</text:p>
          </table:table-cell>
        </table:table-row>
        <table:table-row table:style-name="ro1">
          <table:table-cell table:formula="of:= 1+[.A1370]" office:value-type="float" office:value="1371" calcext:value-type="float">
            <text:p>137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71]" office:value-type="float" office:value="1372" calcext:value-type="float">
            <text:p>137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72]" office:value-type="float" office:value="1373" calcext:value-type="float">
            <text:p>137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73]" office:value-type="float" office:value="1374" calcext:value-type="float">
            <text:p>137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74]" office:value-type="float" office:value="1375" calcext:value-type="float">
            <text:p>137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75]" office:value-type="float" office:value="1376" calcext:value-type="float">
            <text:p>137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 1+[.A1376]" office:value-type="float" office:value="1377" calcext:value-type="float">
            <text:p>1377</text:p>
          </table:table-cell>
          <table:table-cell office:value-type="float" office:value="-2038" calcext:value-type="float">
            <text:p>-2038</text:p>
          </table:table-cell>
        </table:table-row>
        <table:table-row table:style-name="ro1">
          <table:table-cell table:formula="of:= 1+[.A1377]" office:value-type="float" office:value="1378" calcext:value-type="float">
            <text:p>137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378]" office:value-type="float" office:value="1379" calcext:value-type="float">
            <text:p>137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79]" office:value-type="float" office:value="1380" calcext:value-type="float">
            <text:p>138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380]" office:value-type="float" office:value="1381" calcext:value-type="float">
            <text:p>138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81]" office:value-type="float" office:value="1382" calcext:value-type="float">
            <text:p>138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82]" office:value-type="float" office:value="1383" calcext:value-type="float">
            <text:p>138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83]" office:value-type="float" office:value="1384" calcext:value-type="float">
            <text:p>138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84]" office:value-type="float" office:value="1385" calcext:value-type="float">
            <text:p>138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85]" office:value-type="float" office:value="1386" calcext:value-type="float">
            <text:p>138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86]" office:value-type="float" office:value="1387" calcext:value-type="float">
            <text:p>1387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table:formula="of:= 1+[.A1387]" office:value-type="float" office:value="1388" calcext:value-type="float">
            <text:p>138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88]" office:value-type="float" office:value="1389" calcext:value-type="float">
            <text:p>1389</text:p>
          </table:table-cell>
          <table:table-cell office:value-type="float" office:value="-1710" calcext:value-type="float">
            <text:p>-1710</text:p>
          </table:table-cell>
        </table:table-row>
        <table:table-row table:style-name="ro1">
          <table:table-cell table:formula="of:= 1+[.A1389]" office:value-type="float" office:value="1390" calcext:value-type="float">
            <text:p>139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90]" office:value-type="float" office:value="1391" calcext:value-type="float">
            <text:p>139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91]" office:value-type="float" office:value="1392" calcext:value-type="float">
            <text:p>139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392]" office:value-type="float" office:value="1393" calcext:value-type="float">
            <text:p>139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93]" office:value-type="float" office:value="1394" calcext:value-type="float">
            <text:p>139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94]" office:value-type="float" office:value="1395" calcext:value-type="float">
            <text:p>139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table:formula="of:= 1+[.A1395]" office:value-type="float" office:value="1396" calcext:value-type="float">
            <text:p>139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96]" office:value-type="float" office:value="1397" calcext:value-type="float">
            <text:p>139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97]" office:value-type="float" office:value="1398" calcext:value-type="float">
            <text:p>139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398]" office:value-type="float" office:value="1399" calcext:value-type="float">
            <text:p>139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399]" office:value-type="float" office:value="1400" calcext:value-type="float">
            <text:p>14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00]" office:value-type="float" office:value="1401" calcext:value-type="float">
            <text:p>140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01]" office:value-type="float" office:value="1402" calcext:value-type="float">
            <text:p>1402</text:p>
          </table:table-cell>
          <table:table-cell office:value-type="float" office:value="-158" calcext:value-type="float">
            <text:p>-158</text:p>
          </table:table-cell>
        </table:table-row>
        <table:table-row table:style-name="ro1">
          <table:table-cell table:formula="of:= 1+[.A1402]" office:value-type="float" office:value="1403" calcext:value-type="float">
            <text:p>140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03]" office:value-type="float" office:value="1404" calcext:value-type="float">
            <text:p>140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04]" office:value-type="float" office:value="1405" calcext:value-type="float">
            <text:p>140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05]" office:value-type="float" office:value="1406" calcext:value-type="float">
            <text:p>140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06]" office:value-type="float" office:value="1407" calcext:value-type="float">
            <text:p>140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07]" office:value-type="float" office:value="1408" calcext:value-type="float">
            <text:p>140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08]" office:value-type="float" office:value="1409" calcext:value-type="float">
            <text:p>140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09]" office:value-type="float" office:value="1410" calcext:value-type="float">
            <text:p>141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10]" office:value-type="float" office:value="1411" calcext:value-type="float">
            <text:p>141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11]" office:value-type="float" office:value="1412" calcext:value-type="float">
            <text:p>141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12]" office:value-type="float" office:value="1413" calcext:value-type="float">
            <text:p>141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13]" office:value-type="float" office:value="1414" calcext:value-type="float">
            <text:p>141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table:formula="of:= 1+[.A1414]" office:value-type="float" office:value="1415" calcext:value-type="float">
            <text:p>141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15]" office:value-type="float" office:value="1416" calcext:value-type="float">
            <text:p>141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16]" office:value-type="float" office:value="1417" calcext:value-type="float">
            <text:p>141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17]" office:value-type="float" office:value="1418" calcext:value-type="float">
            <text:p>141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18]" office:value-type="float" office:value="1419" calcext:value-type="float">
            <text:p>141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19]" office:value-type="float" office:value="1420" calcext:value-type="float">
            <text:p>1420</text:p>
          </table:table-cell>
          <table:table-cell office:value-type="float" office:value="-871" calcext:value-type="float">
            <text:p>-871</text:p>
          </table:table-cell>
        </table:table-row>
        <table:table-row table:style-name="ro1">
          <table:table-cell table:formula="of:= 1+[.A1420]" office:value-type="float" office:value="1421" calcext:value-type="float">
            <text:p>142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21]" office:value-type="float" office:value="1422" calcext:value-type="float">
            <text:p>142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formula="of:= 1+[.A1422]" office:value-type="float" office:value="1423" calcext:value-type="float">
            <text:p>1423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formula="of:= 1+[.A1423]" office:value-type="float" office:value="1424" calcext:value-type="float">
            <text:p>142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24]" office:value-type="float" office:value="1425" calcext:value-type="float">
            <text:p>1425</text:p>
          </table:table-cell>
          <table:table-cell office:value-type="float" office:value="-384" calcext:value-type="float">
            <text:p>-384</text:p>
          </table:table-cell>
        </table:table-row>
        <table:table-row table:style-name="ro1">
          <table:table-cell table:formula="of:= 1+[.A1425]" office:value-type="float" office:value="1426" calcext:value-type="float">
            <text:p>142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26]" office:value-type="float" office:value="1427" calcext:value-type="float">
            <text:p>142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27]" office:value-type="float" office:value="1428" calcext:value-type="float">
            <text:p>142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28]" office:value-type="float" office:value="1429" calcext:value-type="float">
            <text:p>142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29]" office:value-type="float" office:value="1430" calcext:value-type="float">
            <text:p>143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30]" office:value-type="float" office:value="1431" calcext:value-type="float">
            <text:p>143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31]" office:value-type="float" office:value="1432" calcext:value-type="float">
            <text:p>143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32]" office:value-type="float" office:value="1433" calcext:value-type="float">
            <text:p>143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33]" office:value-type="float" office:value="1434" calcext:value-type="float">
            <text:p>143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34]" office:value-type="float" office:value="1435" calcext:value-type="float">
            <text:p>143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35]" office:value-type="float" office:value="1436" calcext:value-type="float">
            <text:p>143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36]" office:value-type="float" office:value="1437" calcext:value-type="float">
            <text:p>143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formula="of:= 1+[.A1437]" office:value-type="float" office:value="1438" calcext:value-type="float">
            <text:p>1438</text:p>
          </table:table-cell>
          <table:table-cell office:value-type="float" office:value="-2042" calcext:value-type="float">
            <text:p>-2042</text:p>
          </table:table-cell>
        </table:table-row>
        <table:table-row table:style-name="ro1">
          <table:table-cell table:formula="of:= 1+[.A1438]" office:value-type="float" office:value="1439" calcext:value-type="float">
            <text:p>1439</text:p>
          </table:table-cell>
          <table:table-cell office:value-type="float" office:value="-2038" calcext:value-type="float">
            <text:p>-2038</text:p>
          </table:table-cell>
        </table:table-row>
        <table:table-row table:style-name="ro1">
          <table:table-cell table:formula="of:= 1+[.A1439]" office:value-type="float" office:value="1440" calcext:value-type="float">
            <text:p>144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40]" office:value-type="float" office:value="1441" calcext:value-type="float">
            <text:p>144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41]" office:value-type="float" office:value="1442" calcext:value-type="float">
            <text:p>144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42]" office:value-type="float" office:value="1443" calcext:value-type="float">
            <text:p>144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43]" office:value-type="float" office:value="1444" calcext:value-type="float">
            <text:p>144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44]" office:value-type="float" office:value="1445" calcext:value-type="float">
            <text:p>1445</text:p>
          </table:table-cell>
          <table:table-cell office:value-type="float" office:value="-111" calcext:value-type="float">
            <text:p>-111</text:p>
          </table:table-cell>
        </table:table-row>
        <table:table-row table:style-name="ro1">
          <table:table-cell table:formula="of:= 1+[.A1445]" office:value-type="float" office:value="1446" calcext:value-type="float">
            <text:p>144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46]" office:value-type="float" office:value="1447" calcext:value-type="float">
            <text:p>144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47]" office:value-type="float" office:value="1448" calcext:value-type="float">
            <text:p>144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48]" office:value-type="float" office:value="1449" calcext:value-type="float">
            <text:p>144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49]" office:value-type="float" office:value="1450" calcext:value-type="float">
            <text:p>145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50]" office:value-type="float" office:value="1451" calcext:value-type="float">
            <text:p>145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51]" office:value-type="float" office:value="1452" calcext:value-type="float">
            <text:p>145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52]" office:value-type="float" office:value="1453" calcext:value-type="float">
            <text:p>145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53]" office:value-type="float" office:value="1454" calcext:value-type="float">
            <text:p>145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54]" office:value-type="float" office:value="1455" calcext:value-type="float">
            <text:p>145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55]" office:value-type="float" office:value="1456" calcext:value-type="float">
            <text:p>145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56]" office:value-type="float" office:value="1457" calcext:value-type="float">
            <text:p>145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57]" office:value-type="float" office:value="1458" calcext:value-type="float">
            <text:p>145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58]" office:value-type="float" office:value="1459" calcext:value-type="float">
            <text:p>1459</text:p>
          </table:table-cell>
          <table:table-cell office:value-type="float" office:value="-737" calcext:value-type="float">
            <text:p>-737</text:p>
          </table:table-cell>
        </table:table-row>
        <table:table-row table:style-name="ro1">
          <table:table-cell table:formula="of:= 1+[.A1459]" office:value-type="float" office:value="1460" calcext:value-type="float">
            <text:p>146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60]" office:value-type="float" office:value="1461" calcext:value-type="float">
            <text:p>14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61]" office:value-type="float" office:value="1462" calcext:value-type="float">
            <text:p>146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62]" office:value-type="float" office:value="1463" calcext:value-type="float">
            <text:p>14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63]" office:value-type="float" office:value="1464" calcext:value-type="float">
            <text:p>146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64]" office:value-type="float" office:value="1465" calcext:value-type="float">
            <text:p>14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65]" office:value-type="float" office:value="1466" calcext:value-type="float">
            <text:p>146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66]" office:value-type="float" office:value="1467" calcext:value-type="float">
            <text:p>146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67]" office:value-type="float" office:value="1468" calcext:value-type="float">
            <text:p>146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68]" office:value-type="float" office:value="1469" calcext:value-type="float">
            <text:p>1469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table:formula="of:= 1+[.A1469]" office:value-type="float" office:value="1470" calcext:value-type="float">
            <text:p>147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70]" office:value-type="float" office:value="1471" calcext:value-type="float">
            <text:p>1471</text:p>
          </table:table-cell>
          <table:table-cell office:value-type="float" office:value="-490" calcext:value-type="float">
            <text:p>-490</text:p>
          </table:table-cell>
        </table:table-row>
        <table:table-row table:style-name="ro1">
          <table:table-cell table:formula="of:= 1+[.A1471]" office:value-type="float" office:value="1472" calcext:value-type="float">
            <text:p>147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72]" office:value-type="float" office:value="1473" calcext:value-type="float">
            <text:p>1473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table:formula="of:= 1+[.A1473]" office:value-type="float" office:value="1474" calcext:value-type="float">
            <text:p>147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74]" office:value-type="float" office:value="1475" calcext:value-type="float">
            <text:p>147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75]" office:value-type="float" office:value="1476" calcext:value-type="float">
            <text:p>147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76]" office:value-type="float" office:value="1477" calcext:value-type="float">
            <text:p>147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77]" office:value-type="float" office:value="1478" calcext:value-type="float">
            <text:p>147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78]" office:value-type="float" office:value="1479" calcext:value-type="float">
            <text:p>147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79]" office:value-type="float" office:value="1480" calcext:value-type="float">
            <text:p>148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80]" office:value-type="float" office:value="1481" calcext:value-type="float">
            <text:p>148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81]" office:value-type="float" office:value="1482" calcext:value-type="float">
            <text:p>148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82]" office:value-type="float" office:value="1483" calcext:value-type="float">
            <text:p>1483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table:formula="of:= 1+[.A1483]" office:value-type="float" office:value="1484" calcext:value-type="float">
            <text:p>148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84]" office:value-type="float" office:value="1485" calcext:value-type="float">
            <text:p>148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85]" office:value-type="float" office:value="1486" calcext:value-type="float">
            <text:p>148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86]" office:value-type="float" office:value="1487" calcext:value-type="float">
            <text:p>148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formula="of:= 1+[.A1487]" office:value-type="float" office:value="1488" calcext:value-type="float">
            <text:p>148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88]" office:value-type="float" office:value="1489" calcext:value-type="float">
            <text:p>148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89]" office:value-type="float" office:value="1490" calcext:value-type="float">
            <text:p>149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90]" office:value-type="float" office:value="1491" calcext:value-type="float">
            <text:p>149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91]" office:value-type="float" office:value="1492" calcext:value-type="float">
            <text:p>1492</text:p>
          </table:table-cell>
          <table:table-cell office:value-type="float" office:value="-175" calcext:value-type="float">
            <text:p>-175</text:p>
          </table:table-cell>
        </table:table-row>
        <table:table-row table:style-name="ro1">
          <table:table-cell table:formula="of:= 1+[.A1492]" office:value-type="float" office:value="1493" calcext:value-type="float">
            <text:p>149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93]" office:value-type="float" office:value="1494" calcext:value-type="float">
            <text:p>149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94]" office:value-type="float" office:value="1495" calcext:value-type="float">
            <text:p>149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95]" office:value-type="float" office:value="1496" calcext:value-type="float">
            <text:p>149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96]" office:value-type="float" office:value="1497" calcext:value-type="float">
            <text:p>149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497]" office:value-type="float" office:value="1498" calcext:value-type="float">
            <text:p>149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498]" office:value-type="float" office:value="1499" calcext:value-type="float">
            <text:p>149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499]" office:value-type="float" office:value="1500" calcext:value-type="float">
            <text:p>15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00]" office:value-type="float" office:value="1501" calcext:value-type="float">
            <text:p>150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01]" office:value-type="float" office:value="1502" calcext:value-type="float">
            <text:p>150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02]" office:value-type="float" office:value="1503" calcext:value-type="float">
            <text:p>150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03]" office:value-type="float" office:value="1504" calcext:value-type="float">
            <text:p>150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04]" office:value-type="float" office:value="1505" calcext:value-type="float">
            <text:p>150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05]"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formula="of:= 1+[.A1506]" office:value-type="float" office:value="1507" calcext:value-type="float">
            <text:p>150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07]" office:value-type="float" office:value="1508" calcext:value-type="float">
            <text:p>150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08]" office:value-type="float" office:value="1509" calcext:value-type="float">
            <text:p>150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09]" office:value-type="float" office:value="1510" calcext:value-type="float">
            <text:p>1510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table:formula="of:= 1+[.A1510]" office:value-type="float" office:value="1511" calcext:value-type="float">
            <text:p>151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11]" office:value-type="float" office:value="1512" calcext:value-type="float">
            <text:p>151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12]" office:value-type="float" office:value="1513" calcext:value-type="float">
            <text:p>151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13]" office:value-type="float" office:value="1514" calcext:value-type="float">
            <text:p>151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14]" office:value-type="float" office:value="1515" calcext:value-type="float">
            <text:p>151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15]" office:value-type="float" office:value="1516" calcext:value-type="float">
            <text:p>151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formula="of:= 1+[.A1516]" office:value-type="float" office:value="1517" calcext:value-type="float">
            <text:p>151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17]" office:value-type="float" office:value="1518" calcext:value-type="float">
            <text:p>151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18]" office:value-type="float" office:value="1519" calcext:value-type="float">
            <text:p>151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19]" office:value-type="float" office:value="1520" calcext:value-type="float">
            <text:p>152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20]" office:value-type="float" office:value="1521" calcext:value-type="float">
            <text:p>1521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table:formula="of:= 1+[.A1521]" office:value-type="float" office:value="1522" calcext:value-type="float">
            <text:p>152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22]" office:value-type="float" office:value="1523" calcext:value-type="float">
            <text:p>1523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formula="of:= 1+[.A1523]" office:value-type="float" office:value="1524" calcext:value-type="float">
            <text:p>152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24]" office:value-type="float" office:value="1525" calcext:value-type="float">
            <text:p>152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25]" office:value-type="float" office:value="1526" calcext:value-type="float">
            <text:p>152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26]" office:value-type="float" office:value="1527" calcext:value-type="float">
            <text:p>1527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table:formula="of:= 1+[.A1527]" office:value-type="float" office:value="1528" calcext:value-type="float">
            <text:p>152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28]" office:value-type="float" office:value="1529" calcext:value-type="float">
            <text:p>152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29]" office:value-type="float" office:value="1530" calcext:value-type="float">
            <text:p>153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30]" office:value-type="float" office:value="1531" calcext:value-type="float">
            <text:p>153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31]" office:value-type="float" office:value="1532" calcext:value-type="float">
            <text:p>153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32]" office:value-type="float" office:value="1533" calcext:value-type="float">
            <text:p>153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33]" office:value-type="float" office:value="1534" calcext:value-type="float">
            <text:p>1534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table:formula="of:= 1+[.A1534]" office:value-type="float" office:value="1535" calcext:value-type="float">
            <text:p>1535</text:p>
          </table:table-cell>
          <table:table-cell office:value-type="float" office:value="-2043" calcext:value-type="float">
            <text:p>-2043</text:p>
          </table:table-cell>
        </table:table-row>
        <table:table-row table:style-name="ro1">
          <table:table-cell table:formula="of:= 1+[.A1535]" office:value-type="float" office:value="1536" calcext:value-type="float">
            <text:p>1536</text:p>
          </table:table-cell>
          <table:table-cell office:value-type="float" office:value="-1909" calcext:value-type="float">
            <text:p>-1909</text:p>
          </table:table-cell>
        </table:table-row>
        <table:table-row table:style-name="ro1">
          <table:table-cell table:formula="of:= 1+[.A1536]" office:value-type="float" office:value="1537" calcext:value-type="float">
            <text:p>153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37]" office:value-type="float" office:value="1538" calcext:value-type="float">
            <text:p>153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38]" office:value-type="float" office:value="1539" calcext:value-type="float">
            <text:p>153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39]" office:value-type="float" office:value="1540" calcext:value-type="float">
            <text:p>154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40]" office:value-type="float" office:value="1541" calcext:value-type="float">
            <text:p>154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41]" office:value-type="float" office:value="1542" calcext:value-type="float">
            <text:p>154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formula="of:= 1+[.A1542]" office:value-type="float" office:value="1543" calcext:value-type="float">
            <text:p>154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43]" office:value-type="float" office:value="1544" calcext:value-type="float">
            <text:p>154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44]" office:value-type="float" office:value="1545" calcext:value-type="float">
            <text:p>154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45]" office:value-type="float" office:value="1546" calcext:value-type="float">
            <text:p>154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46]" office:value-type="float" office:value="1547" calcext:value-type="float">
            <text:p>1547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table:formula="of:= 1+[.A1547]" office:value-type="float" office:value="1548" calcext:value-type="float">
            <text:p>154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48]" office:value-type="float" office:value="1549" calcext:value-type="float">
            <text:p>1549</text:p>
          </table:table-cell>
          <table:table-cell office:value-type="float" office:value="-520" calcext:value-type="float">
            <text:p>-520</text:p>
          </table:table-cell>
        </table:table-row>
        <table:table-row table:style-name="ro1">
          <table:table-cell table:formula="of:= 1+[.A1549]" office:value-type="float" office:value="1550" calcext:value-type="float">
            <text:p>155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50]" office:value-type="float" office:value="1551" calcext:value-type="float">
            <text:p>155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51]" office:value-type="float" office:value="1552" calcext:value-type="float">
            <text:p>155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52]" office:value-type="float" office:value="1553" calcext:value-type="float">
            <text:p>155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53]" office:value-type="float" office:value="1554" calcext:value-type="float">
            <text:p>155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54]" office:value-type="float" office:value="1555" calcext:value-type="float">
            <text:p>155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55]" office:value-type="float" office:value="1556" calcext:value-type="float">
            <text:p>155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56]" office:value-type="float" office:value="1557" calcext:value-type="float">
            <text:p>155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57]" office:value-type="float" office:value="1558" calcext:value-type="float">
            <text:p>155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58]" office:value-type="float" office:value="1559" calcext:value-type="float">
            <text:p>155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59]" office:value-type="float" office:value="1560" calcext:value-type="float">
            <text:p>156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60]" office:value-type="float" office:value="1561" calcext:value-type="float">
            <text:p>1561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formula="of:= 1+[.A1561]" office:value-type="float" office:value="1562" calcext:value-type="float">
            <text:p>156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62]" office:value-type="float" office:value="1563" calcext:value-type="float">
            <text:p>156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63]" office:value-type="float" office:value="1564" calcext:value-type="float">
            <text:p>15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64]" office:value-type="float" office:value="1565" calcext:value-type="float">
            <text:p>156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65]" office:value-type="float" office:value="1566" calcext:value-type="float">
            <text:p>15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66]" office:value-type="float" office:value="1567" calcext:value-type="float">
            <text:p>156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67]" office:value-type="float" office:value="1568" calcext:value-type="float">
            <text:p>1568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table:formula="of:= 1+[.A1568]" office:value-type="float" office:value="1569" calcext:value-type="float">
            <text:p>156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69]" office:value-type="float" office:value="1570" calcext:value-type="float">
            <text:p>157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70]" office:value-type="float" office:value="1571" calcext:value-type="float">
            <text:p>157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71]" office:value-type="float" office:value="1572" calcext:value-type="float">
            <text:p>157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72]" office:value-type="float" office:value="1573" calcext:value-type="float">
            <text:p>157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73]" office:value-type="float" office:value="1574" calcext:value-type="float">
            <text:p>157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74]" office:value-type="float" office:value="1575" calcext:value-type="float">
            <text:p>157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75]" office:value-type="float" office:value="1576" calcext:value-type="float">
            <text:p>157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76]" office:value-type="float" office:value="1577" calcext:value-type="float">
            <text:p>157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77]" office:value-type="float" office:value="1578" calcext:value-type="float">
            <text:p>157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78]" office:value-type="float" office:value="1579" calcext:value-type="float">
            <text:p>157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79]" office:value-type="float" office:value="1580" calcext:value-type="float">
            <text:p>158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formula="of:= 1+[.A1580]" office:value-type="float" office:value="1581" calcext:value-type="float">
            <text:p>158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81]" office:value-type="float" office:value="1582" calcext:value-type="float">
            <text:p>158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82]" office:value-type="float" office:value="1583" calcext:value-type="float">
            <text:p>158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83]" office:value-type="float" office:value="1584" calcext:value-type="float">
            <text:p>158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84]" office:value-type="float" office:value="1585" calcext:value-type="float">
            <text:p>158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85]" office:value-type="float" office:value="1586" calcext:value-type="float">
            <text:p>158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86]" office:value-type="float" office:value="1587" calcext:value-type="float">
            <text:p>158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formula="of:= 1+[.A1587]" office:value-type="float" office:value="1588" calcext:value-type="float">
            <text:p>158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88]" office:value-type="float" office:value="1589" calcext:value-type="float">
            <text:p>158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89]" office:value-type="float" office:value="1590" calcext:value-type="float">
            <text:p>159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90]" office:value-type="float" office:value="1591" calcext:value-type="float">
            <text:p>159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91]" office:value-type="float" office:value="1592" calcext:value-type="float">
            <text:p>1592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 table:formula="of:= 1+[.A1592]" office:value-type="float" office:value="1593" calcext:value-type="float">
            <text:p>159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93]" office:value-type="float" office:value="1594" calcext:value-type="float">
            <text:p>159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94]" office:value-type="float" office:value="1595" calcext:value-type="float">
            <text:p>159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95]" office:value-type="float" office:value="1596" calcext:value-type="float">
            <text:p>159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596]" office:value-type="float" office:value="1597" calcext:value-type="float">
            <text:p>159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597]" office:value-type="float" office:value="1598" calcext:value-type="float">
            <text:p>1598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table:formula="of:= 1+[.A1598]" office:value-type="float" office:value="1599" calcext:value-type="float">
            <text:p>159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599]" office:value-type="float" office:value="1600" calcext:value-type="float">
            <text:p>1600</text:p>
          </table:table-cell>
          <table:table-cell office:value-type="float" office:value="-262" calcext:value-type="float">
            <text:p>-262</text:p>
          </table:table-cell>
        </table:table-row>
        <table:table-row table:style-name="ro1">
          <table:table-cell table:formula="of:= 1+[.A1600]" office:value-type="float" office:value="1601" calcext:value-type="float">
            <text:p>160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01]" office:value-type="float" office:value="1602" calcext:value-type="float">
            <text:p>160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02]" office:value-type="float" office:value="1603" calcext:value-type="float">
            <text:p>160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03]" office:value-type="float" office:value="1604" calcext:value-type="float">
            <text:p>160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04]" office:value-type="float" office:value="1605" calcext:value-type="float">
            <text:p>160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05]" office:value-type="float" office:value="1606" calcext:value-type="float">
            <text:p>160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06]" office:value-type="float" office:value="1607" calcext:value-type="float">
            <text:p>160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07]" office:value-type="float" office:value="1608" calcext:value-type="float">
            <text:p>160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08]" office:value-type="float" office:value="1609" calcext:value-type="float">
            <text:p>160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09]" office:value-type="float" office:value="1610" calcext:value-type="float">
            <text:p>161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10]" office:value-type="float" office:value="1611" calcext:value-type="float">
            <text:p>161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11]" office:value-type="float" office:value="1612" calcext:value-type="float">
            <text:p>161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table:formula="of:= 1+[.A1612]" office:value-type="float" office:value="1613" calcext:value-type="float">
            <text:p>161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13]" office:value-type="float" office:value="1614" calcext:value-type="float">
            <text:p>161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14]" office:value-type="float" office:value="1615" calcext:value-type="float">
            <text:p>161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15]" office:value-type="float" office:value="1616" calcext:value-type="float">
            <text:p>1616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table:formula="of:= 1+[.A1616]" office:value-type="float" office:value="1617" calcext:value-type="float">
            <text:p>161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17]" office:value-type="float" office:value="1618" calcext:value-type="float">
            <text:p>161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18]" office:value-type="float" office:value="1619" calcext:value-type="float">
            <text:p>161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19]" office:value-type="float" office:value="1620" calcext:value-type="float">
            <text:p>162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20]" office:value-type="float" office:value="1621" calcext:value-type="float">
            <text:p>162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21]" office:value-type="float" office:value="1622" calcext:value-type="float">
            <text:p>1622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table:formula="of:= 1+[.A1622]"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 1+[.A1623]" office:value-type="float" office:value="1624" calcext:value-type="float">
            <text:p>162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24]" office:value-type="float" office:value="1625" calcext:value-type="float">
            <text:p>1625</text:p>
          </table:table-cell>
          <table:table-cell office:value-type="float" office:value="-2038" calcext:value-type="float">
            <text:p>-2038</text:p>
          </table:table-cell>
        </table:table-row>
        <table:table-row table:style-name="ro1">
          <table:table-cell table:formula="of:= 1+[.A1625]" office:value-type="float" office:value="1626" calcext:value-type="float">
            <text:p>1626</text:p>
          </table:table-cell>
          <table:table-cell office:value-type="float" office:value="-1765" calcext:value-type="float">
            <text:p>-1765</text:p>
          </table:table-cell>
        </table:table-row>
        <table:table-row table:style-name="ro1">
          <table:table-cell table:formula="of:= 1+[.A1626]" office:value-type="float" office:value="1627" calcext:value-type="float">
            <text:p>1627</text:p>
          </table:table-cell>
          <table:table-cell office:value-type="float" office:value="-1778" calcext:value-type="float">
            <text:p>-1778</text:p>
          </table:table-cell>
        </table:table-row>
        <table:table-row table:style-name="ro1">
          <table:table-cell table:formula="of:= 1+[.A1627]" office:value-type="float" office:value="1628" calcext:value-type="float">
            <text:p>162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28]" office:value-type="float" office:value="1629" calcext:value-type="float">
            <text:p>162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29]" office:value-type="float" office:value="1630" calcext:value-type="float">
            <text:p>163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30]" office:value-type="float" office:value="1631" calcext:value-type="float">
            <text:p>163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31]" office:value-type="float" office:value="1632" calcext:value-type="float">
            <text:p>163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32]" office:value-type="float" office:value="1633" calcext:value-type="float">
            <text:p>163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33]" office:value-type="float" office:value="1634" calcext:value-type="float">
            <text:p>163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34]" office:value-type="float" office:value="1635" calcext:value-type="float">
            <text:p>163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formula="of:= 1+[.A1635]" office:value-type="float" office:value="1636" calcext:value-type="float">
            <text:p>163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36]" office:value-type="float" office:value="1637" calcext:value-type="float">
            <text:p>16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 1+[.A1637]" office:value-type="float" office:value="1638" calcext:value-type="float">
            <text:p>1638</text:p>
          </table:table-cell>
          <table:table-cell office:value-type="float" office:value="-2043" calcext:value-type="float">
            <text:p>-2043</text:p>
          </table:table-cell>
        </table:table-row>
        <table:table-row table:style-name="ro1">
          <table:table-cell table:formula="of:= 1+[.A1638]" office:value-type="float" office:value="1639" calcext:value-type="float">
            <text:p>163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39]" office:value-type="float" office:value="1640" calcext:value-type="float">
            <text:p>164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40]" office:value-type="float" office:value="1641" calcext:value-type="float">
            <text:p>164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41]" office:value-type="float" office:value="1642" calcext:value-type="float">
            <text:p>164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42]" office:value-type="float" office:value="1643" calcext:value-type="float">
            <text:p>164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43]" office:value-type="float" office:value="1644" calcext:value-type="float">
            <text:p>164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44]" office:value-type="float" office:value="1645" calcext:value-type="float">
            <text:p>164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45]" office:value-type="float" office:value="1646" calcext:value-type="float">
            <text:p>164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46]" office:value-type="float" office:value="1647" calcext:value-type="float">
            <text:p>164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47]" office:value-type="float" office:value="1648" calcext:value-type="float">
            <text:p>1648</text:p>
          </table:table-cell>
          <table:table-cell office:value-type="float" office:value="-750" calcext:value-type="float">
            <text:p>-750</text:p>
          </table:table-cell>
        </table:table-row>
        <table:table-row table:style-name="ro1">
          <table:table-cell table:formula="of:= 1+[.A1648]" office:value-type="float" office:value="1649" calcext:value-type="float">
            <text:p>164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49]" office:value-type="float" office:value="1650" calcext:value-type="float">
            <text:p>165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50]" office:value-type="float" office:value="1651" calcext:value-type="float">
            <text:p>165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51]" office:value-type="float" office:value="1652" calcext:value-type="float">
            <text:p>165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52]" office:value-type="float" office:value="1653" calcext:value-type="float">
            <text:p>165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53]" office:value-type="float" office:value="1654" calcext:value-type="float">
            <text:p>165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54]" office:value-type="float" office:value="1655" calcext:value-type="float">
            <text:p>165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55]" office:value-type="float" office:value="1656" calcext:value-type="float">
            <text:p>165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56]" office:value-type="float" office:value="1657" calcext:value-type="float">
            <text:p>165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57]" office:value-type="float" office:value="1658" calcext:value-type="float">
            <text:p>165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58]" office:value-type="float" office:value="1659" calcext:value-type="float">
            <text:p>165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59]" office:value-type="float" office:value="1660" calcext:value-type="float">
            <text:p>1660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table:formula="of:= 1+[.A1660]" office:value-type="float" office:value="1661" calcext:value-type="float">
            <text:p>166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61]" office:value-type="float" office:value="1662" calcext:value-type="float">
            <text:p>16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62]" office:value-type="float" office:value="1663" calcext:value-type="float">
            <text:p>166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63]" office:value-type="float" office:value="1664" calcext:value-type="float">
            <text:p>16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64]" office:value-type="float" office:value="1665" calcext:value-type="float">
            <text:p>166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65]" office:value-type="float" office:value="1666" calcext:value-type="float">
            <text:p>1666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table:formula="of:= 1+[.A1666]" office:value-type="float" office:value="1667" calcext:value-type="float">
            <text:p>166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67]" office:value-type="float" office:value="1668" calcext:value-type="float">
            <text:p>166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68]" office:value-type="float" office:value="1669" calcext:value-type="float">
            <text:p>166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69]" office:value-type="float" office:value="1670" calcext:value-type="float">
            <text:p>167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70]" office:value-type="float" office:value="1671" calcext:value-type="float">
            <text:p>167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71]" office:value-type="float" office:value="1672" calcext:value-type="float">
            <text:p>167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72]" office:value-type="float" office:value="1673" calcext:value-type="float">
            <text:p>1673</text:p>
          </table:table-cell>
          <table:table-cell office:value-type="float" office:value="-1135" calcext:value-type="float">
            <text:p>-1135</text:p>
          </table:table-cell>
        </table:table-row>
        <table:table-row table:style-name="ro1">
          <table:table-cell table:formula="of:= 1+[.A1673]" office:value-type="float" office:value="1674" calcext:value-type="float">
            <text:p>167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74]" office:value-type="float" office:value="1675" calcext:value-type="float">
            <text:p>167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75]" office:value-type="float" office:value="1676" calcext:value-type="float">
            <text:p>167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76]" office:value-type="float" office:value="1677" calcext:value-type="float">
            <text:p>167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77]" office:value-type="float" office:value="1678" calcext:value-type="float">
            <text:p>167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78]" office:value-type="float" office:value="1679" calcext:value-type="float">
            <text:p>1679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table:formula="of:= 1+[.A1679]" office:value-type="float" office:value="1680" calcext:value-type="float">
            <text:p>1680</text:p>
          </table:table-cell>
          <table:table-cell office:value-type="float" office:value="-2040" calcext:value-type="float">
            <text:p>-2040</text:p>
          </table:table-cell>
        </table:table-row>
        <table:table-row table:style-name="ro1">
          <table:table-cell table:formula="of:= 1+[.A1680]" office:value-type="float" office:value="1681" calcext:value-type="float">
            <text:p>1681</text:p>
          </table:table-cell>
          <table:table-cell office:value-type="float" office:value="-1107" calcext:value-type="float">
            <text:p>-1107</text:p>
          </table:table-cell>
        </table:table-row>
        <table:table-row table:style-name="ro1">
          <table:table-cell table:formula="of:= 1+[.A1681]" office:value-type="float" office:value="1682" calcext:value-type="float">
            <text:p>168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82]" office:value-type="float" office:value="1683" calcext:value-type="float">
            <text:p>168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83]" office:value-type="float" office:value="1684" calcext:value-type="float">
            <text:p>168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84]" office:value-type="float" office:value="1685" calcext:value-type="float">
            <text:p>168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85]" office:value-type="float" office:value="1686" calcext:value-type="float">
            <text:p>168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86]" office:value-type="float" office:value="1687" calcext:value-type="float">
            <text:p>168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87]" office:value-type="float" office:value="1688" calcext:value-type="float">
            <text:p>168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88]" office:value-type="float" office:value="1689" calcext:value-type="float">
            <text:p>1689</text:p>
          </table:table-cell>
          <table:table-cell office:value-type="float" office:value="-1560" calcext:value-type="float">
            <text:p>-1560</text:p>
          </table:table-cell>
        </table:table-row>
        <table:table-row table:style-name="ro1">
          <table:table-cell table:formula="of:= 1+[.A1689]" office:value-type="float" office:value="1690" calcext:value-type="float">
            <text:p>169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90]" office:value-type="float" office:value="1691" calcext:value-type="float">
            <text:p>169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91]" office:value-type="float" office:value="1692" calcext:value-type="float">
            <text:p>169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92]" office:value-type="float" office:value="1693" calcext:value-type="float">
            <text:p>169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93]" office:value-type="float" office:value="1694" calcext:value-type="float">
            <text:p>169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94]" office:value-type="float" office:value="1695" calcext:value-type="float">
            <text:p>169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table:formula="of:= 1+[.A1695]" office:value-type="float" office:value="1696" calcext:value-type="float">
            <text:p>169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96]" office:value-type="float" office:value="1697" calcext:value-type="float">
            <text:p>169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697]" office:value-type="float" office:value="1698" calcext:value-type="float">
            <text:p>169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698]" office:value-type="float" office:value="1699" calcext:value-type="float">
            <text:p>169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699]" office:value-type="float" office:value="1700" calcext:value-type="float">
            <text:p>17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00]" office:value-type="float" office:value="1701" calcext:value-type="float">
            <text:p>170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01]" office:value-type="float" office:value="1702" calcext:value-type="float">
            <text:p>170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 1+[.A1702]" office:value-type="float" office:value="1703" calcext:value-type="float">
            <text:p>1703</text:p>
          </table:table-cell>
          <table:table-cell office:value-type="float" office:value="-1236" calcext:value-type="float">
            <text:p>-1236</text:p>
          </table:table-cell>
        </table:table-row>
        <table:table-row table:style-name="ro1">
          <table:table-cell table:formula="of:= 1+[.A1703]" office:value-type="float" office:value="1704" calcext:value-type="float">
            <text:p>170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704]" office:value-type="float" office:value="1705" calcext:value-type="float">
            <text:p>170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05]" office:value-type="float" office:value="1706" calcext:value-type="float">
            <text:p>170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706]" office:value-type="float" office:value="1707" calcext:value-type="float">
            <text:p>170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07]" office:value-type="float" office:value="1708" calcext:value-type="float">
            <text:p>170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08]" office:value-type="float" office:value="1709" calcext:value-type="float">
            <text:p>170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09]" office:value-type="float" office:value="1710" calcext:value-type="float">
            <text:p>171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710]" office:value-type="float" office:value="1711" calcext:value-type="float">
            <text:p>171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11]" office:value-type="float" office:value="1712" calcext:value-type="float">
            <text:p>171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12]" office:value-type="float" office:value="1713" calcext:value-type="float">
            <text:p>1713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formula="of:= 1+[.A1713]" office:value-type="float" office:value="1714" calcext:value-type="float">
            <text:p>171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14]" office:value-type="float" office:value="1715" calcext:value-type="float">
            <text:p>171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15]" office:value-type="float" office:value="1716" calcext:value-type="float">
            <text:p>171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16]" office:value-type="float" office:value="1717" calcext:value-type="float">
            <text:p>171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17]" office:value-type="float" office:value="1718" calcext:value-type="float">
            <text:p>171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18]" office:value-type="float" office:value="1719" calcext:value-type="float">
            <text:p>171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19]" office:value-type="float" office:value="1720" calcext:value-type="float">
            <text:p>1720</text:p>
          </table:table-cell>
          <table:table-cell office:value-type="float" office:value="-286" calcext:value-type="float">
            <text:p>-286</text:p>
          </table:table-cell>
        </table:table-row>
        <table:table-row table:style-name="ro1">
          <table:table-cell table:formula="of:= 1+[.A1720]" office:value-type="float" office:value="1721" calcext:value-type="float">
            <text:p>172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721]" office:value-type="float" office:value="1722" calcext:value-type="float">
            <text:p>172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22]" office:value-type="float" office:value="1723" calcext:value-type="float">
            <text:p>172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23]" office:value-type="float" office:value="1724" calcext:value-type="float">
            <text:p>172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24]" office:value-type="float" office:value="1725" calcext:value-type="float">
            <text:p>172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725]" office:value-type="float" office:value="1726" calcext:value-type="float">
            <text:p>172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26]" office:value-type="float" office:value="1727" calcext:value-type="float">
            <text:p>172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27]" office:value-type="float" office:value="1728" calcext:value-type="float">
            <text:p>172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28]" office:value-type="float" office:value="1729" calcext:value-type="float">
            <text:p>172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729]" office:value-type="float" office:value="1730" calcext:value-type="float">
            <text:p>173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30]" office:value-type="float" office:value="1731" calcext:value-type="float">
            <text:p>173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31]" office:value-type="float" office:value="1732" calcext:value-type="float">
            <text:p>1732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table:formula="of:= 1+[.A1732]" office:value-type="float" office:value="1733" calcext:value-type="float">
            <text:p>173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33]" office:value-type="float" office:value="1734" calcext:value-type="float">
            <text:p>1734</text:p>
          </table:table-cell>
          <table:table-cell office:value-type="float" office:value="-528" calcext:value-type="float">
            <text:p>-528</text:p>
          </table:table-cell>
        </table:table-row>
        <table:table-row table:style-name="ro1">
          <table:table-cell table:formula="of:= 1+[.A1734]" office:value-type="float" office:value="1735" calcext:value-type="float">
            <text:p>173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35]" office:value-type="float" office:value="1736" calcext:value-type="float">
            <text:p>173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36]" office:value-type="float" office:value="1737" calcext:value-type="float">
            <text:p>173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737]" office:value-type="float" office:value="1738" calcext:value-type="float">
            <text:p>173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38]" office:value-type="float" office:value="1739" calcext:value-type="float">
            <text:p>173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739]" office:value-type="float" office:value="1740" calcext:value-type="float">
            <text:p>174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40]" office:value-type="float" office:value="1741" calcext:value-type="float">
            <text:p>174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41]" office:value-type="float" office:value="1742" calcext:value-type="float">
            <text:p>174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42]" office:value-type="float" office:value="1743" calcext:value-type="float">
            <text:p>174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43]" office:value-type="float" office:value="1744" calcext:value-type="float">
            <text:p>174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44]" office:value-type="float" office:value="1745" calcext:value-type="float">
            <text:p>174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45]" office:value-type="float" office:value="1746" calcext:value-type="float">
            <text:p>1746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table:formula="of:= 1+[.A1746]" office:value-type="float" office:value="1747" calcext:value-type="float">
            <text:p>1747</text:p>
          </table:table-cell>
          <table:table-cell office:value-type="float" office:value="-2045" calcext:value-type="float">
            <text:p>-2045</text:p>
          </table:table-cell>
        </table:table-row>
        <table:table-row table:style-name="ro1">
          <table:table-cell table:formula="of:= 1+[.A1747]" office:value-type="float" office:value="1748" calcext:value-type="float">
            <text:p>1748</text:p>
          </table:table-cell>
          <table:table-cell office:value-type="float" office:value="-2006" calcext:value-type="float">
            <text:p>-2006</text:p>
          </table:table-cell>
        </table:table-row>
        <table:table-row table:style-name="ro1">
          <table:table-cell table:formula="of:= 1+[.A1748]" office:value-type="float" office:value="1749" calcext:value-type="float">
            <text:p>174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49]" office:value-type="float" office:value="1750" calcext:value-type="float">
            <text:p>175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50]" office:value-type="float" office:value="1751" calcext:value-type="float">
            <text:p>175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751]" office:value-type="float" office:value="1752" calcext:value-type="float">
            <text:p>1752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table:formula="of:= 1+[.A1752]" office:value-type="float" office:value="1753" calcext:value-type="float">
            <text:p>175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53]" office:value-type="float" office:value="1754" calcext:value-type="float">
            <text:p>175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formula="of:= 1+[.A1754]" office:value-type="float" office:value="1755" calcext:value-type="float">
            <text:p>175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755]" office:value-type="float" office:value="1756" calcext:value-type="float">
            <text:p>175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756]" office:value-type="float" office:value="1757" calcext:value-type="float">
            <text:p>175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57]" office:value-type="float" office:value="1758" calcext:value-type="float">
            <text:p>175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58]" office:value-type="float" office:value="1759" calcext:value-type="float">
            <text:p>1759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table:formula="of:= 1+[.A1759]" office:value-type="float" office:value="1760" calcext:value-type="float">
            <text:p>176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760]" office:value-type="float" office:value="1761" calcext:value-type="float">
            <text:p>1761</text:p>
          </table:table-cell>
          <table:table-cell office:value-type="float" office:value="-766" calcext:value-type="float">
            <text:p>-766</text:p>
          </table:table-cell>
        </table:table-row>
        <table:table-row table:style-name="ro1">
          <table:table-cell table:formula="of:= 1+[.A1761]" office:value-type="float" office:value="1762" calcext:value-type="float">
            <text:p>176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762]" office:value-type="float" office:value="1763" calcext:value-type="float">
            <text:p>17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63]" office:value-type="float" office:value="1764" calcext:value-type="float">
            <text:p>176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64]" office:value-type="float" office:value="1765" calcext:value-type="float">
            <text:p>17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65]" office:value-type="float" office:value="1766" calcext:value-type="float">
            <text:p>176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66]" office:value-type="float" office:value="1767" calcext:value-type="float">
            <text:p>176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67]" office:value-type="float" office:value="1768" calcext:value-type="float">
            <text:p>176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768]" office:value-type="float" office:value="1769" calcext:value-type="float">
            <text:p>176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69]" office:value-type="float" office:value="1770" calcext:value-type="float">
            <text:p>177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70]" office:value-type="float" office:value="1771" calcext:value-type="float">
            <text:p>1771</text:p>
          </table:table-cell>
          <table:table-cell office:value-type="float" office:value="-1993" calcext:value-type="float">
            <text:p>-1993</text:p>
          </table:table-cell>
        </table:table-row>
        <table:table-row table:style-name="ro1">
          <table:table-cell table:formula="of:= 1+[.A1771]" office:value-type="float" office:value="1772" calcext:value-type="float">
            <text:p>177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72]" office:value-type="float" office:value="1773" calcext:value-type="float">
            <text:p>177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773]" office:value-type="float" office:value="1774" calcext:value-type="float">
            <text:p>177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74]" office:value-type="float" office:value="1775" calcext:value-type="float">
            <text:p>177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775]" office:value-type="float" office:value="1776" calcext:value-type="float">
            <text:p>1776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table:formula="of:= 1+[.A1776]" office:value-type="float" office:value="1777" calcext:value-type="float">
            <text:p>177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777]" office:value-type="float" office:value="1778" calcext:value-type="float">
            <text:p>1778</text:p>
          </table:table-cell>
          <table:table-cell office:value-type="float" office:value="-871" calcext:value-type="float">
            <text:p>-871</text:p>
          </table:table-cell>
        </table:table-row>
        <table:table-row table:style-name="ro1">
          <table:table-cell table:formula="of:= 1+[.A1778]" office:value-type="float" office:value="1779" calcext:value-type="float">
            <text:p>177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779]" office:value-type="float" office:value="1780" calcext:value-type="float">
            <text:p>178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80]" office:value-type="float" office:value="1781" calcext:value-type="float">
            <text:p>1781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781]" office:value-type="float" office:value="1782" calcext:value-type="float">
            <text:p>178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82]" office:value-type="float" office:value="1783" calcext:value-type="float">
            <text:p>178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783]" office:value-type="float" office:value="1784" calcext:value-type="float">
            <text:p>178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84]" office:value-type="float" office:value="1785" calcext:value-type="float">
            <text:p>178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85]" office:value-type="float" office:value="1786" calcext:value-type="float">
            <text:p>178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86]" office:value-type="float" office:value="1787" calcext:value-type="float">
            <text:p>178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87]" office:value-type="float" office:value="1788" calcext:value-type="float">
            <text:p>178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88]" office:value-type="float" office:value="1789" calcext:value-type="float">
            <text:p>178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89]" office:value-type="float" office:value="1790" calcext:value-type="float">
            <text:p>1790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 table:formula="of:= 1+[.A1790]" office:value-type="float" office:value="1791" calcext:value-type="float">
            <text:p>179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91]" office:value-type="float" office:value="1792" calcext:value-type="float">
            <text:p>179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92]" office:value-type="float" office:value="1793" calcext:value-type="float">
            <text:p>179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93]" office:value-type="float" office:value="1794" calcext:value-type="float">
            <text:p>179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94]" office:value-type="float" office:value="1795" calcext:value-type="float">
            <text:p>179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95]" office:value-type="float" office:value="1796" calcext:value-type="float">
            <text:p>179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96]" office:value-type="float" office:value="1797" calcext:value-type="float">
            <text:p>179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97]" office:value-type="float" office:value="1798" calcext:value-type="float">
            <text:p>179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798]" office:value-type="float" office:value="1799" calcext:value-type="float">
            <text:p>179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799]" office:value-type="float" office:value="1800" calcext:value-type="float">
            <text:p>18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00]" office:value-type="float" office:value="1801" calcext:value-type="float">
            <text:p>180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01]" office:value-type="float" office:value="1802" calcext:value-type="float">
            <text:p>180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02]" office:value-type="float" office:value="1803" calcext:value-type="float">
            <text:p>180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03]" office:value-type="float" office:value="1804" calcext:value-type="float">
            <text:p>1804</text:p>
          </table:table-cell>
          <table:table-cell office:value-type="float" office:value="-446" calcext:value-type="float">
            <text:p>-446</text:p>
          </table:table-cell>
        </table:table-row>
        <table:table-row table:style-name="ro1">
          <table:table-cell table:formula="of:= 1+[.A1804]" office:value-type="float" office:value="1805" calcext:value-type="float">
            <text:p>180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05]" office:value-type="float" office:value="1806" calcext:value-type="float">
            <text:p>180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06]" office:value-type="float" office:value="1807" calcext:value-type="float">
            <text:p>180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07]" office:value-type="float" office:value="1808" calcext:value-type="float">
            <text:p>180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08]" office:value-type="float" office:value="1809" calcext:value-type="float">
            <text:p>180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09]" office:value-type="float" office:value="1810" calcext:value-type="float">
            <text:p>181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10]" office:value-type="float" office:value="1811" calcext:value-type="float">
            <text:p>181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11]" office:value-type="float" office:value="1812" calcext:value-type="float">
            <text:p>181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12]" office:value-type="float" office:value="1813" calcext:value-type="float">
            <text:p>181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13]" office:value-type="float" office:value="1814" calcext:value-type="float">
            <text:p>181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14]" office:value-type="float" office:value="1815" calcext:value-type="float">
            <text:p>181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15]" office:value-type="float" office:value="1816" calcext:value-type="float">
            <text:p>1816</text:p>
          </table:table-cell>
          <table:table-cell office:value-type="float" office:value="-756" calcext:value-type="float">
            <text:p>-756</text:p>
          </table:table-cell>
        </table:table-row>
        <table:table-row table:style-name="ro1">
          <table:table-cell table:formula="of:= 1+[.A1816]" office:value-type="float" office:value="1817" calcext:value-type="float">
            <text:p>181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17]" office:value-type="float" office:value="1818" calcext:value-type="float">
            <text:p>181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18]" office:value-type="float" office:value="1819" calcext:value-type="float">
            <text:p>181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19]" office:value-type="float" office:value="1820" calcext:value-type="float">
            <text:p>182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20]" office:value-type="float" office:value="1821" calcext:value-type="float">
            <text:p>182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21]" office:value-type="float" office:value="1822" calcext:value-type="float">
            <text:p>182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22]" office:value-type="float" office:value="1823" calcext:value-type="float">
            <text:p>182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23]" office:value-type="float" office:value="1824" calcext:value-type="float">
            <text:p>182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24]" office:value-type="float" office:value="1825" calcext:value-type="float">
            <text:p>182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25]" office:value-type="float" office:value="1826" calcext:value-type="float">
            <text:p>182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26]" office:value-type="float" office:value="1827" calcext:value-type="float">
            <text:p>1827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27]" office:value-type="float" office:value="1828" calcext:value-type="float">
            <text:p>182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table:formula="of:= 1+[.A1828]" office:value-type="float" office:value="1829" calcext:value-type="float">
            <text:p>182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29]" office:value-type="float" office:value="1830" calcext:value-type="float">
            <text:p>183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30]" office:value-type="float" office:value="1831" calcext:value-type="float">
            <text:p>183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31]" office:value-type="float" office:value="1832" calcext:value-type="float">
            <text:p>183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32]" office:value-type="float" office:value="1833" calcext:value-type="float">
            <text:p>183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33]" office:value-type="float" office:value="1834" calcext:value-type="float">
            <text:p>1834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table:formula="of:= 1+[.A1834]" office:value-type="float" office:value="1835" calcext:value-type="float">
            <text:p>1835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35]" office:value-type="float" office:value="1836" calcext:value-type="float">
            <text:p>183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36]" office:value-type="float" office:value="1837" calcext:value-type="float">
            <text:p>183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37]" office:value-type="float" office:value="1838" calcext:value-type="float">
            <text:p>183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38]" office:value-type="float" office:value="1839" calcext:value-type="float">
            <text:p>1839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table:formula="of:= 1+[.A1839]" office:value-type="float" office:value="1840" calcext:value-type="float">
            <text:p>184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40]" office:value-type="float" office:value="1841" calcext:value-type="float">
            <text:p>1841</text:p>
          </table:table-cell>
          <table:table-cell office:value-type="float" office:value="-894" calcext:value-type="float">
            <text:p>-894</text:p>
          </table:table-cell>
        </table:table-row>
        <table:table-row table:style-name="ro1">
          <table:table-cell table:formula="of:= 1+[.A1841]" office:value-type="float" office:value="1842" calcext:value-type="float">
            <text:p>184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42]" office:value-type="float" office:value="1843" calcext:value-type="float">
            <text:p>184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43]" office:value-type="float" office:value="1844" calcext:value-type="float">
            <text:p>184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44]" office:value-type="float" office:value="1845" calcext:value-type="float">
            <text:p>184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45]" office:value-type="float" office:value="1846" calcext:value-type="float">
            <text:p>184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46]" office:value-type="float" office:value="1847" calcext:value-type="float">
            <text:p>184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47]" office:value-type="float" office:value="1848" calcext:value-type="float">
            <text:p>184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48]" office:value-type="float" office:value="1849" calcext:value-type="float">
            <text:p>184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49]" office:value-type="float" office:value="1850" calcext:value-type="float">
            <text:p>185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50]" office:value-type="float" office:value="1851" calcext:value-type="float">
            <text:p>185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51]" office:value-type="float" office:value="1852" calcext:value-type="float">
            <text:p>185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52]" office:value-type="float" office:value="1853" calcext:value-type="float">
            <text:p>185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formula="of:= 1+[.A1853]" office:value-type="float" office:value="1854" calcext:value-type="float">
            <text:p>185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54]" office:value-type="float" office:value="1855" calcext:value-type="float">
            <text:p>1855</text:p>
          </table:table-cell>
          <table:table-cell office:value-type="float" office:value="-842" calcext:value-type="float">
            <text:p>-842</text:p>
          </table:table-cell>
        </table:table-row>
        <table:table-row table:style-name="ro1">
          <table:table-cell table:formula="of:= 1+[.A1855]" office:value-type="float" office:value="1856" calcext:value-type="float">
            <text:p>185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56]" office:value-type="float" office:value="1857" calcext:value-type="float">
            <text:p>185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57]" office:value-type="float" office:value="1858" calcext:value-type="float">
            <text:p>185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58]" office:value-type="float" office:value="1859" calcext:value-type="float">
            <text:p>185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59]" office:value-type="float" office:value="1860" calcext:value-type="float">
            <text:p>186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60]" office:value-type="float" office:value="1861" calcext:value-type="float">
            <text:p>18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61]" office:value-type="float" office:value="1862" calcext:value-type="float">
            <text:p>186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62]" office:value-type="float" office:value="1863" calcext:value-type="float">
            <text:p>18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63]" office:value-type="float" office:value="1864" calcext:value-type="float">
            <text:p>186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64]" office:value-type="float" office:value="1865" calcext:value-type="float">
            <text:p>18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65]" office:value-type="float" office:value="1866" calcext:value-type="float">
            <text:p>186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66]" office:value-type="float" office:value="1867" calcext:value-type="float">
            <text:p>1867</text:p>
          </table:table-cell>
          <table:table-cell office:value-type="float" office:value="-828" calcext:value-type="float">
            <text:p>-828</text:p>
          </table:table-cell>
        </table:table-row>
        <table:table-row table:style-name="ro1">
          <table:table-cell table:formula="of:= 1+[.A1867]" office:value-type="float" office:value="1868" calcext:value-type="float">
            <text:p>186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68]" office:value-type="float" office:value="1869" calcext:value-type="float">
            <text:p>186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69]" office:value-type="float" office:value="1870" calcext:value-type="float">
            <text:p>187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70]" office:value-type="float" office:value="1871" calcext:value-type="float">
            <text:p>187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71]" office:value-type="float" office:value="1872" calcext:value-type="float">
            <text:p>187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72]" office:value-type="float" office:value="1873" calcext:value-type="float">
            <text:p>187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73]" office:value-type="float" office:value="1874" calcext:value-type="float">
            <text:p>187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74]" office:value-type="float" office:value="1875" calcext:value-type="float">
            <text:p>187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75]" office:value-type="float" office:value="1876" calcext:value-type="float">
            <text:p>187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76]" office:value-type="float" office:value="1877" calcext:value-type="float">
            <text:p>187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77]" office:value-type="float" office:value="1878" calcext:value-type="float">
            <text:p>187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78]" office:value-type="float" office:value="1879" calcext:value-type="float">
            <text:p>187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formula="of:= 1+[.A1879]" office:value-type="float" office:value="1880" calcext:value-type="float">
            <text:p>188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80]" office:value-type="float" office:value="1881" calcext:value-type="float">
            <text:p>188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81]" office:value-type="float" office:value="1882" calcext:value-type="float">
            <text:p>188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82]" office:value-type="float" office:value="1883" calcext:value-type="float">
            <text:p>188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83]" office:value-type="float" office:value="1884" calcext:value-type="float">
            <text:p>188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84]" office:value-type="float" office:value="1885" calcext:value-type="float">
            <text:p>1885</text:p>
          </table:table-cell>
          <table:table-cell office:value-type="float" office:value="-143" calcext:value-type="float">
            <text:p>-143</text:p>
          </table:table-cell>
        </table:table-row>
        <table:table-row table:style-name="ro1">
          <table:table-cell table:formula="of:= 1+[.A1885]" office:value-type="float" office:value="1886" calcext:value-type="float">
            <text:p>188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86]" office:value-type="float" office:value="1887" calcext:value-type="float">
            <text:p>188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87]" office:value-type="float" office:value="1888" calcext:value-type="float">
            <text:p>188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88]" office:value-type="float" office:value="1889" calcext:value-type="float">
            <text:p>188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89]" office:value-type="float" office:value="1890" calcext:value-type="float">
            <text:p>189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90]" office:value-type="float" office:value="1891" calcext:value-type="float">
            <text:p>189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91]" office:value-type="float" office:value="1892" calcext:value-type="float">
            <text:p>189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92]" office:value-type="float" office:value="1893" calcext:value-type="float">
            <text:p>189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93]" office:value-type="float" office:value="1894" calcext:value-type="float">
            <text:p>189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94]" office:value-type="float" office:value="1895" calcext:value-type="float">
            <text:p>189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895]" office:value-type="float" office:value="1896" calcext:value-type="float">
            <text:p>189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896]" office:value-type="float" office:value="1897" calcext:value-type="float">
            <text:p>1897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table:formula="of:= 1+[.A1897]" office:value-type="float" office:value="1898" calcext:value-type="float">
            <text:p>189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898]" office:value-type="float" office:value="1899" calcext:value-type="float">
            <text:p>1899</text:p>
          </table:table-cell>
          <table:table-cell office:value-type="float" office:value="-1921" calcext:value-type="float">
            <text:p>-1921</text:p>
          </table:table-cell>
        </table:table-row>
        <table:table-row table:style-name="ro1">
          <table:table-cell table:formula="of:= 1+[.A1899]" office:value-type="float" office:value="1900" calcext:value-type="float">
            <text:p>190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00]" office:value-type="float" office:value="1901" calcext:value-type="float">
            <text:p>190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01]" office:value-type="float" office:value="1902" calcext:value-type="float">
            <text:p>190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902]" office:value-type="float" office:value="1903" calcext:value-type="float">
            <text:p>190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03]" office:value-type="float" office:value="1904" calcext:value-type="float">
            <text:p>190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904]" office:value-type="float" office:value="1905" calcext:value-type="float">
            <text:p>1905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formula="of:= 1+[.A1905]" office:value-type="float" office:value="1906" calcext:value-type="float">
            <text:p>190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06]" office:value-type="float" office:value="1907" calcext:value-type="float">
            <text:p>1907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table:formula="of:= 1+[.A1907]" office:value-type="float" office:value="1908" calcext:value-type="float">
            <text:p>190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08]" office:value-type="float" office:value="1909" calcext:value-type="float">
            <text:p>190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09]" office:value-type="float" office:value="1910" calcext:value-type="float">
            <text:p>191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910]" office:value-type="float" office:value="1911" calcext:value-type="float">
            <text:p>191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11]" office:value-type="float" office:value="1912" calcext:value-type="float">
            <text:p>1912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912]" office:value-type="float" office:value="1913" calcext:value-type="float">
            <text:p>191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13]" office:value-type="float" office:value="1914" calcext:value-type="float">
            <text:p>191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14]" office:value-type="float" office:value="1915" calcext:value-type="float">
            <text:p>191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 1+[.A1915]" office:value-type="float" office:value="1916" calcext:value-type="float">
            <text:p>191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16]" office:value-type="float" office:value="1917" calcext:value-type="float">
            <text:p>1917</text:p>
          </table:table-cell>
          <table:table-cell office:value-type="float" office:value="-2041" calcext:value-type="float">
            <text:p>-2041</text:p>
          </table:table-cell>
        </table:table-row>
        <table:table-row table:style-name="ro1">
          <table:table-cell table:formula="of:= 1+[.A1917]" office:value-type="float" office:value="1918" calcext:value-type="float">
            <text:p>1918</text:p>
          </table:table-cell>
          <table:table-cell office:value-type="float" office:value="-1678" calcext:value-type="float">
            <text:p>-1678</text:p>
          </table:table-cell>
        </table:table-row>
        <table:table-row table:style-name="ro1">
          <table:table-cell table:formula="of:= 1+[.A1918]" office:value-type="float" office:value="1919" calcext:value-type="float">
            <text:p>1919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919]" office:value-type="float" office:value="1920" calcext:value-type="float">
            <text:p>192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20]" office:value-type="float" office:value="1921" calcext:value-type="float">
            <text:p>192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21]" office:value-type="float" office:value="1922" calcext:value-type="float">
            <text:p>192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22]" office:value-type="float" office:value="1923" calcext:value-type="float">
            <text:p>1923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23]" office:value-type="float" office:value="1924" calcext:value-type="float">
            <text:p>1924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table:formula="of:= 1+[.A1924]" office:value-type="float" office:value="1925" calcext:value-type="float">
            <text:p>1925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25]" office:value-type="float" office:value="1926" calcext:value-type="float">
            <text:p>1926</text:p>
          </table:table-cell>
          <table:table-cell office:value-type="float" office:value="-1843" calcext:value-type="float">
            <text:p>-1843</text:p>
          </table:table-cell>
        </table:table-row>
        <table:table-row table:style-name="ro1">
          <table:table-cell table:formula="of:= 1+[.A1926]" office:value-type="float" office:value="1927" calcext:value-type="float">
            <text:p>1927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27]" office:value-type="float" office:value="1928" calcext:value-type="float">
            <text:p>192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28]" office:value-type="float" office:value="1929" calcext:value-type="float">
            <text:p>1929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29]" office:value-type="float" office:value="1930" calcext:value-type="float">
            <text:p>193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30]" office:value-type="float" office:value="1931" calcext:value-type="float">
            <text:p>1931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31]" office:value-type="float" office:value="1932" calcext:value-type="float">
            <text:p>1932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table:formula="of:= 1+[.A1932]" office:value-type="float" office:value="1933" calcext:value-type="float">
            <text:p>1933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933]" office:value-type="float" office:value="1934" calcext:value-type="float">
            <text:p>193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934]" office:value-type="float" office:value="1935" calcext:value-type="float">
            <text:p>193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35]" office:value-type="float" office:value="1936" calcext:value-type="float">
            <text:p>193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36]" office:value-type="float" office:value="1937" calcext:value-type="float">
            <text:p>193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37]" office:value-type="float" office:value="1938" calcext:value-type="float">
            <text:p>193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38]" office:value-type="float" office:value="1939" calcext:value-type="float">
            <text:p>1939</text:p>
          </table:table-cell>
          <table:table-cell office:value-type="float" office:value="-433" calcext:value-type="float">
            <text:p>-433</text:p>
          </table:table-cell>
        </table:table-row>
        <table:table-row table:style-name="ro1">
          <table:table-cell table:formula="of:= 1+[.A1939]" office:value-type="float" office:value="1940" calcext:value-type="float">
            <text:p>194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940]" office:value-type="float" office:value="1941" calcext:value-type="float">
            <text:p>194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41]" office:value-type="float" office:value="1942" calcext:value-type="float">
            <text:p>194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42]" office:value-type="float" office:value="1943" calcext:value-type="float">
            <text:p>194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43]" office:value-type="float" office:value="1944" calcext:value-type="float">
            <text:p>194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944]" office:value-type="float" office:value="1945" calcext:value-type="float">
            <text:p>194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45]" office:value-type="float" office:value="1946" calcext:value-type="float">
            <text:p>194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946]" office:value-type="float" office:value="1947" calcext:value-type="float">
            <text:p>194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47]" office:value-type="float" office:value="1948" calcext:value-type="float">
            <text:p>194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48]" office:value-type="float" office:value="1949" calcext:value-type="float">
            <text:p>194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49]" office:value-type="float" office:value="1950" calcext:value-type="float">
            <text:p>195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50]" office:value-type="float" office:value="1951" calcext:value-type="float">
            <text:p>1951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table:formula="of:= 1+[.A1951]" office:value-type="float" office:value="1952" calcext:value-type="float">
            <text:p>195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52]" office:value-type="float" office:value="1953" calcext:value-type="float">
            <text:p>1953</text:p>
          </table:table-cell>
          <table:table-cell office:value-type="float" office:value="-906" calcext:value-type="float">
            <text:p>-906</text:p>
          </table:table-cell>
        </table:table-row>
        <table:table-row table:style-name="ro1">
          <table:table-cell table:formula="of:= 1+[.A1953]" office:value-type="float" office:value="1954" calcext:value-type="float">
            <text:p>195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954]" office:value-type="float" office:value="1955" calcext:value-type="float">
            <text:p>195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55]" office:value-type="float" office:value="1956" calcext:value-type="float">
            <text:p>195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56]" office:value-type="float" office:value="1957" calcext:value-type="float">
            <text:p>195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57]" office:value-type="float" office:value="1958" calcext:value-type="float">
            <text:p>1958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958]" office:value-type="float" office:value="1959" calcext:value-type="float">
            <text:p>195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59]" office:value-type="float" office:value="1960" calcext:value-type="float">
            <text:p>196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60]" office:value-type="float" office:value="1961" calcext:value-type="float">
            <text:p>19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61]" office:value-type="float" office:value="1962" calcext:value-type="float">
            <text:p>196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62]" office:value-type="float" office:value="1963" calcext:value-type="float">
            <text:p>19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63]" office:value-type="float" office:value="1964" calcext:value-type="float">
            <text:p>196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64]" office:value-type="float" office:value="1965" calcext:value-type="float">
            <text:p>196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table:formula="of:= 1+[.A1965]" office:value-type="float" office:value="1966" calcext:value-type="float">
            <text:p>1966</text:p>
          </table:table-cell>
          <table:table-cell office:value-type="float" office:value="-2041" calcext:value-type="float">
            <text:p>-2041</text:p>
          </table:table-cell>
        </table:table-row>
        <table:table-row table:style-name="ro1">
          <table:table-cell table:formula="of:= 1+[.A1966]" office:value-type="float" office:value="1967" calcext:value-type="float">
            <text:p>1967</text:p>
          </table:table-cell>
          <table:table-cell office:value-type="float" office:value="-2028" calcext:value-type="float">
            <text:p>-2028</text:p>
          </table:table-cell>
        </table:table-row>
        <table:table-row table:style-name="ro1">
          <table:table-cell table:formula="of:= 1+[.A1967]" office:value-type="float" office:value="1968" calcext:value-type="float">
            <text:p>196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68]" office:value-type="float" office:value="1969" calcext:value-type="float">
            <text:p>196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69]" office:value-type="float" office:value="1970" calcext:value-type="float">
            <text:p>1970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970]" office:value-type="float" office:value="1971" calcext:value-type="float">
            <text:p>1971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table:formula="of:= 1+[.A1971]" office:value-type="float" office:value="1972" calcext:value-type="float">
            <text:p>197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72]" office:value-type="float" office:value="1973" calcext:value-type="float">
            <text:p>1973</text:p>
          </table:table-cell>
          <table:table-cell office:value-type="float" office:value="-589" calcext:value-type="float">
            <text:p>-589</text:p>
          </table:table-cell>
        </table:table-row>
        <table:table-row table:style-name="ro1">
          <table:table-cell table:formula="of:= 1+[.A1973]" office:value-type="float" office:value="1974" calcext:value-type="float">
            <text:p>197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74]" office:value-type="float" office:value="1975" calcext:value-type="float">
            <text:p>197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75]" office:value-type="float" office:value="1976" calcext:value-type="float">
            <text:p>197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976]" office:value-type="float" office:value="1977" calcext:value-type="float">
            <text:p>197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77]" office:value-type="float" office:value="1978" calcext:value-type="float">
            <text:p>197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78]" office:value-type="float" office:value="1979" calcext:value-type="float">
            <text:p>197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79]" office:value-type="float" office:value="1980" calcext:value-type="float">
            <text:p>198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80]" office:value-type="float" office:value="1981" calcext:value-type="float">
            <text:p>198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81]" office:value-type="float" office:value="1982" calcext:value-type="float">
            <text:p>198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82]" office:value-type="float" office:value="1983" calcext:value-type="float">
            <text:p>198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83]" office:value-type="float" office:value="1984" calcext:value-type="float">
            <text:p>1984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84]" office:value-type="float" office:value="1985" calcext:value-type="float">
            <text:p>198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table:formula="of:= 1+[.A1985]" office:value-type="float" office:value="1986" calcext:value-type="float">
            <text:p>198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86]" office:value-type="float" office:value="1987" calcext:value-type="float">
            <text:p>1987</text:p>
          </table:table-cell>
          <table:table-cell office:value-type="float" office:value="-1007" calcext:value-type="float">
            <text:p>-1007</text:p>
          </table:table-cell>
        </table:table-row>
        <table:table-row table:style-name="ro1">
          <table:table-cell table:formula="of:= 1+[.A1987]" office:value-type="float" office:value="1988" calcext:value-type="float">
            <text:p>198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88]" office:value-type="float" office:value="1989" calcext:value-type="float">
            <text:p>198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89]" office:value-type="float" office:value="1990" calcext:value-type="float">
            <text:p>1990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90]" office:value-type="float" office:value="1991" calcext:value-type="float">
            <text:p>199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91]" office:value-type="float" office:value="1992" calcext:value-type="float">
            <text:p>1992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92]" office:value-type="float" office:value="1993" calcext:value-type="float">
            <text:p>1993</text:p>
          </table:table-cell>
          <table:table-cell office:value-type="float" office:value="-187" calcext:value-type="float">
            <text:p>-187</text:p>
          </table:table-cell>
        </table:table-row>
        <table:table-row table:style-name="ro1">
          <table:table-cell table:formula="of:= 1+[.A1993]" office:value-type="float" office:value="1994" calcext:value-type="float">
            <text:p>1994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table:formula="of:= 1+[.A1994]" office:value-type="float" office:value="1995" calcext:value-type="float">
            <text:p>199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95]" office:value-type="float" office:value="1996" calcext:value-type="float">
            <text:p>1996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96]" office:value-type="float" office:value="1997" calcext:value-type="float">
            <text:p>199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formula="of:= 1+[.A1997]" office:value-type="float" office:value="1998" calcext:value-type="float">
            <text:p>1998</text:p>
          </table:table-cell>
          <table:table-cell office:value-type="float" office:value="-2048" calcext:value-type="float">
            <text:p>-2048</text:p>
          </table:table-cell>
        </table:table-row>
        <table:table-row table:style-name="ro1">
          <table:table-cell table:formula="of:= 1+[.A1998]" office:value-type="float" office:value="1999" calcext:value-type="float">
            <text:p>1999</text:p>
          </table:table-cell>
          <table:table-cell office:value-type="float" office:value="2047" calcext:value-type="float">
            <text:p>20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7T12:16:34.803922610</dc:date>
    <meta:editing-duration>PT5M40S</meta:editing-duration>
    <meta:editing-cycles>2</meta:editing-cycles>
    <meta:generator>LibreOffice/4.3.3.2$Linux_x86 LibreOffice_project/430m0$Build-2</meta:generator>
    <meta:document-statistic meta:table-count="1" meta:cell-count="39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10" loext:regression-extrapolate-forward="0" loext:regression-extrapolate-backward="0" loext:regression-force-intercept="false" loext:regression-intercept-value="0" chart:regression-type="moving-average"/>
      <style:graphic-properties svg:stroke-width="0.102cm" svg:stroke-color="#c5000b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9.113cm" svg:height="29.684cm" xlink:href=".." xlink:type="simple" chart:class="chart:scatter" chart:style-name="ch1">
        <chart:legend chart:legend-position="end" svg:x="43.509cm" svg:y="14.294cm" style:legend-expansion="high" chart:style-name="ch2"/>
        <chart:plot-area chart:style-name="ch3" table:cell-range-address="rawCurrent.A1:rawCurrent.B500" svg:x="0.982cm" svg:y="0.593cm" svg:width="41.545cm" svg:height="28.498cm">
          <chartooo:coordinate-region svg:x="2.08cm" svg:y="0.793cm" svg:width="40.167cm" svg:height="28.0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wCurrent.B1:rawCurrent.B500" chart:class="chart:scatter">
            <chart:domain table:cell-range-address="rawCurrent.A1:rawCurrent.A500"/>
            <chart:regression-curve chart:style-name="ch7"/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awCurrent.A1:rawCurrent.A500</svg:desc>
                </draw:g>
              </table:table-cell>
              <table:table-cell office:value-type="float" office:value="8">
                <text:p>8</text:p>
                <draw:g>
                  <svg:desc>rawCurrent.B1:rawCurrent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714">
                <text:p>-7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852">
                <text:p>-8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303">
                <text:p>-3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703">
                <text:p>-7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1015">
                <text:p>-10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-366">
                <text:p>-3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2046">
                <text:p>-20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399">
                <text:p>-3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-2046">
                <text:p>-20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831">
                <text:p>-8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-1225">
                <text:p>-12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-2041">
                <text:p>-20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-1546">
                <text:p>-15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-991">
                <text:p>-9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-1144">
                <text:p>-11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-706">
                <text:p>-7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-2039">
                <text:p>-20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-2045">
                <text:p>-20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-877">
                <text:p>-8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-1279">
                <text:p>-12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-711">
                <text:p>-7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-1419">
                <text:p>-14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-351">
                <text:p>-3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-2045">
                <text:p>-20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-2042">
                <text:p>-20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-269">
                <text:p>-2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-1115">
                <text:p>-11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-953">
                <text:p>-9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-2048">
                <text:p>-204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-2047">
                <text:p>-2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